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4.069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3.676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4.902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3.838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857cm"/>
    </style:style>
    <style:style style:name="co23" style:family="table-column">
      <style:table-column-properties fo:break-before="auto" style:column-width="0.489cm"/>
    </style:style>
    <style:style style:name="co24" style:family="table-column">
      <style:table-column-properties fo:break-before="auto" style:column-width="0.672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1.857cm"/>
    </style:style>
    <style:style style:name="co27" style:family="table-column">
      <style:table-column-properties fo:break-before="auto" style:column-width="4.711cm"/>
    </style:style>
    <style:style style:name="co28" style:family="table-column">
      <style:table-column-properties fo:break-before="auto" style:column-width="2.252cm"/>
    </style:style>
    <style:style style:name="co29" style:family="table-column">
      <style:table-column-properties fo:break-before="auto" style:column-width="2.94cm"/>
    </style:style>
    <style:style style:name="co30" style:family="table-column">
      <style:table-column-properties fo:break-before="auto" style:column-width="3.567cm"/>
    </style:style>
    <style:style style:name="co31" style:family="table-column">
      <style:table-column-properties fo:break-before="auto" style:column-width="2.173cm"/>
    </style:style>
    <style:style style:name="co32" style:family="table-column">
      <style:table-column-properties fo:break-before="auto" style:column-width="5.2cm"/>
    </style:style>
    <style:style style:name="co33" style:family="table-column">
      <style:table-column-properties fo:break-before="auto" style:column-width="4.819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 style:data-style-name="N10061"/>
    <style:style style:name="ce3" style:family="table-cell" style:parent-style-name="Default" style:data-style-name="N1006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60"/>
    <style:style style:name="ce5" style:family="table-cell" style:parent-style-name="Default" style:data-style-name="N10061">
      <style:table-cell-properties fo:background-color="#00dcff"/>
    </style:style>
    <style:style style:name="ce6" style:family="table-cell" style:parent-style-name="Default" style:data-style-name="N108"/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08">
      <style:table-cell-properties fo:border="none"/>
    </style:style>
    <style:style style:name="ce11" style:family="table-cell" style:parent-style-name="Default" style:data-style-name="N2">
      <style:table-cell-properties fo:background-color="#00dcff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61"/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061">
      <style:table-cell-properties fo:background-color="#ffff00"/>
    </style:style>
    <style:style style:name="ce19" style:family="table-cell" style:parent-style-name="Default" style:data-style-name="N60">
      <style:table-cell-properties fo:background-color="#ffff00"/>
    </style:style>
  </office:automatic-styles>
  <office:body>
    <office:spreadsheet>
      <table:table table:name="m=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8"/>
        <table:table-column table:style-name="co13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2" table:default-cell-style-name="ce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0" table:default-cell-style-name="Default"/>
        <table:table-row table:style-name="ro1">
          <table:table-cell office:value-type="string" calcext:value-type="string">
            <text:p>Transformation (Texture)</text:p>
          </table:table-cell>
          <table:table-cell table:number-columns-repeated="5"/>
          <table:table-cell office:value-type="string" calcext:value-type="string">
            <text:p>Performance Mittel von 10 Durchläufen</text:p>
          </table:table-cell>
          <table:table-cell table:number-columns-repeated="3"/>
          <table:table-cell office:value-type="string" calcext:value-type="string">
            <text:p>M=6</text:p>
          </table:table-cell>
          <table:table-cell/>
          <table:table-cell table:number-columns-repeated="2" office:value-type="string" calcext:value-type="string">
            <text:p>M=6</text:p>
          </table:table-cell>
          <table:table-cell/>
          <table:table-cell office:value-type="string" calcext:value-type="string">
            <text:p>M=12</text:p>
          </table:table-cell>
          <table:table-cell/>
          <table:table-cell table:number-columns-repeated="2" office:value-type="string" calcext:value-type="string">
            <text:p>M=12</text:p>
          </table:table-cell>
          <table:table-cell/>
          <table:table-cell table:number-columns-repeated="2" office:value-type="string" calcext:value-type="string">
            <text:p>M=6</text:p>
          </table:table-cell>
          <table:table-cell table:number-columns-repeated="2" office:value-type="string" calcext:value-type="string">
            <text:p>M=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G_PS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readDim.x</text:p>
          </table:table-cell>
          <table:table-cell office:value-type="string" calcext:value-type="string">
            <text:p>ThreadDim.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l_N</text:p>
          </table:table-cell>
          <table:table-cell/>
          <table:table-cell office:value-type="string" calcext:value-type="string">
            <text:p>CUNDFT</text:p>
          </table:table-cell>
          <table:table-cell/>
          <table:table-cell office:value-type="string" calcext:value-type="string">
            <text:p>NFFT</text:p>
          </table:table-cell>
          <table:table-cell/>
          <table:table-cell office:value-type="string" calcext:value-type="string">
            <text:p>CUNFFT</text:p>
          </table:table-cell>
          <table:table-cell office:value-type="string" calcext:value-type="string">
            <text:p>Penality factor (NFFT/CUNFFT)</text:p>
          </table:table-cell>
          <table:table-cell/>
          <table:table-cell office:value-type="string" calcext:value-type="string">
            <text:p>NFFT</text:p>
          </table:table-cell>
          <table:table-cell/>
          <table:table-cell office:value-type="string" calcext:value-type="string">
            <text:p>CUNFFT</text:p>
          </table:table-cell>
          <table:table-cell office:value-type="string" calcext:value-type="string">
            <text:p>Penality factor (NFFT/CUNFFT)</text:p>
          </table:table-cell>
          <table:table-cell/>
          <table:table-cell office:value-type="string" calcext:value-type="string">
            <text:p>Error CUNDFT/CUNFFT</text:p>
          </table:table-cell>
          <table:table-cell office:value-type="string" calcext:value-type="string">
            <text:p>Error NFFT/CUNFFT</text:p>
          </table:table-cell>
          <table:table-cell office:value-type="string" calcext:value-type="string">
            <text:p>Error CUNDFT/CUNFFT</text:p>
          </table:table-cell>
          <table:table-cell office:value-type="string" calcext:value-type="string">
            <text:p>Error NFFT/CUNFFT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43738" calcext:value-type="float">
            <text:p>4.37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097584" calcext:value-type="float">
            <text:p>9.76E-06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1879" calcext:value-type="float">
            <text:p>1.19E-04</text:p>
          </table:table-cell>
          <table:table-cell table:style-name="ce6" table:formula="of:=([.K3]/[.M3])" office:value-type="float" office:value="0.0821483289839212" calcext:value-type="float">
            <text:p>(0,08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010674" calcext:value-type="float">
            <text:p>1.07E-05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2136" calcext:value-type="float">
            <text:p>1.21E-04</text:p>
          </table:table-cell>
          <table:table-cell table:style-name="ce6" table:formula="of:=[.P3]/[.R3]" office:value-type="float" office:value="0.0879531970995386" calcext:value-type="float">
            <text:p>(0,09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77764" calcext:value-type="float">
            <text:p>7,78E-007</text:p>
          </table:table-cell>
          <table:table-cell table:style-name="ce15" office:value-type="float" office:value="0.000000059551" calcext:value-type="float">
            <text:p>5,96E-08</text:p>
          </table:table-cell>
          <table:table-cell table:style-name="ce15" office:value-type="float" office:value="0.0000000000024275" calcext:value-type="float">
            <text:p>2,43E-12</text:p>
          </table:table-cell>
          <table:table-cell table:style-name="ce15" office:value-type="float" office:value="0.000000000000095849" calcext:value-type="float">
            <text:p>9,58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65517" calcext:value-type="float">
            <text:p>6.55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14173" calcext:value-type="float">
            <text:p>1.42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214" calcext:value-type="float">
            <text:p>1.21E-04</text:p>
          </table:table-cell>
          <table:table-cell table:style-name="ce6" table:formula="of:=([.K4]/[.M4])" office:value-type="float" office:value="0.11674629324547" calcext:value-type="float">
            <text:p>(0,12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015152" calcext:value-type="float">
            <text:p>1.52E-05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2155" calcext:value-type="float">
            <text:p>1.22E-04</text:p>
          </table:table-cell>
          <table:table-cell table:style-name="ce6" table:formula="of:=[.P4]/[.R4]" office:value-type="float" office:value="0.124656519950638" calcext:value-type="float">
            <text:p>(0,1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7762" calcext:value-type="float">
            <text:p>2,78E-007</text:p>
          </table:table-cell>
          <table:table-cell table:style-name="ce15" office:value-type="float" office:value="0.0000000067202" calcext:value-type="float">
            <text:p>6,72E-09</text:p>
          </table:table-cell>
          <table:table-cell table:style-name="ce15" office:value-type="float" office:value="0.00000000000054464" calcext:value-type="float">
            <text:p>5,45E-13</text:p>
          </table:table-cell>
          <table:table-cell table:style-name="ce15" office:value-type="float" office:value="0.000000000000022444" calcext:value-type="float">
            <text:p>2,24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0978" calcext:value-type="float">
            <text:p>1.10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21955" calcext:value-type="float">
            <text:p>2.20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2666" calcext:value-type="float">
            <text:p>1.27E-04</text:p>
          </table:table-cell>
          <table:table-cell table:style-name="ce6" table:formula="of:=([.K5]/[.M5])" office:value-type="float" office:value="0.173338070424759" calcext:value-type="float">
            <text:p>(0,17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023911" calcext:value-type="float">
            <text:p>2.39E-05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2369" calcext:value-type="float">
            <text:p>1.24E-04</text:p>
          </table:table-cell>
          <table:table-cell table:style-name="ce6" table:formula="of:=[.P5]/[.R5]" office:value-type="float" office:value="0.193313929986256" calcext:value-type="float">
            <text:p>(0,19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88012" calcext:value-type="float">
            <text:p>8,80E-007</text:p>
          </table:table-cell>
          <table:table-cell table:style-name="ce15" office:value-type="float" office:value="0.000000065842" calcext:value-type="float">
            <text:p>6,58E-08</text:p>
          </table:table-cell>
          <table:table-cell table:style-name="ce15" office:value-type="float" office:value="0.0000000000015995" calcext:value-type="float">
            <text:p>1,60E-12</text:p>
          </table:table-cell>
          <table:table-cell table:style-name="ce15" office:value-type="float" office:value="0.000000000000051768" calcext:value-type="float">
            <text:p>5,18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1282" calcext:value-type="float">
            <text:p>2.13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36392" calcext:value-type="float">
            <text:p>3.64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2827" calcext:value-type="float">
            <text:p>1.28E-04</text:p>
          </table:table-cell>
          <table:table-cell table:style-name="ce6" table:formula="of:=([.K6]/[.M6])" office:value-type="float" office:value="0.283714040695408" calcext:value-type="float">
            <text:p>(0,28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04041" calcext:value-type="float">
            <text:p>4.04E-05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2824" calcext:value-type="float">
            <text:p>1.28E-04</text:p>
          </table:table-cell>
          <table:table-cell table:style-name="ce6" table:formula="of:=[.P6]/[.R6]" office:value-type="float" office:value="0.315112289457268" calcext:value-type="float">
            <text:p>(0,3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18425" calcext:value-type="float">
            <text:p>1,84E-007</text:p>
          </table:table-cell>
          <table:table-cell table:style-name="ce15" office:value-type="float" office:value="0.0000000071115" calcext:value-type="float">
            <text:p>7,11E-09</text:p>
          </table:table-cell>
          <table:table-cell table:style-name="ce15" office:value-type="float" office:value="0.00000000000037551" calcext:value-type="float">
            <text:p>3,76E-13</text:p>
          </table:table-cell>
          <table:table-cell table:style-name="ce15" office:value-type="float" office:value="0.000000000000038545" calcext:value-type="float">
            <text:p>3,85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6584" calcext:value-type="float">
            <text:p>5.66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62532" calcext:value-type="float">
            <text:p>6.25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3252" calcext:value-type="float">
            <text:p>1.33E-04</text:p>
          </table:table-cell>
          <table:table-cell table:style-name="ce6" table:formula="of:=([.K7]/[.M7])" office:value-type="float" office:value="0.471868397223061" calcext:value-type="float">
            <text:p>(0,47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070522" calcext:value-type="float">
            <text:p>7.05E-05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359" calcext:value-type="float">
            <text:p>1.36E-04</text:p>
          </table:table-cell>
          <table:table-cell table:style-name="ce6" table:formula="of:=[.P7]/[.R7]" office:value-type="float" office:value="0.518925680647535" calcext:value-type="float">
            <text:p>(0,5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523" calcext:value-type="float">
            <text:p>2,52E-007</text:p>
          </table:table-cell>
          <table:table-cell table:style-name="ce15" office:value-type="float" office:value="0.000000032743" calcext:value-type="float">
            <text:p>3,27E-08</text:p>
          </table:table-cell>
          <table:table-cell table:style-name="ce15" office:value-type="float" office:value="0.00000000000050695" calcext:value-type="float">
            <text:p>5,07E-13</text:p>
          </table:table-cell>
          <table:table-cell table:style-name="ce15" office:value-type="float" office:value="0.000000000000029403" calcext:value-type="float">
            <text:p>2,94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1107" calcext:value-type="float">
            <text:p>1.11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166" calcext:value-type="float">
            <text:p>1.17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3611" calcext:value-type="float">
            <text:p>1.36E-04</text:p>
          </table:table-cell>
          <table:table-cell table:style-name="ce6" table:formula="of:=([.K8]/[.M8])" office:value-type="float" office:value="0.856660054367791" calcext:value-type="float">
            <text:p>(0,86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21641" calcext:value-type="float">
            <text:p>2.16E-04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7329" calcext:value-type="float">
            <text:p>1.73E-04</text:p>
          </table:table-cell>
          <table:table-cell table:style-name="ce6" table:formula="of:=[.P8]/[.R8]" office:value-type="float" office:value="1.24883143862889" calcext:value-type="float">
            <text:p>(1,2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2928" calcext:value-type="float">
            <text:p>2,29E-007</text:p>
          </table:table-cell>
          <table:table-cell table:style-name="ce15" office:value-type="float" office:value="0.000000014793" calcext:value-type="float">
            <text:p>1,48E-08</text:p>
          </table:table-cell>
          <table:table-cell table:style-name="ce15" office:value-type="float" office:value="0.0000000000004491" calcext:value-type="float">
            <text:p>4,49E-13</text:p>
          </table:table-cell>
          <table:table-cell table:style-name="ce15" office:value-type="float" office:value="0.000000000000016772" calcext:value-type="float">
            <text:p>1,68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007" calcext:value-type="float">
            <text:p>2.20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22317" calcext:value-type="float">
            <text:p>2.23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4947" calcext:value-type="float">
            <text:p>1.49E-04</text:p>
          </table:table-cell>
          <table:table-cell table:style-name="ce6" table:formula="of:=([.K9]/[.M9])" office:value-type="float" office:value="1.49307553355188" calcext:value-type="float">
            <text:p>(1,49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52039" calcext:value-type="float">
            <text:p>5.20E-04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20764" calcext:value-type="float">
            <text:p>2.08E-04</text:p>
          </table:table-cell>
          <table:table-cell table:style-name="ce6" table:formula="of:=[.P9]/[.R9]" office:value-type="float" office:value="2.50621267578501" calcext:value-type="float">
            <text:p>(2,5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6928" calcext:value-type="float">
            <text:p>2,69E-007</text:p>
          </table:table-cell>
          <table:table-cell table:style-name="ce15" office:value-type="float" office:value="0.0000000055263" calcext:value-type="float">
            <text:p>5,53E-09</text:p>
          </table:table-cell>
          <table:table-cell table:style-name="ce15" office:value-type="float" office:value="0.00000000000048742" calcext:value-type="float">
            <text:p>4,87E-13</text:p>
          </table:table-cell>
          <table:table-cell table:style-name="ce15" office:value-type="float" office:value="0.000000000000031144" calcext:value-type="float">
            <text:p>3,11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87028" calcext:value-type="float">
            <text:p>8.70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52733" calcext:value-type="float">
            <text:p>5.27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5695" calcext:value-type="float">
            <text:p>1.57E-04</text:p>
          </table:table-cell>
          <table:table-cell table:style-name="ce6" table:formula="of:=([.K10]/[.M10])" office:value-type="float" office:value="3.35985982797069" calcext:value-type="float">
            <text:p>(3,36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52891" calcext:value-type="float">
            <text:p>5.29E-04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5906" calcext:value-type="float">
            <text:p>1.59E-04</text:p>
          </table:table-cell>
          <table:table-cell table:style-name="ce6" table:formula="of:=[.P10]/[.R10]" office:value-type="float" office:value="3.32522318621904" calcext:value-type="float">
            <text:p>(3,3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53235" calcext:value-type="float">
            <text:p>5,32E-007</text:p>
          </table:table-cell>
          <table:table-cell table:style-name="ce15" office:value-type="float" office:value="0.000000015271" calcext:value-type="float">
            <text:p>1,53E-08</text:p>
          </table:table-cell>
          <table:table-cell table:style-name="ce15" office:value-type="float" office:value="0.00000000000091601" calcext:value-type="float">
            <text:p>9,16E-13</text:p>
          </table:table-cell>
          <table:table-cell table:style-name="ce15" office:value-type="float" office:value="0.00000000000001542" calcext:value-type="float">
            <text:p>1,54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6034" calcext:value-type="float">
            <text:p>2.60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94944" calcext:value-type="float">
            <text:p>9.49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7435" calcext:value-type="float">
            <text:p>1.74E-04</text:p>
          </table:table-cell>
          <table:table-cell table:style-name="ce6" table:formula="of:=([.K11]/[.M11])" office:value-type="float" office:value="5.44559793518784" calcext:value-type="float">
            <text:p>(5,45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10869" calcext:value-type="float">
            <text:p>1.09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18174" calcext:value-type="float">
            <text:p>1.82E-04</text:p>
          </table:table-cell>
          <table:table-cell table:style-name="ce6" table:formula="of:=[.P11]/[.R11]" office:value-type="float" office:value="5.98052162429845" calcext:value-type="float">
            <text:p>(5,98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52429" calcext:value-type="float">
            <text:p>5,24E-007</text:p>
          </table:table-cell>
          <table:table-cell table:style-name="ce15" office:value-type="float" office:value="0.000000025236" calcext:value-type="float">
            <text:p>2,52E-08</text:p>
          </table:table-cell>
          <table:table-cell table:style-name="ce15" office:value-type="float" office:value="0.00000000000087835" calcext:value-type="float">
            <text:p>8,78E-13</text:p>
          </table:table-cell>
          <table:table-cell table:style-name="ce15" office:value-type="float" office:value="0.000000000000034169" calcext:value-type="float">
            <text:p>3,42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86644" calcext:value-type="float">
            <text:p>8.66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19595" calcext:value-type="float">
            <text:p>1.96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44793" calcext:value-type="float">
            <text:p>4.48E-04</text:p>
          </table:table-cell>
          <table:table-cell table:style-name="ce6" table:formula="of:=([.K12]/[.M12])" office:value-type="float" office:value="4.37456745473623" calcext:value-type="float">
            <text:p>(4,37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22212" calcext:value-type="float">
            <text:p>2.22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4453" calcext:value-type="float">
            <text:p>4.45E-04</text:p>
          </table:table-cell>
          <table:table-cell table:style-name="ce6" table:formula="of:=[.P12]/[.R12]" office:value-type="float" office:value="4.98809791152032" calcext:value-type="float">
            <text:p>(4,99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8199" calcext:value-type="float">
            <text:p>2,82E-007</text:p>
          </table:table-cell>
          <table:table-cell table:style-name="ce15" office:value-type="float" office:value="0.00000001104" calcext:value-type="float">
            <text:p>1,10E-08</text:p>
          </table:table-cell>
          <table:table-cell table:style-name="ce15" office:value-type="float" office:value="0.00000000000050445" calcext:value-type="float">
            <text:p>5,04E-13</text:p>
          </table:table-cell>
          <table:table-cell table:style-name="ce15" office:value-type="float" office:value="0.000000000000016166" calcext:value-type="float">
            <text:p>1,62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4625" calcext:value-type="float">
            <text:p>3.46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39302" calcext:value-type="float">
            <text:p>3.93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30243" calcext:value-type="float">
            <text:p>3.02E-04</text:p>
          </table:table-cell>
          <table:table-cell table:style-name="ce6" table:formula="of:=([.K13]/[.M13])" office:value-type="float" office:value="12.9954038951162" calcext:value-type="float">
            <text:p>(13,00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45966" calcext:value-type="float">
            <text:p>4.60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34586" calcext:value-type="float">
            <text:p>3.46E-04</text:p>
          </table:table-cell>
          <table:table-cell table:style-name="ce6" table:formula="of:=[.P13]/[.R13]" office:value-type="float" office:value="13.2903486960042" calcext:value-type="float">
            <text:p>(13,29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783" calcext:value-type="float">
            <text:p>2,78E-007</text:p>
          </table:table-cell>
          <table:table-cell table:style-name="ce15" office:value-type="float" office:value="0.000000014619" calcext:value-type="float">
            <text:p>1,46E-08</text:p>
          </table:table-cell>
          <table:table-cell table:style-name="ce15" office:value-type="float" office:value="0.0000000000004766" calcext:value-type="float">
            <text:p>4,77E-13</text:p>
          </table:table-cell>
          <table:table-cell table:style-name="ce15" office:value-type="float" office:value="0.000000000000020327" calcext:value-type="float">
            <text:p>2,03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3153" calcext:value-type="float">
            <text:p>1.32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82013" calcext:value-type="float">
            <text:p>8.20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79287" calcext:value-type="float">
            <text:p>7.93E-04</text:p>
          </table:table-cell>
          <table:table-cell table:style-name="ce6" table:formula="of:=([.K14]/[.M14])" office:value-type="float" office:value="10.3438142444537" calcext:value-type="float">
            <text:p>(10,34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95585" calcext:value-type="float">
            <text:p>9.56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91588" calcext:value-type="float">
            <text:p>9.16E-04</text:p>
          </table:table-cell>
          <table:table-cell table:style-name="ce6" table:formula="of:=[.P14]/[.R14]" office:value-type="float" office:value="10.4364108835219" calcext:value-type="float">
            <text:p>(10,44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7649" calcext:value-type="float">
            <text:p>1,76E-006</text:p>
          </table:table-cell>
          <table:table-cell table:style-name="ce15" office:value-type="float" office:value="0.000000020214" calcext:value-type="float">
            <text:p>2,02E-08</text:p>
          </table:table-cell>
          <table:table-cell table:style-name="ce15" office:value-type="float" office:value="0.0000000000031775" calcext:value-type="float">
            <text:p>3,18E-12</text:p>
          </table:table-cell>
          <table:table-cell table:style-name="ce15" office:value-type="float" office:value="0.000000000000083515" calcext:value-type="float">
            <text:p>8,35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5.1224" calcext:value-type="float">
            <text:p>5.12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17462" calcext:value-type="float">
            <text:p>1.75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11855" calcext:value-type="float">
            <text:p>1.19E-03</text:p>
          </table:table-cell>
          <table:table-cell table:style-name="ce6" table:formula="of:=([.K15]/[.M15])" office:value-type="float" office:value="14.7296499367356" calcext:value-type="float">
            <text:p>(14,73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20217" calcext:value-type="float">
            <text:p>2.02E-02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15612" calcext:value-type="float">
            <text:p>1.56E-03</text:p>
          </table:table-cell>
          <table:table-cell table:style-name="ce6" table:formula="of:=[.P15]/[.R15]" office:value-type="float" office:value="12.9496541122214" calcext:value-type="float">
            <text:p>(12,9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5926" calcext:value-type="float">
            <text:p>2,59E-007</text:p>
          </table:table-cell>
          <table:table-cell table:style-name="ce15" office:value-type="float" office:value="0.000000019167" calcext:value-type="float">
            <text:p>1,92E-08</text:p>
          </table:table-cell>
          <table:table-cell table:style-name="ce15" office:value-type="float" office:value="0.00000000000059374" calcext:value-type="float">
            <text:p>5,94E-13</text:p>
          </table:table-cell>
          <table:table-cell table:style-name="ce15" office:value-type="float" office:value="0.000000000000025834" calcext:value-type="float">
            <text:p>2,58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0.499" calcext:value-type="float">
            <text:p>2.05E+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37103" calcext:value-type="float">
            <text:p>3.71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20941" calcext:value-type="float">
            <text:p>2.09E-03</text:p>
          </table:table-cell>
          <table:table-cell table:style-name="ce6" table:formula="of:=([.K16]/[.M16])" office:value-type="float" office:value="17.7178740270283" calcext:value-type="float">
            <text:p>(17,72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43213" calcext:value-type="float">
            <text:p>4.32E-02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29899" calcext:value-type="float">
            <text:p>2.99E-03</text:p>
          </table:table-cell>
          <table:table-cell table:style-name="ce6" table:formula="of:=[.P16]/[.R16]" office:value-type="float" office:value="14.4529917388541" calcext:value-type="float">
            <text:p>(14,4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28925" calcext:value-type="float">
            <text:p>2,89E-007</text:p>
          </table:table-cell>
          <table:table-cell table:style-name="ce15" office:value-type="float" office:value="0.0000000073111" calcext:value-type="float">
            <text:p>7,31E-09</text:p>
          </table:table-cell>
          <table:table-cell table:style-name="ce15" office:value-type="float" office:value="0.0000000000013056" calcext:value-type="float">
            <text:p>1,31E-12</text:p>
          </table:table-cell>
          <table:table-cell table:style-name="ce15" office:value-type="float" office:value="0.000000000000020127" calcext:value-type="float">
            <text:p>2,01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79951" calcext:value-type="float">
            <text:p>8.00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67499" calcext:value-type="float">
            <text:p>6.75E-03</text:p>
          </table:table-cell>
          <table:table-cell table:style-name="ce6" table:formula="of:=([.K17]/[.M17])" office:value-type="float" office:value="11.8447680706381" calcext:value-type="float">
            <text:p>(11,84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9343" calcext:value-type="float">
            <text:p>9.34E-02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82304" calcext:value-type="float">
            <text:p>8.23E-03</text:p>
          </table:table-cell>
          <table:table-cell table:style-name="ce6" table:formula="of:=[.P17]/[.R17]" office:value-type="float" office:value="11.351817651633" calcext:value-type="float">
            <text:p>(11,35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5" office:value-type="float" office:value="0.000000018138" calcext:value-type="float">
            <text:p>1,81E-08</text:p>
          </table:table-cell>
          <table:table-cell table:style-name="ce15"/>
          <table:table-cell table:style-name="ce15" office:value-type="float" office:value="0.00000000000001973" calcext:value-type="float">
            <text:p>1,97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2055" calcext:value-type="float">
            <text:p>2.06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80153" calcext:value-type="float">
            <text:p>8.02E-03</text:p>
          </table:table-cell>
          <table:table-cell table:style-name="ce6" table:formula="of:=([.K18]/[.M18])" office:value-type="float" office:value="25.638466432947" calcext:value-type="float">
            <text:p>(25,64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25286" calcext:value-type="float">
            <text:p>2.53E-01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12145" calcext:value-type="float">
            <text:p>1.21E-02</text:p>
          </table:table-cell>
          <table:table-cell table:style-name="ce6" table:formula="of:=[.P18]/[.R18]" office:value-type="float" office:value="20.820090572252" calcext:value-type="float">
            <text:p>(20,82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5" office:value-type="float" office:value="0.000000048136" calcext:value-type="float">
            <text:p>4,81E-08</text:p>
          </table:table-cell>
          <table:table-cell table:style-name="ce15"/>
          <table:table-cell table:style-name="ce15" office:value-type="float" office:value="0.000000000000096141" calcext:value-type="float">
            <text:p>9,61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45644" calcext:value-type="float">
            <text:p>4.56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162" calcext:value-type="float">
            <text:p>1.62E-02</text:p>
          </table:table-cell>
          <table:table-cell table:style-name="ce6" table:formula="of:=([.K19]/[.M19])" office:value-type="float" office:value="28.1753086419753" calcext:value-type="float">
            <text:p>(28,18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53416" calcext:value-type="float">
            <text:p>5.34E-01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24711" calcext:value-type="float">
            <text:p>2.47E-02</text:p>
          </table:table-cell>
          <table:table-cell table:style-name="ce6" table:formula="of:=[.P19]/[.R19]" office:value-type="float" office:value="21.6162842458824" calcext:value-type="float">
            <text:p>(21,62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5" office:value-type="float" office:value="0.000000036881" calcext:value-type="float">
            <text:p>3,69E-08</text:p>
          </table:table-cell>
          <table:table-cell table:style-name="ce15"/>
          <table:table-cell table:style-name="ce15" office:value-type="float" office:value="0.000000000000064374" calcext:value-type="float">
            <text:p>6,44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9343" calcext:value-type="float">
            <text:p>9.34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33363" calcext:value-type="float">
            <text:p>3.34E-02</text:p>
          </table:table-cell>
          <table:table-cell table:style-name="ce6" table:formula="of:=([.K20]/[.M20])" office:value-type="float" office:value="28.0040763720289" calcext:value-type="float">
            <text:p>(28,00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1.1106" calcext:value-type="float">
            <text:p>1.11E+00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53275" calcext:value-type="float">
            <text:p>5.33E-02</text:p>
          </table:table-cell>
          <table:table-cell table:style-name="ce6" table:formula="of:=[.P20]/[.R20]" office:value-type="float" office:value="20.8465509150634" calcext:value-type="float">
            <text:p>(20,85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5" office:value-type="float" office:value="0.000000067822" calcext:value-type="float">
            <text:p>6,78E-08</text:p>
          </table:table-cell>
          <table:table-cell table:style-name="ce15"/>
          <table:table-cell table:style-name="ce15" office:value-type="float" office:value="0.000000000000060119" calcext:value-type="float">
            <text:p>6,01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2.162" calcext:value-type="float">
            <text:p>2.16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10617" calcext:value-type="float">
            <text:p>1.06E-01</text:p>
          </table:table-cell>
          <table:table-cell table:style-name="ce6" table:formula="of:=([.K21]/[.M21])" office:value-type="float" office:value="20.3635678628614" calcext:value-type="float">
            <text:p>(20,36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2.4368" calcext:value-type="float">
            <text:p>2.44E+00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10319" calcext:value-type="float">
            <text:p>1.03E-01</text:p>
          </table:table-cell>
          <table:table-cell table:style-name="ce6" table:formula="of:=[.P21]/[.R21]" office:value-type="float" office:value="23.6146913460607" calcext:value-type="float">
            <text:p>(23,61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5" office:value-type="float" office:value="0.00000001805" calcext:value-type="float">
            <text:p>1,81E-08</text:p>
          </table:table-cell>
          <table:table-cell table:style-name="ce15"/>
          <table:table-cell table:style-name="ce15" office:value-type="float" office:value="0.000000000000080951" calcext:value-type="float">
            <text:p>8,10E-14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\verb|</text:p>
          </table:table-cell>
          <table:table-cell/>
          <table:table-cell office:value-type="string" calcext:value-type="string">
            <text:p>|&amp;\verb|</text:p>
          </table:table-cell>
          <table:table-cell table:style-name="ce4"/>
          <table:table-cell table:style-name="ce6" office:value-type="string" calcext:value-type="string">
            <text:p>|&amp;\verb|</text:p>
          </table:table-cell>
          <table:table-cell table:style-name="ce4"/>
          <table:table-cell table:style-name="ce6" office:value-type="string" calcext:value-type="string">
            <text:p>|&amp;\verb|</text:p>
          </table:table-cell>
          <table:table-cell table:style-name="ce4"/>
          <table:table-cell table:style-name="ce6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6" office:value-type="string" calcext:value-type="string">
            <text:p>|\\</text:p>
          </table:table-cell>
          <table:table-cell table:style-name="ce12" table:number-columns-repeated="2"/>
          <table:table-cell table:style-name="ce15" table:number-columns-repeated="2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\verb|</text:p>
          </table:table-cell>
          <table:table-cell/>
          <table:table-cell office:value-type="string" calcext:value-type="string">
            <text:p>|&amp;\verb|</text:p>
          </table:table-cell>
          <table:table-cell table:style-name="ce4"/>
          <table:table-cell table:style-name="ce6" office:value-type="string" calcext:value-type="string">
            <text:p>|&amp;\verb|</text:p>
          </table:table-cell>
          <table:table-cell table:style-name="ce4"/>
          <table:table-cell table:style-name="ce6" office:value-type="string" calcext:value-type="string">
            <text:p>|&amp;\verb|</text:p>
          </table:table-cell>
          <table:table-cell table:style-name="ce4"/>
          <table:table-cell table:style-name="ce6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6" office:value-type="string" calcext:value-type="string">
            <text:p>|\\</text:p>
          </table:table-cell>
          <table:table-cell table:style-name="ce12" table:number-columns-repeated="2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\verb|</text:p>
          </table:table-cell>
          <table:table-cell/>
          <table:table-cell office:value-type="string" calcext:value-type="string">
            <text:p>|&amp;\verb|</text:p>
          </table:table-cell>
          <table:table-cell/>
          <table:table-cell table:style-name="ce6" office:value-type="string" calcext:value-type="string">
            <text:p>|&amp;\verb|</text:p>
          </table:table-cell>
          <table:table-cell/>
          <table:table-cell table:style-name="ce6" office:value-type="string" calcext:value-type="string">
            <text:p>|&amp;\verb|</text:p>
          </table:table-cell>
          <table:table-cell/>
          <table:table-cell table:style-name="ce6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6" office:value-type="string" calcext:value-type="string">
            <text:p>|\\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2922" calcext:value-type="float">
            <text:p>1.29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063072" calcext:value-type="float">
            <text:p>6.31E-05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7611" calcext:value-type="float">
            <text:p>1.76E-04</text:p>
          </table:table-cell>
          <table:table-cell table:style-name="ce6" table:formula="of:=([.K25]/[.M25])" office:value-type="float" office:value="0.358139798989268" calcext:value-type="float">
            <text:p>(0,36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22284" calcext:value-type="float">
            <text:p>2.23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24142" calcext:value-type="float">
            <text:p>2.41E-04</text:p>
          </table:table-cell>
          <table:table-cell table:style-name="ce6" table:formula="of:=[.P25]/[.R25]" office:value-type="float" office:value="9.23038687764062" calcext:value-type="float">
            <text:p>(9,2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3019" calcext:value-type="float">
            <text:p>1,30E-006</text:p>
          </table:table-cell>
          <table:table-cell table:style-name="ce12" office:value-type="float" office:value="0.000000035572" calcext:value-type="float">
            <text:p>3,56E-008</text:p>
          </table:table-cell>
          <table:table-cell table:style-name="ce15" office:value-type="float" office:value="0.0000000000047604" calcext:value-type="float">
            <text:p>4,76E-12</text:p>
          </table:table-cell>
          <table:table-cell table:style-name="ce15" office:value-type="float" office:value="1" calcext:value-type="float">
            <text:p>1,00E+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60852" calcext:value-type="float">
            <text:p>6.09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19406" calcext:value-type="float">
            <text:p>1.94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20442" calcext:value-type="float">
            <text:p>2.04E-04</text:p>
          </table:table-cell>
          <table:table-cell table:style-name="ce6" table:formula="of:=([.K26]/[.M26])" office:value-type="float" office:value="0.94932002739458" calcext:value-type="float">
            <text:p>(0,95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39759" calcext:value-type="float">
            <text:p>3.98E-04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3289" calcext:value-type="float">
            <text:p>3.29E-04</text:p>
          </table:table-cell>
          <table:table-cell table:style-name="ce6" table:formula="of:=[.P26]/[.R26]" office:value-type="float" office:value="1.20884767406507" calcext:value-type="float">
            <text:p>(1,2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44232" calcext:value-type="float">
            <text:p>4,42E-007</text:p>
          </table:table-cell>
          <table:table-cell table:style-name="ce12" office:value-type="float" office:value="0.000000015803" calcext:value-type="float">
            <text:p>1,58E-008</text:p>
          </table:table-cell>
          <table:table-cell table:style-name="ce15" office:value-type="float" office:value="0.0000000000012333" calcext:value-type="float">
            <text:p>1,23E-12</text:p>
          </table:table-cell>
          <table:table-cell table:style-name="ce15" office:value-type="float" office:value="0.000000000000051725" calcext:value-type="float">
            <text:p>5,17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3568" calcext:value-type="float">
            <text:p>2.36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7295" calcext:value-type="float">
            <text:p>7.30E-04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21558" calcext:value-type="float">
            <text:p>2.16E-04</text:p>
          </table:table-cell>
          <table:table-cell table:style-name="ce6" table:formula="of:=([.K27]/[.M27])" office:value-type="float" office:value="3.3838946098896" calcext:value-type="float">
            <text:p>(3,38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15768" calcext:value-type="float">
            <text:p>1.58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038637" calcext:value-type="float">
            <text:p>3.86E-04</text:p>
          </table:table-cell>
          <table:table-cell table:style-name="ce6" table:formula="of:=[.P27]/[.R27]" office:value-type="float" office:value="4.08106219426974" calcext:value-type="float">
            <text:p>(4,08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49081" calcext:value-type="float">
            <text:p>4,91E-007</text:p>
          </table:table-cell>
          <table:table-cell table:style-name="ce12" office:value-type="float" office:value="0.000000040294" calcext:value-type="float">
            <text:p>4,03E-008</text:p>
          </table:table-cell>
          <table:table-cell table:style-name="ce15" office:value-type="float" office:value="0.0000000000011004" calcext:value-type="float">
            <text:p>1,10E-12</text:p>
          </table:table-cell>
          <table:table-cell table:style-name="ce15" office:value-type="float" office:value="0.000000000000016571" calcext:value-type="float">
            <text:p>1,66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7425" calcext:value-type="float">
            <text:p>2.74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30394" calcext:value-type="float">
            <text:p>3.04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037797" calcext:value-type="float">
            <text:p>3.78E-04</text:p>
          </table:table-cell>
          <table:table-cell table:style-name="ce6" table:formula="of:=([.K28]/[.M28])" office:value-type="float" office:value="8.04137894541895" calcext:value-type="float">
            <text:p>(8,04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6791" calcext:value-type="float">
            <text:p>6.79E-03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1026" calcext:value-type="float">
            <text:p>1.03E-03</text:p>
          </table:table-cell>
          <table:table-cell table:style-name="ce6" table:formula="of:=[.P28]/[.R28]" office:value-type="float" office:value="6.61890838206628" calcext:value-type="float">
            <text:p>(6,6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32933" calcext:value-type="float">
            <text:p>3,29E-007</text:p>
          </table:table-cell>
          <table:table-cell table:style-name="ce12" office:value-type="float" office:value="0.000000013387" calcext:value-type="float">
            <text:p>1,34E-008</text:p>
          </table:table-cell>
          <table:table-cell table:style-name="ce15" office:value-type="float" office:value="0.00000000000061427" calcext:value-type="float">
            <text:p>6,14E-13</text:p>
          </table:table-cell>
          <table:table-cell table:style-name="ce15" office:value-type="float" office:value="0.000000000000023301" calcext:value-type="float">
            <text:p>2,33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6319" calcext:value-type="float">
            <text:p>3.63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14768" calcext:value-type="float">
            <text:p>1.48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19142" calcext:value-type="float">
            <text:p>1.91E-03</text:p>
          </table:table-cell>
          <table:table-cell table:style-name="ce6" table:formula="of:=([.K29]/[.M29])" office:value-type="float" office:value="7.71497231219308" calcext:value-type="float">
            <text:p>(7,71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33213" calcext:value-type="float">
            <text:p>3.32E-02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46995" calcext:value-type="float">
            <text:p>4.70E-03</text:p>
          </table:table-cell>
          <table:table-cell table:style-name="ce6" table:formula="of:=[.P29]/[.R29]" office:value-type="float" office:value="7.06734759016917" calcext:value-type="float">
            <text:p>(7,07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64399" calcext:value-type="float">
            <text:p>6,44E-007</text:p>
          </table:table-cell>
          <table:table-cell table:style-name="ce12" office:value-type="float" office:value="0.000000034706" calcext:value-type="float">
            <text:p>3,47E-008</text:p>
          </table:table-cell>
          <table:table-cell table:style-name="ce15" office:value-type="float" office:value="0.0000000000011601" calcext:value-type="float">
            <text:p>1,16E-12</text:p>
          </table:table-cell>
          <table:table-cell table:style-name="ce15" office:value-type="float" office:value="0.00000000000007101" calcext:value-type="float">
            <text:p>7,10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5.3714" calcext:value-type="float">
            <text:p>5.37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66558" calcext:value-type="float">
            <text:p>6.66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84204" calcext:value-type="float">
            <text:p>8.42E-03</text:p>
          </table:table-cell>
          <table:table-cell table:style-name="ce6" table:formula="of:=([.K30]/[.M30])" office:value-type="float" office:value="7.9043750890694" calcext:value-type="float">
            <text:p>(7,90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13745" calcext:value-type="float">
            <text:p>1.37E-01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24518" calcext:value-type="float">
            <text:p>2.45E-02</text:p>
          </table:table-cell>
          <table:table-cell table:style-name="ce6" table:formula="of:=[.P30]/[.R30]" office:value-type="float" office:value="5.6060853250673" calcext:value-type="float">
            <text:p>(5,6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171" calcext:value-type="float">
            <text:p>1,17E-006</text:p>
          </table:table-cell>
          <table:table-cell table:style-name="ce12" office:value-type="float" office:value="0.000000059759" calcext:value-type="float">
            <text:p>5,98E-008</text:p>
          </table:table-cell>
          <table:table-cell table:style-name="ce15" office:value-type="float" office:value="0.0000000000019864" calcext:value-type="float">
            <text:p>1,99E-12</text:p>
          </table:table-cell>
          <table:table-cell table:style-name="ce15" office:value-type="float" office:value="0.00000000000008978" calcext:value-type="float">
            <text:p>8,98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85.377" calcext:value-type="float">
            <text:p>8.54E+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44333" calcext:value-type="float">
            <text:p>4.43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36251" calcext:value-type="float">
            <text:p>3.63E-02</text:p>
          </table:table-cell>
          <table:table-cell table:style-name="ce6" table:formula="of:=([.K31]/[.M31])" office:value-type="float" office:value="12.229455739152" calcext:value-type="float">
            <text:p>(12,23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1.0504" calcext:value-type="float">
            <text:p>1.05E+00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10987" calcext:value-type="float">
            <text:p>1.10E-01</text:p>
          </table:table-cell>
          <table:table-cell table:style-name="ce6" table:formula="of:=[.P31]/[.R31]" office:value-type="float" office:value="9.56038955128789" calcext:value-type="float">
            <text:p>(9,5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30948" calcext:value-type="float">
            <text:p>3,09E-007</text:p>
          </table:table-cell>
          <table:table-cell table:style-name="ce12" office:value-type="float" office:value="0.00000001893" calcext:value-type="float">
            <text:p>1,89E-008</text:p>
          </table:table-cell>
          <table:table-cell table:style-name="ce15" office:value-type="float" office:value="0.00000000000058742" calcext:value-type="float">
            <text:p>5,87E-13</text:p>
          </table:table-cell>
          <table:table-cell table:style-name="ce15" office:value-type="float" office:value="0.000000000000029595" calcext:value-type="float">
            <text:p>2,96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2.208" calcext:value-type="float">
            <text:p>2.21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15103" calcext:value-type="float">
            <text:p>1.51E-01</text:p>
          </table:table-cell>
          <table:table-cell table:style-name="ce6" table:formula="of:=([.K32]/[.M32])" office:value-type="float" office:value="14.6196119976164" calcext:value-type="float">
            <text:p>(14,62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5.1875" calcext:value-type="float">
            <text:p>5.19E+00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45593" calcext:value-type="float">
            <text:p>4.56E-01</text:p>
          </table:table-cell>
          <table:table-cell table:style-name="ce6" table:formula="of:=[.P32]/[.R32]" office:value-type="float" office:value="11.377843089948" calcext:value-type="float">
            <text:p>(11,38)</text:p>
          </table:table-cell>
          <table:table-cell table:style-name="ce6" office:value-type="string" calcext:value-type="string">
            <text:p>|\\</text:p>
          </table:table-cell>
          <table:table-cell table:style-name="ce13" office:value-type="string" calcext:value-type="string">
            <text:p>---</text:p>
          </table:table-cell>
          <table:table-cell table:style-name="ce12" office:value-type="float" office:value="0.000000016934" calcext:value-type="float">
            <text:p>1,69E-008</text:p>
          </table:table-cell>
          <table:table-cell table:style-name="ce15"/>
          <table:table-cell table:style-name="ce15" office:value-type="float" office:value="0.000000000000025522" calcext:value-type="float">
            <text:p>2,55E-14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\verb|</text:p>
          </table:table-cell>
          <table:table-cell/>
          <table:table-cell office:value-type="string" calcext:value-type="string">
            <text:p>|&amp;\verb|</text:p>
          </table:table-cell>
          <table:table-cell table:style-name="ce2"/>
          <table:table-cell table:style-name="ce6" office:value-type="string" calcext:value-type="string">
            <text:p>|&amp;\verb|</text:p>
          </table:table-cell>
          <table:table-cell table:style-name="ce2"/>
          <table:table-cell table:style-name="ce6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6" office:value-type="string" calcext:value-type="string">
            <text:p>|\\</text:p>
          </table:table-cell>
          <table:table-cell table:style-name="ce12" table:number-columns-repeated="2"/>
          <table:table-cell table:number-columns-repeated="1002"/>
        </table:table-row>
        <table:table-row table:style-name="ro1">
          <table:table-cell table:number-columns-repeated="5"/>
          <table:table-cell office:value-type="string" calcext:value-type="string">
            <text:p>\verb|</text:p>
          </table:table-cell>
          <table:table-cell/>
          <table:table-cell office:value-type="string" calcext:value-type="string">
            <text:p>|&amp;\verb|</text:p>
          </table:table-cell>
          <table:table-cell table:style-name="ce2"/>
          <table:table-cell table:style-name="ce6" office:value-type="string" calcext:value-type="string">
            <text:p>|&amp;\verb|</text:p>
          </table:table-cell>
          <table:table-cell table:style-name="ce2"/>
          <table:table-cell table:style-name="ce6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9" office:value-type="string" calcext:value-type="string">
            <text:p>|&amp;\verb|</text:p>
          </table:table-cell>
          <table:table-cell table:style-name="ce2"/>
          <table:table-cell table:style-name="ce6"/>
          <table:table-cell table:style-name="ce6" office:value-type="string" calcext:value-type="string">
            <text:p>|\\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2627" calcext:value-type="float">
            <text:p>1.26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38131" calcext:value-type="float">
            <text:p>3.81E-03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11821" calcext:value-type="float">
            <text:p>1.18E-03</text:p>
          </table:table-cell>
          <table:table-cell table:style-name="ce6" table:formula="of:=([.K35]/[.M35])" office:value-type="float" office:value="3.22570002537856" calcext:value-type="float">
            <text:p>(3,23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070395" calcext:value-type="float">
            <text:p>7.04E-03</text:p>
          </table:table-cell>
          <table:table-cell table:style-name="ce6" table:formula="of:=[.P35]/[.R35]" office:value-type="string" office:string-value="" calcext:value-type="error">
            <text:p>#WERT!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85199" calcext:value-type="float">
            <text:p>8,52E-007</text:p>
          </table:table-cell>
          <table:table-cell table:style-name="ce12" office:value-type="float" office:value="0.000000041618" calcext:value-type="float">
            <text:p>4,16E-008</text:p>
          </table:table-cell>
          <table:table-cell table:style-name="ce15" office:value-type="float" office:value="0.0000000000028546" calcext:value-type="float">
            <text:p>2,85E-12</text:p>
          </table:table-cell>
          <table:table-cell table:style-name="ce15" office:value-type="float" office:value="1" calcext:value-type="float">
            <text:p>1,00E+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7876" calcext:value-type="float">
            <text:p>2.79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27896" calcext:value-type="float">
            <text:p>2.79E-02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066262" calcext:value-type="float">
            <text:p>6.63E-03</text:p>
          </table:table-cell>
          <table:table-cell table:style-name="ce6" table:formula="of:=([.K36]/[.M36])" office:value-type="float" office:value="4.20995442334973" calcext:value-type="float">
            <text:p>(4,21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15437" calcext:value-type="float">
            <text:p>1.54E-01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049484" calcext:value-type="float">
            <text:p>4.95E-02</text:p>
          </table:table-cell>
          <table:table-cell table:style-name="ce6" table:formula="of:=[.P36]/[.R36]" office:value-type="float" office:value="3.11959421227063" calcext:value-type="float">
            <text:p>(3,1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4139" calcext:value-type="float">
            <text:p>4,14E-007</text:p>
          </table:table-cell>
          <table:table-cell table:style-name="ce12" office:value-type="float" office:value="0.000000020205" calcext:value-type="float">
            <text:p>2,02E-008</text:p>
          </table:table-cell>
          <table:table-cell table:style-name="ce15" office:value-type="float" office:value="0.0000000000012586" calcext:value-type="float">
            <text:p>1,26E-12</text:p>
          </table:table-cell>
          <table:table-cell table:style-name="ce15" office:value-type="float" office:value="0.000000000000039429" calcext:value-type="float">
            <text:p>3,94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3871" calcext:value-type="float">
            <text:p>1.39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26979" calcext:value-type="float">
            <text:p>2.70E-01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062574" calcext:value-type="float">
            <text:p>6.26E-02</text:p>
          </table:table-cell>
          <table:table-cell table:style-name="ce6" table:formula="of:=([.K37]/[.M37])" office:value-type="float" office:value="4.31153514239141" calcext:value-type="float">
            <text:p>(4,31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1.378" calcext:value-type="float">
            <text:p>1.38E+00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0.43764" calcext:value-type="float">
            <text:p>4.38E-01</text:p>
          </table:table-cell>
          <table:table-cell table:style-name="ce6" table:formula="of:=[.P37]/[.R37]" office:value-type="float" office:value="3.14870669957042" calcext:value-type="float">
            <text:p>(3,1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2198" calcext:value-type="float">
            <text:p>1,22E-006</text:p>
          </table:table-cell>
          <table:table-cell table:style-name="ce12" office:value-type="float" office:value="0.000000062622" calcext:value-type="float">
            <text:p>6,26E-008</text:p>
          </table:table-cell>
          <table:table-cell table:style-name="ce15" office:value-type="float" office:value="0.0000000000025168" calcext:value-type="float">
            <text:p>2,52E-12</text:p>
          </table:table-cell>
          <table:table-cell table:style-name="ce15" office:value-type="float" office:value="0.000000000000092453" calcext:value-type="float">
            <text:p>9,25E-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4.7357" calcext:value-type="float">
            <text:p>4.74E+00</text:p>
          </table:table-cell>
          <table:table-cell table:style-name="ce6" office:value-type="string" calcext:value-type="string">
            <text:p>|&amp;\verb|</text:p>
          </table:table-cell>
          <table:table-cell table:style-name="ce2" office:value-type="float" office:value="0.55892" calcext:value-type="float">
            <text:p>5.59E-01</text:p>
          </table:table-cell>
          <table:table-cell table:style-name="ce6" table:formula="of:=([.K38]/[.M38])" office:value-type="float" office:value="8.47294782795391" calcext:value-type="float">
            <text:p>(8,47)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22.116" calcext:value-type="float">
            <text:p>2.21E+01</text:p>
          </table:table-cell>
          <table:table-cell table:style-name="ce9" office:value-type="string" calcext:value-type="string">
            <text:p>|&amp;\verb|</text:p>
          </table:table-cell>
          <table:table-cell table:style-name="ce2" office:value-type="float" office:value="3.9346" calcext:value-type="float">
            <text:p>3.93E+00</text:p>
          </table:table-cell>
          <table:table-cell table:style-name="ce6" table:formula="of:=[.P38]/[.R38]" office:value-type="float" office:value="5.62090174350633" calcext:value-type="float">
            <text:p>(5,62)</text:p>
          </table:table-cell>
          <table:table-cell table:style-name="ce6" office:value-type="string" calcext:value-type="string">
            <text:p>|\\</text:p>
          </table:table-cell>
          <table:table-cell table:style-name="ce14" office:value-type="string" calcext:value-type="string">
            <text:p>---</text:p>
          </table:table-cell>
          <table:table-cell table:style-name="ce12" office:value-type="float" office:value="0.000000014253" calcext:value-type="float">
            <text:p>1,43E-008</text:p>
          </table:table-cell>
          <table:table-cell table:style-name="ce15" office:value-type="float" office:value="0.00000000000076533" calcext:value-type="float">
            <text:p>7,65E-13</text:p>
          </table:table-cell>
          <table:table-cell table:style-name="ce15" office:value-type="float" office:value="0.000000000000015617" calcext:value-type="float">
            <text:p>1,56E-14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2" table:number-columns-repeated="5"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 table:number-columns-repeated="3"/>
          <table:table-cell table:style-name="ce15" table:number-columns-repeated="2"/>
          <table:table-cell table:number-columns-repeated="1000"/>
        </table:table-row>
        <table:table-row table:style-name="ro1">
          <table:table-cell table:style-name="ce1" table:number-columns-repeated="8"/>
          <table:table-cell table:style-name="ce5" table:number-columns-repeated="5"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 table:style-name="ce11"/>
          <table:table-cell table:style-name="ce1"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.000043072" calcext:value-type="float">
            <text:p>4.31E-05</text:p>
          </table:table-cell>
          <table:table-cell table:style-name="ce2"/>
          <table:table-cell table:style-name="ce2" office:value-type="float" office:value="0.0000097345" calcext:value-type="float">
            <text:p>9.73E-06</text:p>
          </table:table-cell>
          <table:table-cell table:style-name="ce2"/>
          <table:table-cell table:style-name="ce2" office:value-type="float" office:value="0.00011852" calcext:value-type="float">
            <text:p>1.19E-04</text:p>
          </table:table-cell>
          <table:table-cell table:style-name="ce6" table:formula="of:=([.K41]/[.M41])" office:value-type="float" office:value="0.0821338170772865" calcext:value-type="float">
            <text:p>(0,08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77764" calcext:value-type="float">
            <text:p>7,78E-007</text:p>
          </table:table-cell>
          <table:table-cell table:style-name="ce12" office:value-type="float" office:value="0.000000059551" calcext:value-type="float">
            <text:p>5,96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000065795" calcext:value-type="float">
            <text:p>6.58E-05</text:p>
          </table:table-cell>
          <table:table-cell table:style-name="ce2"/>
          <table:table-cell table:style-name="ce2" office:value-type="float" office:value="0.00001403" calcext:value-type="float">
            <text:p>1.40E-05</text:p>
          </table:table-cell>
          <table:table-cell table:style-name="ce2"/>
          <table:table-cell table:style-name="ce2" office:value-type="float" office:value="0.00012113" calcext:value-type="float">
            <text:p>1.21E-04</text:p>
          </table:table-cell>
          <table:table-cell table:style-name="ce6" table:formula="of:=([.K42]/[.M42])" office:value-type="float" office:value="0.115825972096095" calcext:value-type="float">
            <text:p>(0,12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7762" calcext:value-type="float">
            <text:p>2,78E-007</text:p>
          </table:table-cell>
          <table:table-cell table:style-name="ce12" office:value-type="float" office:value="0.0000000067202" calcext:value-type="float">
            <text:p>6,72E-0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00011004" calcext:value-type="float">
            <text:p>1.10E-04</text:p>
          </table:table-cell>
          <table:table-cell table:style-name="ce2"/>
          <table:table-cell table:style-name="ce2" office:value-type="float" office:value="0.000021946" calcext:value-type="float">
            <text:p>2.19E-05</text:p>
          </table:table-cell>
          <table:table-cell table:style-name="ce2"/>
          <table:table-cell table:style-name="ce2" office:value-type="float" office:value="0.00012415" calcext:value-type="float">
            <text:p>1.24E-04</text:p>
          </table:table-cell>
          <table:table-cell table:style-name="ce6" table:formula="of:=([.K43]/[.M43])" office:value-type="float" office:value="0.176770036246476" calcext:value-type="float">
            <text:p>(0,18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88012" calcext:value-type="float">
            <text:p>8,80E-007</text:p>
          </table:table-cell>
          <table:table-cell table:style-name="ce12" office:value-type="float" office:value="0.000000065842" calcext:value-type="float">
            <text:p>6,58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00021244" calcext:value-type="float">
            <text:p>2.12E-04</text:p>
          </table:table-cell>
          <table:table-cell table:style-name="ce2"/>
          <table:table-cell table:style-name="ce2" office:value-type="float" office:value="0.000035583" calcext:value-type="float">
            <text:p>3.56E-05</text:p>
          </table:table-cell>
          <table:table-cell table:style-name="ce2"/>
          <table:table-cell table:style-name="ce2" office:value-type="float" office:value="0.00012495" calcext:value-type="float">
            <text:p>1.25E-04</text:p>
          </table:table-cell>
          <table:table-cell table:style-name="ce6" table:formula="of:=([.K44]/[.M44])" office:value-type="float" office:value="0.284777911164466" calcext:value-type="float">
            <text:p>(0,28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18425" calcext:value-type="float">
            <text:p>1,84E-007</text:p>
          </table:table-cell>
          <table:table-cell table:style-name="ce12" office:value-type="float" office:value="0.0000000071115" calcext:value-type="float">
            <text:p>7,11E-0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0.00056673" calcext:value-type="float">
            <text:p>5.67E-04</text:p>
          </table:table-cell>
          <table:table-cell table:style-name="ce2"/>
          <table:table-cell table:style-name="ce2" office:value-type="float" office:value="0.000061025" calcext:value-type="float">
            <text:p>6.10E-05</text:p>
          </table:table-cell>
          <table:table-cell table:style-name="ce2"/>
          <table:table-cell table:style-name="ce2" office:value-type="float" office:value="0.00013188" calcext:value-type="float">
            <text:p>1.32E-04</text:p>
          </table:table-cell>
          <table:table-cell table:style-name="ce6" table:formula="of:=([.K45]/[.M45])" office:value-type="float" office:value="0.46273127085229" calcext:value-type="float">
            <text:p>(0,46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523" calcext:value-type="float">
            <text:p>2,52E-007</text:p>
          </table:table-cell>
          <table:table-cell table:style-name="ce12" office:value-type="float" office:value="0.000000032743" calcext:value-type="float">
            <text:p>3,27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0.0021946" calcext:value-type="float">
            <text:p>2.19E-03</text:p>
          </table:table-cell>
          <table:table-cell table:style-name="ce2"/>
          <table:table-cell table:style-name="ce2" office:value-type="float" office:value="0.00011377" calcext:value-type="float">
            <text:p>1.14E-04</text:p>
          </table:table-cell>
          <table:table-cell table:style-name="ce2"/>
          <table:table-cell table:style-name="ce2" office:value-type="float" office:value="0.00014414" calcext:value-type="float">
            <text:p>1.44E-04</text:p>
          </table:table-cell>
          <table:table-cell table:style-name="ce6" table:formula="of:=([.K46]/[.M46])" office:value-type="float" office:value="0.789302067434439" calcext:value-type="float">
            <text:p>(0,79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2928" calcext:value-type="float">
            <text:p>2,29E-007</text:p>
          </table:table-cell>
          <table:table-cell table:style-name="ce12" office:value-type="float" office:value="0.000000014793" calcext:value-type="float">
            <text:p>1,48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0.0043709" calcext:value-type="float">
            <text:p>4.37E-03</text:p>
          </table:table-cell>
          <table:table-cell table:style-name="ce2"/>
          <table:table-cell table:style-name="ce2" office:value-type="float" office:value="0.00026019" calcext:value-type="float">
            <text:p>2.60E-04</text:p>
          </table:table-cell>
          <table:table-cell table:style-name="ce2"/>
          <table:table-cell table:style-name="ce2" office:value-type="float" office:value="0.00016435" calcext:value-type="float">
            <text:p>1.64E-04</text:p>
          </table:table-cell>
          <table:table-cell table:style-name="ce6" table:formula="of:=([.K47]/[.M47])" office:value-type="float" office:value="1.58314572558564" calcext:value-type="float">
            <text:p>(1,58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6928" calcext:value-type="float">
            <text:p>2,69E-007</text:p>
          </table:table-cell>
          <table:table-cell table:style-name="ce12" office:value-type="float" office:value="0.0000000055263" calcext:value-type="float">
            <text:p>5,53E-0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0087179" calcext:value-type="float">
            <text:p>8.72E-03</text:p>
          </table:table-cell>
          <table:table-cell table:style-name="ce2"/>
          <table:table-cell table:style-name="ce2" office:value-type="float" office:value="0.00044984" calcext:value-type="float">
            <text:p>4.50E-04</text:p>
          </table:table-cell>
          <table:table-cell table:style-name="ce2"/>
          <table:table-cell table:style-name="ce2" office:value-type="float" office:value="0.00015174" calcext:value-type="float">
            <text:p>1.52E-04</text:p>
          </table:table-cell>
          <table:table-cell table:style-name="ce6" table:formula="of:=([.K48]/[.M48])" office:value-type="float" office:value="2.96454461579017" calcext:value-type="float">
            <text:p>(2,96)</text:p>
          </table:table-cell>
          <table:table-cell table:style-name="ce10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53235" calcext:value-type="float">
            <text:p>5,32E-007</text:p>
          </table:table-cell>
          <table:table-cell table:style-name="ce12" office:value-type="float" office:value="0.000000015271" calcext:value-type="float">
            <text:p>1,53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0.034785" calcext:value-type="float">
            <text:p>3.48E-02</text:p>
          </table:table-cell>
          <table:table-cell table:style-name="ce2"/>
          <table:table-cell table:style-name="ce2" office:value-type="float" office:value="0.0010591" calcext:value-type="float">
            <text:p>1.06E-03</text:p>
          </table:table-cell>
          <table:table-cell table:style-name="ce2"/>
          <table:table-cell table:style-name="ce2" office:value-type="float" office:value="0.00019189" calcext:value-type="float">
            <text:p>1.92E-04</text:p>
          </table:table-cell>
          <table:table-cell table:style-name="ce6" table:formula="of:=([.K49]/[.M49])" office:value-type="float" office:value="5.51930793683881" calcext:value-type="float">
            <text:p>(5,52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52429" calcext:value-type="float">
            <text:p>5,24E-007</text:p>
          </table:table-cell>
          <table:table-cell table:style-name="ce12" office:value-type="float" office:value="0.000000025236" calcext:value-type="float">
            <text:p>2,52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" office:value-type="float" office:value="0.10433" calcext:value-type="float">
            <text:p>1.04E-01</text:p>
          </table:table-cell>
          <table:table-cell table:style-name="ce2"/>
          <table:table-cell table:style-name="ce2" office:value-type="float" office:value="0.0019361" calcext:value-type="float">
            <text:p>1.94E-03</text:p>
          </table:table-cell>
          <table:table-cell table:style-name="ce2"/>
          <table:table-cell table:style-name="ce2" office:value-type="float" office:value="0.00045347" calcext:value-type="float">
            <text:p>4.53E-04</text:p>
          </table:table-cell>
          <table:table-cell table:style-name="ce6" table:formula="of:=([.K50]/[.M50])" office:value-type="float" office:value="4.26952168831455" calcext:value-type="float">
            <text:p>(4,27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8199" calcext:value-type="float">
            <text:p>2,82E-007</text:p>
          </table:table-cell>
          <table:table-cell table:style-name="ce12" office:value-type="float" office:value="0.00000001104" calcext:value-type="float">
            <text:p>1,10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" office:value-type="float" office:value="0.34772" calcext:value-type="float">
            <text:p>3.48E-01</text:p>
          </table:table-cell>
          <table:table-cell table:style-name="ce2"/>
          <table:table-cell table:style-name="ce2" office:value-type="float" office:value="0.0039645" calcext:value-type="float">
            <text:p>3.96E-03</text:p>
          </table:table-cell>
          <table:table-cell table:style-name="ce2"/>
          <table:table-cell table:style-name="ce2" office:value-type="float" office:value="0.00035761" calcext:value-type="float">
            <text:p>3.58E-04</text:p>
          </table:table-cell>
          <table:table-cell table:style-name="ce6" table:formula="of:=([.K51]/[.M51])" office:value-type="float" office:value="11.0860993820083" calcext:value-type="float">
            <text:p>(11,09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783" calcext:value-type="float">
            <text:p>2,78E-007</text:p>
          </table:table-cell>
          <table:table-cell table:style-name="ce12" office:value-type="float" office:value="0.000000014619" calcext:value-type="float">
            <text:p>1,46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 office:value-type="float" office:value="1.3907" calcext:value-type="float">
            <text:p>1.39E+00</text:p>
          </table:table-cell>
          <table:table-cell table:style-name="ce2"/>
          <table:table-cell table:style-name="ce2" office:value-type="float" office:value="0.0081935" calcext:value-type="float">
            <text:p>8.19E-03</text:p>
          </table:table-cell>
          <table:table-cell table:style-name="ce2"/>
          <table:table-cell table:style-name="ce2" office:value-type="float" office:value="0.00094263" calcext:value-type="float">
            <text:p>9.43E-04</text:p>
          </table:table-cell>
          <table:table-cell table:style-name="ce6" table:formula="of:=([.K52]/[.M52])" office:value-type="float" office:value="8.69216978029555" calcext:value-type="float">
            <text:p>(8,69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17649" calcext:value-type="float">
            <text:p>1,76E-006</text:p>
          </table:table-cell>
          <table:table-cell table:style-name="ce12" office:value-type="float" office:value="0.000000020214" calcext:value-type="float">
            <text:p>2,02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5.2847" calcext:value-type="float">
            <text:p>5.28E+00</text:p>
          </table:table-cell>
          <table:table-cell table:style-name="ce2"/>
          <table:table-cell table:style-name="ce2" office:value-type="float" office:value="0.017407" calcext:value-type="float">
            <text:p>1.74E-02</text:p>
          </table:table-cell>
          <table:table-cell table:style-name="ce2"/>
          <table:table-cell table:style-name="ce2" office:value-type="float" office:value="0.0014921" calcext:value-type="float">
            <text:p>1.49E-03</text:p>
          </table:table-cell>
          <table:table-cell table:style-name="ce6" table:formula="of:=([.K53]/[.M53])" office:value-type="float" office:value="11.6661081696937" calcext:value-type="float">
            <text:p>(11,67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5926" calcext:value-type="float">
            <text:p>2,59E-007</text:p>
          </table:table-cell>
          <table:table-cell table:style-name="ce12" office:value-type="float" office:value="0.000000019167" calcext:value-type="float">
            <text:p>1,92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" office:value-type="float" office:value="20.582" calcext:value-type="float">
            <text:p>2.06E+01</text:p>
          </table:table-cell>
          <table:table-cell table:style-name="ce2"/>
          <table:table-cell table:style-name="ce2" office:value-type="float" office:value="0.037647" calcext:value-type="float">
            <text:p>3.76E-02</text:p>
          </table:table-cell>
          <table:table-cell table:style-name="ce2"/>
          <table:table-cell table:style-name="ce2" office:value-type="float" office:value="0.0026438" calcext:value-type="float">
            <text:p>2.64E-03</text:p>
          </table:table-cell>
          <table:table-cell table:style-name="ce6" table:formula="of:=([.K54]/[.M54])" office:value-type="float" office:value="14.2397306906725" calcext:value-type="float">
            <text:p>(14,24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28925" calcext:value-type="float">
            <text:p>2,89E-007</text:p>
          </table:table-cell>
          <table:table-cell table:style-name="ce12" office:value-type="float" office:value="0.0000000073111" calcext:value-type="float">
            <text:p>7,31E-00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---</text:p>
          </table:table-cell>
          <table:table-cell table:style-name="ce3"/>
          <table:table-cell table:style-name="ce2" office:value-type="float" office:value="0.080802" calcext:value-type="float">
            <text:p>8.08E-02</text:p>
          </table:table-cell>
          <table:table-cell table:style-name="ce2"/>
          <table:table-cell table:style-name="ce2" office:value-type="float" office:value="0.0065973" calcext:value-type="float">
            <text:p>6.60E-03</text:p>
          </table:table-cell>
          <table:table-cell table:style-name="ce6" table:formula="of:=([.K55]/[.M55])" office:value-type="float" office:value="12.2477377108817" calcext:value-type="float">
            <text:p>(12,25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3" office:value-type="string" calcext:value-type="string">
            <text:p>---</text:p>
          </table:table-cell>
          <table:table-cell table:style-name="ce12" office:value-type="float" office:value="0.000000018138" calcext:value-type="float">
            <text:p>1,81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---</text:p>
          </table:table-cell>
          <table:table-cell table:style-name="ce3"/>
          <table:table-cell table:style-name="ce2" office:value-type="float" office:value="0.21358" calcext:value-type="float">
            <text:p>2.14E-01</text:p>
          </table:table-cell>
          <table:table-cell table:style-name="ce2"/>
          <table:table-cell table:style-name="ce2" office:value-type="float" office:value="0.0099168" calcext:value-type="float">
            <text:p>9.92E-03</text:p>
          </table:table-cell>
          <table:table-cell table:style-name="ce6" table:formula="of:=([.K56]/[.M56])" office:value-type="float" office:value="21.5371894159406" calcext:value-type="float">
            <text:p>(21,54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3" office:value-type="string" calcext:value-type="string">
            <text:p>---</text:p>
          </table:table-cell>
          <table:table-cell table:style-name="ce12" office:value-type="float" office:value="0.000000048136" calcext:value-type="float">
            <text:p>4,81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---</text:p>
          </table:table-cell>
          <table:table-cell table:style-name="ce3"/>
          <table:table-cell table:style-name="ce2" office:value-type="float" office:value="0.44962" calcext:value-type="float">
            <text:p>4.50E-01</text:p>
          </table:table-cell>
          <table:table-cell table:style-name="ce2"/>
          <table:table-cell table:style-name="ce2" office:value-type="float" office:value="0.019879" calcext:value-type="float">
            <text:p>1.99E-02</text:p>
          </table:table-cell>
          <table:table-cell table:style-name="ce6" table:formula="of:=([.K57]/[.M57])" office:value-type="float" office:value="22.6178379194124" calcext:value-type="float">
            <text:p>(22,62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3" office:value-type="string" calcext:value-type="string">
            <text:p>---</text:p>
          </table:table-cell>
          <table:table-cell table:style-name="ce12" office:value-type="float" office:value="0.000000036881" calcext:value-type="float">
            <text:p>3,69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---</text:p>
          </table:table-cell>
          <table:table-cell table:style-name="ce3"/>
          <table:table-cell table:style-name="ce2" office:value-type="float" office:value="0.92568" calcext:value-type="float">
            <text:p>9.26E-01</text:p>
          </table:table-cell>
          <table:table-cell table:style-name="ce2"/>
          <table:table-cell table:style-name="ce2" office:value-type="float" office:value="0.040584" calcext:value-type="float">
            <text:p>4.06E-02</text:p>
          </table:table-cell>
          <table:table-cell table:style-name="ce6" table:formula="of:=([.K58]/[.M58])" office:value-type="float" office:value="22.8089887640449" calcext:value-type="float">
            <text:p>(22,81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3" office:value-type="string" calcext:value-type="string">
            <text:p>---</text:p>
          </table:table-cell>
          <table:table-cell table:style-name="ce12" office:value-type="float" office:value="0.000000067822" calcext:value-type="float">
            <text:p>6,78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---</text:p>
          </table:table-cell>
          <table:table-cell table:style-name="ce3"/>
          <table:table-cell table:style-name="ce2" office:value-type="float" office:value="1.9293" calcext:value-type="float">
            <text:p>1.93E+00</text:p>
          </table:table-cell>
          <table:table-cell table:style-name="ce2"/>
          <table:table-cell table:style-name="ce2" office:value-type="float" office:value="0.081424" calcext:value-type="float">
            <text:p>8.14E-02</text:p>
          </table:table-cell>
          <table:table-cell table:style-name="ce6" table:formula="of:=([.K59]/[.M59])" office:value-type="float" office:value="23.6944881116133" calcext:value-type="float">
            <text:p>(23,69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3" office:value-type="string" calcext:value-type="string">
            <text:p>---</text:p>
          </table:table-cell>
          <table:table-cell table:style-name="ce12" office:value-type="float" office:value="0.00000001805" calcext:value-type="float">
            <text:p>1,81E-008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2" table:number-columns-repeated="5"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00012924" calcext:value-type="float">
            <text:p>1.29E-04</text:p>
          </table:table-cell>
          <table:table-cell table:style-name="ce2"/>
          <table:table-cell table:style-name="ce2" office:value-type="float" office:value="0.000054033" calcext:value-type="float">
            <text:p>5.40E-05</text:p>
          </table:table-cell>
          <table:table-cell table:style-name="ce2"/>
          <table:table-cell table:style-name="ce2" office:value-type="float" office:value="0.00016155" calcext:value-type="float">
            <text:p>1.62E-04</text:p>
          </table:table-cell>
          <table:table-cell table:style-name="ce6" table:formula="of:=([.K61]/[.M61])" office:value-type="float" office:value="0.334466109563603" calcext:value-type="float">
            <text:p>(0,33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13019" calcext:value-type="float">
            <text:p>1,30E-006</text:p>
          </table:table-cell>
          <table:table-cell table:style-name="ce12" office:value-type="float" office:value="0.000000035572" calcext:value-type="float">
            <text:p>3,56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0.00060673" calcext:value-type="float">
            <text:p>6.07E-04</text:p>
          </table:table-cell>
          <table:table-cell table:style-name="ce2"/>
          <table:table-cell table:style-name="ce2" office:value-type="float" office:value="0.00018122" calcext:value-type="float">
            <text:p>1.81E-04</text:p>
          </table:table-cell>
          <table:table-cell table:style-name="ce2"/>
          <table:table-cell table:style-name="ce2" office:value-type="float" office:value="0.00019704" calcext:value-type="float">
            <text:p>1.97E-04</text:p>
          </table:table-cell>
          <table:table-cell table:style-name="ce6" table:formula="of:=([.K62]/[.M62])" office:value-type="float" office:value="0.919711733658141" calcext:value-type="float">
            <text:p>(0,92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44232" calcext:value-type="float">
            <text:p>4,42E-007</text:p>
          </table:table-cell>
          <table:table-cell table:style-name="ce12" office:value-type="float" office:value="0.000000015803" calcext:value-type="float">
            <text:p>1,58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0.004594" calcext:value-type="float">
            <text:p>4.59E-03</text:p>
          </table:table-cell>
          <table:table-cell table:style-name="ce2"/>
          <table:table-cell table:style-name="ce2" office:value-type="float" office:value="0.00072074" calcext:value-type="float">
            <text:p>7.21E-04</text:p>
          </table:table-cell>
          <table:table-cell table:style-name="ce2"/>
          <table:table-cell table:style-name="ce2" office:value-type="float" office:value="0.00028186" calcext:value-type="float">
            <text:p>2.82E-04</text:p>
          </table:table-cell>
          <table:table-cell table:style-name="ce6" table:formula="of:=([.K63]/[.M63])" office:value-type="float" office:value="2.55708507769815" calcext:value-type="float">
            <text:p>(2,56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49081" calcext:value-type="float">
            <text:p>4,91E-007</text:p>
          </table:table-cell>
          <table:table-cell table:style-name="ce12" office:value-type="float" office:value="0.000000040294" calcext:value-type="float">
            <text:p>4,03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0.036513" calcext:value-type="float">
            <text:p>3.65E-02</text:p>
          </table:table-cell>
          <table:table-cell table:style-name="ce2"/>
          <table:table-cell table:style-name="ce2" office:value-type="float" office:value="0.003103" calcext:value-type="float">
            <text:p>3.10E-03</text:p>
          </table:table-cell>
          <table:table-cell table:style-name="ce2"/>
          <table:table-cell table:style-name="ce2" office:value-type="float" office:value="0.00049999" calcext:value-type="float">
            <text:p>5.00E-04</text:p>
          </table:table-cell>
          <table:table-cell table:style-name="ce6" table:formula="of:=([.K64]/[.M64])" office:value-type="float" office:value="6.20612412248245" calcext:value-type="float">
            <text:p>(6,21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32933" calcext:value-type="float">
            <text:p>3,29E-007</text:p>
          </table:table-cell>
          <table:table-cell table:style-name="ce12" office:value-type="float" office:value="0.000000013387" calcext:value-type="float">
            <text:p>1,34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" office:value-type="float" office:value="0.36479" calcext:value-type="float">
            <text:p>3.65E-01</text:p>
          </table:table-cell>
          <table:table-cell table:style-name="ce2"/>
          <table:table-cell table:style-name="ce2" office:value-type="float" office:value="0.01484" calcext:value-type="float">
            <text:p>1.48E-02</text:p>
          </table:table-cell>
          <table:table-cell table:style-name="ce2"/>
          <table:table-cell table:style-name="ce2" office:value-type="float" office:value="0.0022986" calcext:value-type="float">
            <text:p>2.30E-03</text:p>
          </table:table-cell>
          <table:table-cell table:style-name="ce6" table:formula="of:=([.K65]/[.M65])" office:value-type="float" office:value="6.45610371530497" calcext:value-type="float">
            <text:p>(6,46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64399" calcext:value-type="float">
            <text:p>6,44E-007</text:p>
          </table:table-cell>
          <table:table-cell table:style-name="ce12" office:value-type="float" office:value="0.000000034706" calcext:value-type="float">
            <text:p>3,47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" office:value-type="float" office:value="5.5477" calcext:value-type="float">
            <text:p>5.55E+00</text:p>
          </table:table-cell>
          <table:table-cell table:style-name="ce2"/>
          <table:table-cell table:style-name="ce2" office:value-type="float" office:value="0.066843" calcext:value-type="float">
            <text:p>6.68E-02</text:p>
          </table:table-cell>
          <table:table-cell table:style-name="ce2"/>
          <table:table-cell table:style-name="ce2" office:value-type="float" office:value="0.0096239" calcext:value-type="float">
            <text:p>9.62E-03</text:p>
          </table:table-cell>
          <table:table-cell table:style-name="ce6" table:formula="of:=([.K66]/[.M66])" office:value-type="float" office:value="6.94552104656117" calcext:value-type="float">
            <text:p>(6,95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1171" calcext:value-type="float">
            <text:p>1,17E-006</text:p>
          </table:table-cell>
          <table:table-cell table:style-name="ce12" office:value-type="float" office:value="0.000000059759" calcext:value-type="float">
            <text:p>5,98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86.499" calcext:value-type="float">
            <text:p>8.65E+01</text:p>
          </table:table-cell>
          <table:table-cell table:style-name="ce2"/>
          <table:table-cell table:style-name="ce2" office:value-type="float" office:value="0.44413" calcext:value-type="float">
            <text:p>4.44E-01</text:p>
          </table:table-cell>
          <table:table-cell table:style-name="ce2"/>
          <table:table-cell table:style-name="ce2" office:value-type="float" office:value="0.040491" calcext:value-type="float">
            <text:p>4.05E-02</text:p>
          </table:table-cell>
          <table:table-cell table:style-name="ce6" table:formula="of:=([.K67]/[.M67])" office:value-type="float" office:value="10.9686103084636" calcext:value-type="float">
            <text:p>(10,97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30948" calcext:value-type="float">
            <text:p>3,09E-007</text:p>
          </table:table-cell>
          <table:table-cell table:style-name="ce12" office:value-type="float" office:value="0.00000001893" calcext:value-type="float">
            <text:p>1,89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" office:value-type="float" office:value="0.16717" calcext:value-type="float">
            <text:p>1.67E-01</text:p>
          </table:table-cell>
          <table:table-cell table:style-name="ce2"/>
          <table:table-cell table:style-name="ce2" office:value-type="float" office:value="2.2161" calcext:value-type="float">
            <text:p>2.22E+00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4" office:value-type="string" calcext:value-type="string">
            <text:p>---</text:p>
          </table:table-cell>
          <table:table-cell table:style-name="ce12" office:value-type="float" office:value="0.000000016934" calcext:value-type="float">
            <text:p>1,69E-008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2" table:number-columns-repeated="5"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0.0023297" calcext:value-type="float">
            <text:p>2.33E-03</text:p>
          </table:table-cell>
          <table:table-cell table:style-name="ce2"/>
          <table:table-cell table:style-name="ce2" office:value-type="float" office:value="0.003884" calcext:value-type="float">
            <text:p>3.88E-03</text:p>
          </table:table-cell>
          <table:table-cell table:style-name="ce2"/>
          <table:table-cell table:style-name="ce2" office:value-type="float" office:value="0.0019622" calcext:value-type="float">
            <text:p>1.96E-03</text:p>
          </table:table-cell>
          <table:table-cell table:style-name="ce6" table:formula="of:=([.K70]/[.M70])" office:value-type="float" office:value="1.97941086535521" calcext:value-type="float">
            <text:p>(1,98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85199" calcext:value-type="float">
            <text:p>8,52E-007</text:p>
          </table:table-cell>
          <table:table-cell table:style-name="ce12" office:value-type="float" office:value="0.000000041618" calcext:value-type="float">
            <text:p>4,16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0.03667" calcext:value-type="float">
            <text:p>3.67E-02</text:p>
          </table:table-cell>
          <table:table-cell table:style-name="ce2"/>
          <table:table-cell table:style-name="ce2" office:value-type="float" office:value="0.028064" calcext:value-type="float">
            <text:p>2.81E-02</text:p>
          </table:table-cell>
          <table:table-cell table:style-name="ce2"/>
          <table:table-cell table:style-name="ce2" office:value-type="float" office:value="0.0069673" calcext:value-type="float">
            <text:p>6.97E-03</text:p>
          </table:table-cell>
          <table:table-cell table:style-name="ce6" table:formula="of:=([.K71]/[.M71])" office:value-type="float" office:value="4.02795918074433" calcext:value-type="float">
            <text:p>(4,03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04139" calcext:value-type="float">
            <text:p>4,14E-007</text:p>
          </table:table-cell>
          <table:table-cell table:style-name="ce12" office:value-type="float" office:value="0.000000020205" calcext:value-type="float">
            <text:p>2,02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" office:value-type="float" office:value="1.4626" calcext:value-type="float">
            <text:p>1.46E+00</text:p>
          </table:table-cell>
          <table:table-cell table:style-name="ce2"/>
          <table:table-cell table:style-name="ce2" office:value-type="float" office:value="0.26853" calcext:value-type="float">
            <text:p>2.69E-01</text:p>
          </table:table-cell>
          <table:table-cell table:style-name="ce2"/>
          <table:table-cell table:style-name="ce2" office:value-type="float" office:value="0.062609" calcext:value-type="float">
            <text:p>6.26E-02</text:p>
          </table:table-cell>
          <table:table-cell table:style-name="ce6" table:formula="of:=([.K72]/[.M72])" office:value-type="float" office:value="4.28899998402786" calcext:value-type="float">
            <text:p>(4,29)</text:p>
          </table:table-cell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2" office:value-type="float" office:value="0.0000012198" calcext:value-type="float">
            <text:p>1,22E-006</text:p>
          </table:table-cell>
          <table:table-cell table:style-name="ce12" office:value-type="float" office:value="0.000000062622" calcext:value-type="float">
            <text:p>6,26E-00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0.5598" calcext:value-type="float">
            <text:p>5.60E-01</text:p>
          </table:table-cell>
          <table:table-cell table:style-name="ce3"/>
          <table:table-cell table:style-name="ce3" office:value-type="float" office:value="4.7104" calcext:value-type="float">
            <text:p>4.71E+00</text:p>
          </table:table-cell>
          <table:table-cell table:style-name="ce3"/>
          <table:table-cell/>
          <table:table-cell table:style-name="ce6"/>
          <table:table-cell table:style-name="ce9"/>
          <table:table-cell table:style-name="ce2"/>
          <table:table-cell table:style-name="ce6"/>
          <table:table-cell table:style-name="ce2"/>
          <table:table-cell table:style-name="ce6"/>
          <table:table-cell/>
          <table:table-cell table:style-name="ce14" office:value-type="string" calcext:value-type="string">
            <text:p>---</text:p>
          </table:table-cell>
          <table:table-cell table:style-name="ce12" office:value-type="float" office:value="0.000000014253" calcext:value-type="float">
            <text:p>1,43E-008</text:p>
          </table:table-cell>
          <table:table-cell table:number-columns-repeated="1002"/>
        </table:table-row>
        <table:table-row table:style-name="ro1" table:number-rows-repeated="10">
          <table:table-cell table:number-columns-repeated="15"/>
          <table:table-cell table:style-name="ce2"/>
          <table:table-cell/>
          <table:table-cell table:style-name="ce2"/>
          <table:table-cell table:number-columns-repeated="1006"/>
        </table:table-row>
        <table:table-row table:style-name="ro1" table:number-rows-repeated="33">
          <table:table-cell table:number-columns-repeated="17"/>
          <table:table-cell table:style-name="ce2"/>
          <table:table-cell table:number-columns-repeated="100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joint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ce2"/>
        <table:table-column table:style-name="co26" table:default-cell-style-name="Default"/>
        <table:table-column table:style-name="co26" table:default-cell-style-name="ce2"/>
        <table:table-column table:style-name="co26" table:default-cell-style-name="Default"/>
        <table:table-column table:style-name="co26" table:default-cell-style-name="ce2"/>
        <table:table-column table:style-name="co21" table:number-columns-repeated="6" table:default-cell-style-name="Default"/>
        <table:table-column table:style-name="co27" table:default-cell-style-name="Default"/>
        <table:table-column table:style-name="co27" table:default-cell-style-name="ce12"/>
        <table:table-column table:style-name="co26" table:default-cell-style-name="ce12"/>
        <table:table-column table:style-name="co21" table:number-columns-repeated="999" table:default-cell-style-name="Default"/>
        <table:table-row table:style-name="ro1">
          <table:table-cell office:value-type="string" calcext:value-type="string">
            <text:p>adjoint transformation (mean value of 10 runs)</text:p>
          </table:table-cell>
          <table:table-cell table:number-columns-repeated="10"/>
          <table:table-cell table:style-name="ce12" table:number-columns-repeated="5"/>
          <table:table-cell table:number-columns-repeated="1008"/>
        </table:table-row>
        <table:table-row table:style-name="ro1">
          <table:table-cell table:number-columns-repeated="11"/>
          <table:table-cell table:style-name="ce12" office:value-type="string" calcext:value-type="string">
            <text:p>M=6</text:p>
          </table:table-cell>
          <table:table-cell table:style-name="ce12"/>
          <table:table-cell table:style-name="ce12" office:value-type="string" calcext:value-type="string">
            <text:p>M=6</text:p>
          </table:table-cell>
          <table:table-cell table:style-name="ce12"/>
          <table:table-cell table:style-name="ce12" office:value-type="string" calcext:value-type="string">
            <text:p>M=6</text:p>
          </table:table-cell>
          <table:table-cell table:number-columns-repeated="2"/>
          <table:table-cell office:value-type="string" calcext:value-type="string">
            <text:p>M=12</text:p>
          </table:table-cell>
          <table:table-cell/>
          <table:table-cell office:value-type="string" calcext:value-type="string">
            <text:p>M=12</text:p>
          </table:table-cell>
          <table:table-cell table:number-columns-repeated="2"/>
          <table:table-cell table:number-columns-repeated="2" office:value-type="string" calcext:value-type="string">
            <text:p>M=6</text:p>
          </table:table-cell>
          <table:table-cell/>
          <table:table-cell table:number-columns-repeated="2" table:style-name="ce12" office:value-type="string" calcext:value-type="string">
            <text:p>M=12</text:p>
          </table:table-cell>
          <table:table-cell table:number-columns-repeated="996"/>
        </table:table-row>
        <table:table-row table:style-name="ro1">
          <table:table-cell table:number-columns-repeated="11"/>
          <table:table-cell table:style-name="ce12" office:value-type="string" calcext:value-type="string">
            <text:p>CUNDFT</text:p>
          </table:table-cell>
          <table:table-cell table:style-name="ce12"/>
          <table:table-cell table:style-name="ce12" office:value-type="string" calcext:value-type="string">
            <text:p>NFFT</text:p>
          </table:table-cell>
          <table:table-cell table:style-name="ce12"/>
          <table:table-cell table:style-name="ce12" office:value-type="string" calcext:value-type="string">
            <text:p>CUNFFT</text:p>
          </table:table-cell>
          <table:table-cell table:number-columns-repeated="2"/>
          <table:table-cell office:value-type="string" calcext:value-type="string">
            <text:p>NFFT</text:p>
          </table:table-cell>
          <table:table-cell/>
          <table:table-cell office:value-type="string" calcext:value-type="string">
            <text:p>CUNFFT</text:p>
          </table:table-cell>
          <table:table-cell table:number-columns-repeated="2"/>
          <table:table-cell office:value-type="string" calcext:value-type="string">
            <text:p>E=CUNDFTvsCUNFFT</text:p>
          </table:table-cell>
          <table:table-cell office:value-type="string" calcext:value-type="string">
            <text:p>E=NFFTvsCUNFFT</text:p>
          </table:table-cell>
          <table:table-cell/>
          <table:table-cell table:style-name="ce12" office:value-type="string" calcext:value-type="string">
            <text:p>E=CUNDFTvsCUNFFT</text:p>
          </table:table-cell>
          <table:table-cell table:style-name="ce12" office:value-type="string" calcext:value-type="string">
            <text:p>E=NFFTvsCUNFFT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&amp;\verb|</text:p>
          </table:table-cell>
          <table:table-cell office:value-type="float" office:value="0.000043469" calcext:value-type="float">
            <text:p>4.35E-05</text:p>
          </table:table-cell>
          <table:table-cell office:value-type="string" calcext:value-type="string">
            <text:p>|&amp;\verb|</text:p>
          </table:table-cell>
          <table:table-cell office:value-type="float" office:value="0.000011621" calcext:value-type="float">
            <text:p>1.16E-05</text:p>
          </table:table-cell>
          <table:table-cell office:value-type="string" calcext:value-type="string">
            <text:p>|&amp;\verb|</text:p>
          </table:table-cell>
          <table:table-cell office:value-type="float" office:value="0.00015852" calcext:value-type="float">
            <text:p>1.59E-04</text:p>
          </table:table-cell>
          <table:table-cell table:style-name="ce6" table:formula="of:=[.N4]/[.P4]" office:value-type="float" office:value="0.0733093615947515" calcext:value-type="float">
            <text:p>(0,07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10363" calcext:value-type="float">
            <text:p>1.04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0065" calcext:value-type="float">
            <text:p>2.01E-04</text:p>
          </table:table-cell>
          <table:table-cell table:style-name="ce6" table:formula="of:=[.S4]/[.U4]" office:value-type="float" office:value="0.0516471467729878" calcext:value-type="float">
            <text:p>(0,05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9499" calcext:value-type="float">
            <text:p>9,50E-007</text:p>
          </table:table-cell>
          <table:table-cell office:value-type="float" office:value="0.000000015201" calcext:value-type="float">
            <text:p>1,52E-008</text:p>
          </table:table-cell>
          <table:table-cell/>
          <table:table-cell table:style-name="ce12" office:value-type="float" office:value="0.0000000000034052" calcext:value-type="float">
            <text:p>3,41E-012</text:p>
          </table:table-cell>
          <table:table-cell table:style-name="ce12" office:value-type="float" office:value="0.000000000000039206" calcext:value-type="float">
            <text:p>3,92E-01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&amp;\verb|</text:p>
          </table:table-cell>
          <table:table-cell office:value-type="float" office:value="0.000066019" calcext:value-type="float">
            <text:p>6.60E-05</text:p>
          </table:table-cell>
          <table:table-cell office:value-type="string" calcext:value-type="string">
            <text:p>|&amp;\verb|</text:p>
          </table:table-cell>
          <table:table-cell office:value-type="float" office:value="0.00001389" calcext:value-type="float">
            <text:p>1.39E-05</text:p>
          </table:table-cell>
          <table:table-cell office:value-type="string" calcext:value-type="string">
            <text:p>|&amp;\verb|</text:p>
          </table:table-cell>
          <table:table-cell office:value-type="float" office:value="0.00016119" calcext:value-type="float">
            <text:p>1.61E-04</text:p>
          </table:table-cell>
          <table:table-cell table:style-name="ce6" table:formula="of:=[.N5]/[.P5]" office:value-type="float" office:value="0.0861715987344128" calcext:value-type="float">
            <text:p>(0,0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15026" calcext:value-type="float">
            <text:p>1.50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2043" calcext:value-type="float">
            <text:p>2.20E-04</text:p>
          </table:table-cell>
          <table:table-cell table:style-name="ce6" table:formula="of:=[.S5]/[.U5]" office:value-type="float" office:value="0.0681667649593976" calcext:value-type="float">
            <text:p>(0,07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61286" calcext:value-type="float">
            <text:p>6,13E-007</text:p>
          </table:table-cell>
          <table:table-cell office:value-type="float" office:value="0.0000000065984" calcext:value-type="float">
            <text:p>6,60E-009</text:p>
          </table:table-cell>
          <table:table-cell/>
          <table:table-cell table:style-name="ce12" office:value-type="float" office:value="0.0000000000021489" calcext:value-type="float">
            <text:p>2,15E-012</text:p>
          </table:table-cell>
          <table:table-cell table:style-name="ce12" office:value-type="float" office:value="8.1699E-015" calcext:value-type="float">
            <text:p>8,17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office:value-type="float" office:value="0.00010907" calcext:value-type="float">
            <text:p>1.09E-04</text:p>
          </table:table-cell>
          <table:table-cell office:value-type="string" calcext:value-type="string">
            <text:p>|&amp;\verb|</text:p>
          </table:table-cell>
          <table:table-cell office:value-type="float" office:value="0.0000219" calcext:value-type="float">
            <text:p>2.19E-05</text:p>
          </table:table-cell>
          <table:table-cell office:value-type="string" calcext:value-type="string">
            <text:p>|&amp;\verb|</text:p>
          </table:table-cell>
          <table:table-cell office:value-type="float" office:value="0.00017421" calcext:value-type="float">
            <text:p>1.74E-04</text:p>
          </table:table-cell>
          <table:table-cell table:style-name="ce6" table:formula="of:=[.N6]/[.P6]" office:value-type="float" office:value="0.125710349578095" calcext:value-type="float">
            <text:p>(0,13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23583" calcext:value-type="float">
            <text:p>2.36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4247" calcext:value-type="float">
            <text:p>2.42E-04</text:p>
          </table:table-cell>
          <table:table-cell table:style-name="ce6" table:formula="of:=[.S6]/[.U6]" office:value-type="float" office:value="0.0972615168886873" calcext:value-type="float">
            <text:p>(0,10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38035" calcext:value-type="float">
            <text:p>3,80E-007</text:p>
          </table:table-cell>
          <table:table-cell office:value-type="float" office:value="0.00000000711" calcext:value-type="float">
            <text:p>7,11E-009</text:p>
          </table:table-cell>
          <table:table-cell/>
          <table:table-cell table:style-name="ce12" office:value-type="float" office:value="0.0000000000011142" calcext:value-type="float">
            <text:p>1,11E-012</text:p>
          </table:table-cell>
          <table:table-cell table:style-name="ce12" office:value-type="float" office:value="0.00000000000001553" calcext:value-type="float">
            <text:p>1,55E-01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&amp;\verb|</text:p>
          </table:table-cell>
          <table:table-cell office:value-type="float" office:value="0.00020938" calcext:value-type="float">
            <text:p>2.09E-04</text:p>
          </table:table-cell>
          <table:table-cell office:value-type="string" calcext:value-type="string">
            <text:p>|&amp;\verb|</text:p>
          </table:table-cell>
          <table:table-cell office:value-type="float" office:value="0.000034333" calcext:value-type="float">
            <text:p>3.43E-05</text:p>
          </table:table-cell>
          <table:table-cell office:value-type="string" calcext:value-type="string">
            <text:p>|&amp;\verb|</text:p>
          </table:table-cell>
          <table:table-cell office:value-type="float" office:value="0.0001939" calcext:value-type="float">
            <text:p>1.94E-04</text:p>
          </table:table-cell>
          <table:table-cell table:style-name="ce6" table:formula="of:=[.N7]/[.P7]" office:value-type="float" office:value="0.177065497679216" calcext:value-type="float">
            <text:p>(0,18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38774" calcext:value-type="float">
            <text:p>3.88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823" calcext:value-type="float">
            <text:p>2.82E-04</text:p>
          </table:table-cell>
          <table:table-cell table:style-name="ce6" table:formula="of:=[.S7]/[.U7]" office:value-type="float" office:value="0.137350336521431" calcext:value-type="float">
            <text:p>(0,14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49627" calcext:value-type="float">
            <text:p>4,96E-007</text:p>
          </table:table-cell>
          <table:table-cell office:value-type="float" office:value="0.0000000043545" calcext:value-type="float">
            <text:p>4,35E-009</text:p>
          </table:table-cell>
          <table:table-cell/>
          <table:table-cell table:style-name="ce12" office:value-type="float" office:value="0.0000000000017254" calcext:value-type="float">
            <text:p>1,73E-012</text:p>
          </table:table-cell>
          <table:table-cell table:style-name="ce12" office:value-type="float" office:value="9.247E-015" calcext:value-type="float">
            <text:p>9,25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office:value-type="float" office:value="0.00055137" calcext:value-type="float">
            <text:p>5.51E-04</text:p>
          </table:table-cell>
          <table:table-cell office:value-type="string" calcext:value-type="string">
            <text:p>|&amp;\verb|</text:p>
          </table:table-cell>
          <table:table-cell office:value-type="float" office:value="0.00006123" calcext:value-type="float">
            <text:p>6.12E-05</text:p>
          </table:table-cell>
          <table:table-cell office:value-type="string" calcext:value-type="string">
            <text:p>|&amp;\verb|</text:p>
          </table:table-cell>
          <table:table-cell office:value-type="float" office:value="0.00021838" calcext:value-type="float">
            <text:p>2.18E-04</text:p>
          </table:table-cell>
          <table:table-cell table:style-name="ce6" table:formula="of:=[.N8]/[.P8]" office:value-type="float" office:value="0.280382818939463" calcext:value-type="float">
            <text:p>(0,28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69898" calcext:value-type="float">
            <text:p>6.99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2232" calcext:value-type="float">
            <text:p>3.22E-04</text:p>
          </table:table-cell>
          <table:table-cell table:style-name="ce6" table:formula="of:=[.S8]/[.U8]" office:value-type="float" office:value="0.216859022089849" calcext:value-type="float">
            <text:p>(0,22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48804" calcext:value-type="float">
            <text:p>4,88E-007</text:p>
          </table:table-cell>
          <table:table-cell office:value-type="float" office:value="0.0000000037197" calcext:value-type="float">
            <text:p>3,72E-009</text:p>
          </table:table-cell>
          <table:table-cell/>
          <table:table-cell table:style-name="ce12" office:value-type="float" office:value="0.0000000000017026" calcext:value-type="float">
            <text:p>1,70E-012</text:p>
          </table:table-cell>
          <table:table-cell table:style-name="ce12" office:value-type="float" office:value="7.6131E-015" calcext:value-type="float">
            <text:p>7,61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office:value-type="float" office:value="0.0010928" calcext:value-type="float">
            <text:p>1.09E-03</text:p>
          </table:table-cell>
          <table:table-cell office:value-type="string" calcext:value-type="string">
            <text:p>|&amp;\verb|</text:p>
          </table:table-cell>
          <table:table-cell office:value-type="float" office:value="0.00020916" calcext:value-type="float">
            <text:p>2.09E-04</text:p>
          </table:table-cell>
          <table:table-cell office:value-type="string" calcext:value-type="string">
            <text:p>|&amp;\verb|</text:p>
          </table:table-cell>
          <table:table-cell office:value-type="float" office:value="0.00026543" calcext:value-type="float">
            <text:p>2.65E-04</text:p>
          </table:table-cell>
          <table:table-cell table:style-name="ce6" table:formula="of:=[.N9]/[.P9]" office:value-type="float" office:value="0.788004370267114" calcext:value-type="float">
            <text:p>(0,7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3348" calcext:value-type="float">
            <text:p>1.33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503" calcext:value-type="float">
            <text:p>3.50E-04</text:p>
          </table:table-cell>
          <table:table-cell table:style-name="ce6" table:formula="of:=[.S9]/[.U9]" office:value-type="float" office:value="0.381044818726806" calcext:value-type="float">
            <text:p>(0,38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2823" calcext:value-type="float">
            <text:p>2,82E-007</text:p>
          </table:table-cell>
          <table:table-cell office:value-type="float" office:value="0.000000003503" calcext:value-type="float">
            <text:p>3,50E-009</text:p>
          </table:table-cell>
          <table:table-cell/>
          <table:table-cell table:style-name="ce12" office:value-type="float" office:value="0.00000000000085195" calcext:value-type="float">
            <text:p>8,52E-013</text:p>
          </table:table-cell>
          <table:table-cell table:style-name="ce12" office:value-type="float" office:value="7.6659E-015" calcext:value-type="float">
            <text:p>7,67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office:value-type="float" office:value="0.0021418" calcext:value-type="float">
            <text:p>2.14E-03</text:p>
          </table:table-cell>
          <table:table-cell office:value-type="string" calcext:value-type="string">
            <text:p>|&amp;\verb|</text:p>
          </table:table-cell>
          <table:table-cell office:value-type="float" office:value="0.00025678" calcext:value-type="float">
            <text:p>2.57E-04</text:p>
          </table:table-cell>
          <table:table-cell office:value-type="string" calcext:value-type="string">
            <text:p>|&amp;\verb|</text:p>
          </table:table-cell>
          <table:table-cell office:value-type="float" office:value="0.00031333" calcext:value-type="float">
            <text:p>3.13E-04</text:p>
          </table:table-cell>
          <table:table-cell table:style-name="ce6" table:formula="of:=[.N10]/[.P10]" office:value-type="float" office:value="0.8195193565889" calcext:value-type="float">
            <text:p>(0,82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6212" calcext:value-type="float">
            <text:p>2.62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47696" calcext:value-type="float">
            <text:p>4.77E-04</text:p>
          </table:table-cell>
          <table:table-cell table:style-name="ce6" table:formula="of:=[.S10]/[.U10]" office:value-type="float" office:value="0.549563904729956" calcext:value-type="float">
            <text:p>(0,55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15263" calcext:value-type="float">
            <text:p>1,53E-007</text:p>
          </table:table-cell>
          <table:table-cell office:value-type="float" office:value="0.0000000035999" calcext:value-type="float">
            <text:p>3,60E-009</text:p>
          </table:table-cell>
          <table:table-cell/>
          <table:table-cell table:style-name="ce12" office:value-type="float" office:value="0.00000000000048967" calcext:value-type="float">
            <text:p>4,90E-013</text:p>
          </table:table-cell>
          <table:table-cell table:style-name="ce12" office:value-type="float" office:value="5.2507E-015" calcext:value-type="float">
            <text:p>5,25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&amp;\verb|</text:p>
          </table:table-cell>
          <table:table-cell office:value-type="float" office:value="0.0084332" calcext:value-type="float">
            <text:p>8.43E-03</text:p>
          </table:table-cell>
          <table:table-cell office:value-type="string" calcext:value-type="string">
            <text:p>|&amp;\verb|</text:p>
          </table:table-cell>
          <table:table-cell office:value-type="float" office:value="0.00045663" calcext:value-type="float">
            <text:p>4.57E-04</text:p>
          </table:table-cell>
          <table:table-cell office:value-type="string" calcext:value-type="string">
            <text:p>|&amp;\verb|</text:p>
          </table:table-cell>
          <table:table-cell office:value-type="float" office:value="0.000441" calcext:value-type="float">
            <text:p>4.41E-04</text:p>
          </table:table-cell>
          <table:table-cell table:style-name="ce6" table:formula="of:=[.N11]/[.P11]" office:value-type="float" office:value="1.03544217687075" calcext:value-type="float">
            <text:p>(1,04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5273" calcext:value-type="float">
            <text:p>5.53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73534" calcext:value-type="float">
            <text:p>7.35E-04</text:p>
          </table:table-cell>
          <table:table-cell table:style-name="ce6" table:formula="of:=[.S11]/[.U11]" office:value-type="float" office:value="0.751665896048087" calcext:value-type="float">
            <text:p>(0,75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17003" calcext:value-type="float">
            <text:p>1,70E-007</text:p>
          </table:table-cell>
          <table:table-cell office:value-type="float" office:value="0.0000000037294" calcext:value-type="float">
            <text:p>3,73E-009</text:p>
          </table:table-cell>
          <table:table-cell/>
          <table:table-cell table:style-name="ce12" office:value-type="float" office:value="0.00000000000054257" calcext:value-type="float">
            <text:p>5,43E-013</text:p>
          </table:table-cell>
          <table:table-cell table:style-name="ce12" office:value-type="float" office:value="5.5947E-015" calcext:value-type="float">
            <text:p>5,59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5231" calcext:value-type="float">
            <text:p>2.52E-02</text:p>
          </table:table-cell>
          <table:table-cell office:value-type="string" calcext:value-type="string">
            <text:p>|&amp;\verb|</text:p>
          </table:table-cell>
          <table:table-cell office:value-type="float" office:value="0.00095286" calcext:value-type="float">
            <text:p>9.53E-04</text:p>
          </table:table-cell>
          <table:table-cell office:value-type="string" calcext:value-type="string">
            <text:p>|&amp;\verb|</text:p>
          </table:table-cell>
          <table:table-cell office:value-type="float" office:value="0.00063755" calcext:value-type="float">
            <text:p>6.38E-04</text:p>
          </table:table-cell>
          <table:table-cell table:style-name="ce6" table:formula="of:=[.N12]/[.P12]" office:value-type="float" office:value="1.4945651321465" calcext:value-type="float">
            <text:p>(1,4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0962" calcext:value-type="float">
            <text:p>1.10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0809" calcext:value-type="float">
            <text:p>1.08E-03</text:p>
          </table:table-cell>
          <table:table-cell table:style-name="ce6" table:formula="of:=[.S12]/[.U12]" office:value-type="float" office:value="1.01415487094088" calcext:value-type="float">
            <text:p>(1,01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13615" calcext:value-type="float">
            <text:p>1,36E-007</text:p>
          </table:table-cell>
          <table:table-cell office:value-type="float" office:value="0.0000000036379" calcext:value-type="float">
            <text:p>3,64E-009</text:p>
          </table:table-cell>
          <table:table-cell/>
          <table:table-cell table:style-name="ce12" office:value-type="float" office:value="0.00000000000046728" calcext:value-type="float">
            <text:p>4,67E-013</text:p>
          </table:table-cell>
          <table:table-cell table:style-name="ce12" office:value-type="float" office:value="3.6404E-015" calcext:value-type="float">
            <text:p>3,64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&amp;\verb|</text:p>
          </table:table-cell>
          <table:table-cell office:value-type="float" office:value="0.083932" calcext:value-type="float">
            <text:p>8.39E-02</text:p>
          </table:table-cell>
          <table:table-cell office:value-type="string" calcext:value-type="string">
            <text:p>|&amp;\verb|</text:p>
          </table:table-cell>
          <table:table-cell office:value-type="float" office:value="0.0019115" calcext:value-type="float">
            <text:p>1.91E-03</text:p>
          </table:table-cell>
          <table:table-cell office:value-type="string" calcext:value-type="string">
            <text:p>|&amp;\verb|</text:p>
          </table:table-cell>
          <table:table-cell office:value-type="float" office:value="0.00081792" calcext:value-type="float">
            <text:p>8.18E-04</text:p>
          </table:table-cell>
          <table:table-cell table:style-name="ce6" table:formula="of:=[.N13]/[.P13]" office:value-type="float" office:value="2.33702562597809" calcext:value-type="float">
            <text:p>(2,34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698" calcext:value-type="float">
            <text:p>2.27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4024" calcext:value-type="float">
            <text:p>1.40E-03</text:p>
          </table:table-cell>
          <table:table-cell table:style-name="ce6" table:formula="of:=[.S13]/[.U13]" office:value-type="float" office:value="1.61851112378779" calcext:value-type="float">
            <text:p>(1,62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1035" calcext:value-type="float">
            <text:p>1,04E-007</text:p>
          </table:table-cell>
          <table:table-cell office:value-type="float" office:value="0.000000003598" calcext:value-type="float">
            <text:p>3,60E-009</text:p>
          </table:table-cell>
          <table:table-cell/>
          <table:table-cell table:style-name="ce12" office:value-type="float" office:value="0.00000000000034194" calcext:value-type="float">
            <text:p>3,42E-013</text:p>
          </table:table-cell>
          <table:table-cell table:style-name="ce12" office:value-type="float" office:value="2.4435E-015" calcext:value-type="float">
            <text:p>2,44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office:value-type="float" office:value="0.33528" calcext:value-type="float">
            <text:p>3.35E-01</text:p>
          </table:table-cell>
          <table:table-cell office:value-type="string" calcext:value-type="string">
            <text:p>|&amp;\verb|</text:p>
          </table:table-cell>
          <table:table-cell office:value-type="float" office:value="0.0040178" calcext:value-type="float">
            <text:p>4.02E-03</text:p>
          </table:table-cell>
          <table:table-cell office:value-type="string" calcext:value-type="string">
            <text:p>|&amp;\verb|</text:p>
          </table:table-cell>
          <table:table-cell office:value-type="float" office:value="0.0012828" calcext:value-type="float">
            <text:p>1.28E-03</text:p>
          </table:table-cell>
          <table:table-cell table:style-name="ce6" table:formula="of:=[.N14]/[.P14]" office:value-type="float" office:value="3.13205487995011" calcext:value-type="float">
            <text:p>(3,13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46723" calcext:value-type="float">
            <text:p>4.67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125" calcext:value-type="float">
            <text:p>2.21E-03</text:p>
          </table:table-cell>
          <table:table-cell table:style-name="ce6" table:formula="of:=[.S14]/[.U14]" office:value-type="float" office:value="2.11177401129943" calcext:value-type="float">
            <text:p>(2,11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66292" calcext:value-type="float">
            <text:p>6,63E-008</text:p>
          </table:table-cell>
          <table:table-cell office:value-type="float" office:value="0.0000000036817" calcext:value-type="float">
            <text:p>3,68E-009</text:p>
          </table:table-cell>
          <table:table-cell/>
          <table:table-cell table:style-name="ce12" office:value-type="float" office:value="0.00000000000022934" calcext:value-type="float">
            <text:p>2,29E-013</text:p>
          </table:table-cell>
          <table:table-cell table:style-name="ce12" office:value-type="float" office:value="2.2172E-015" calcext:value-type="float">
            <text:p>2,22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office:value-type="float" office:value="1.2735" calcext:value-type="float">
            <text:p>1.27E+00</text:p>
          </table:table-cell>
          <table:table-cell office:value-type="string" calcext:value-type="string">
            <text:p>|&amp;\verb|</text:p>
          </table:table-cell>
          <table:table-cell office:value-type="float" office:value="0.0084698" calcext:value-type="float">
            <text:p>8.47E-03</text:p>
          </table:table-cell>
          <table:table-cell office:value-type="string" calcext:value-type="string">
            <text:p>|&amp;\verb|</text:p>
          </table:table-cell>
          <table:table-cell office:value-type="float" office:value="0.0028612" calcext:value-type="float">
            <text:p>2.86E-03</text:p>
          </table:table-cell>
          <table:table-cell table:style-name="ce6" table:formula="of:=[.N15]/[.P15]" office:value-type="float" office:value="2.96022647840067" calcext:value-type="float">
            <text:p>(2,96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97296" calcext:value-type="float">
            <text:p>9.73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50448" calcext:value-type="float">
            <text:p>5.04E-03</text:p>
          </table:table-cell>
          <table:table-cell table:style-name="ce6" table:formula="of:=[.S15]/[.U15]" office:value-type="float" office:value="1.92863939105614" calcext:value-type="float">
            <text:p>(1,93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49067" calcext:value-type="float">
            <text:p>4,91E-008</text:p>
          </table:table-cell>
          <table:table-cell office:value-type="float" office:value="0.0000000036844" calcext:value-type="float">
            <text:p>3,68E-009</text:p>
          </table:table-cell>
          <table:table-cell/>
          <table:table-cell table:style-name="ce12" office:value-type="float" office:value="0.00000000000015864" calcext:value-type="float">
            <text:p>1,59E-013</text:p>
          </table:table-cell>
          <table:table-cell table:style-name="ce12" office:value-type="float" office:value="2.283E-015" calcext:value-type="float">
            <text:p>2,28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office:value-type="float" office:value="4.9604" calcext:value-type="float">
            <text:p>4.96E+00</text:p>
          </table:table-cell>
          <table:table-cell office:value-type="string" calcext:value-type="string">
            <text:p>|&amp;\verb|</text:p>
          </table:table-cell>
          <table:table-cell office:value-type="float" office:value="0.017275" calcext:value-type="float">
            <text:p>1.73E-02</text:p>
          </table:table-cell>
          <table:table-cell office:value-type="string" calcext:value-type="string">
            <text:p>|&amp;\verb|</text:p>
          </table:table-cell>
          <table:table-cell office:value-type="float" office:value="0.0061919" calcext:value-type="float">
            <text:p>6.19E-03</text:p>
          </table:table-cell>
          <table:table-cell table:style-name="ce6" table:formula="of:=[.N16]/[.P16]" office:value-type="float" office:value="2.78993523797219" calcext:value-type="float">
            <text:p>(2,7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9873" calcext:value-type="float">
            <text:p>1.99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1065" calcext:value-type="float">
            <text:p>1.11E-02</text:p>
          </table:table-cell>
          <table:table-cell table:style-name="ce6" table:formula="of:=[.S16]/[.U16]" office:value-type="float" office:value="1.79602349751469" calcext:value-type="float">
            <text:p>(1,80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36736" calcext:value-type="float">
            <text:p>3,67E-008</text:p>
          </table:table-cell>
          <table:table-cell office:value-type="float" office:value="0.0000000037" calcext:value-type="float">
            <text:p>3,70E-009</text:p>
          </table:table-cell>
          <table:table-cell/>
          <table:table-cell table:style-name="ce12" office:value-type="float" office:value="0.00000000000013273" calcext:value-type="float">
            <text:p>1,33E-013</text:p>
          </table:table-cell>
          <table:table-cell table:style-name="ce12" office:value-type="float" office:value="2.3374E-015" calcext:value-type="float">
            <text:p>2,34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&amp;\verb|</text:p>
          </table:table-cell>
          <table:table-cell office:value-type="float" office:value="19.851" calcext:value-type="float">
            <text:p>1.99E+01</text:p>
          </table:table-cell>
          <table:table-cell office:value-type="string" calcext:value-type="string">
            <text:p>|&amp;\verb|</text:p>
          </table:table-cell>
          <table:table-cell office:value-type="float" office:value="0.036596" calcext:value-type="float">
            <text:p>3.66E-02</text:p>
          </table:table-cell>
          <table:table-cell office:value-type="string" calcext:value-type="string">
            <text:p>|&amp;\verb|</text:p>
          </table:table-cell>
          <table:table-cell office:value-type="float" office:value="0.012954" calcext:value-type="float">
            <text:p>1.30E-02</text:p>
          </table:table-cell>
          <table:table-cell table:style-name="ce6" table:formula="of:=[.N17]/[.P17]" office:value-type="float" office:value="2.82507333642118" calcext:value-type="float">
            <text:p>(2,83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4139" calcext:value-type="float">
            <text:p>4.14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3299" calcext:value-type="float">
            <text:p>2.33E-02</text:p>
          </table:table-cell>
          <table:table-cell table:style-name="ce6" table:formula="of:=[.S17]/[.U17]" office:value-type="float" office:value="1.77647109317997" calcext:value-type="float">
            <text:p>(1,78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28586" calcext:value-type="float">
            <text:p>2,86E-008</text:p>
          </table:table-cell>
          <table:table-cell office:value-type="float" office:value="0.0000000036732" calcext:value-type="float">
            <text:p>3,67E-009</text:p>
          </table:table-cell>
          <table:table-cell/>
          <table:table-cell table:style-name="ce12" office:value-type="float" office:value="0.00000000000013833" calcext:value-type="float">
            <text:p>1,38E-013</text:p>
          </table:table-cell>
          <table:table-cell table:style-name="ce12" office:value-type="float" office:value="2.2185E-015" calcext:value-type="float">
            <text:p>2,22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office:value-type="float" office:value="78.877" calcext:value-type="float">
            <text:p>7.89E+01</text:p>
          </table:table-cell>
          <table:table-cell office:value-type="string" calcext:value-type="string">
            <text:p>|&amp;\verb|</text:p>
          </table:table-cell>
          <table:table-cell office:value-type="float" office:value="0.083874" calcext:value-type="float">
            <text:p>8.39E-02</text:p>
          </table:table-cell>
          <table:table-cell office:value-type="string" calcext:value-type="string">
            <text:p>|&amp;\verb|</text:p>
          </table:table-cell>
          <table:table-cell office:value-type="float" office:value="0.026647" calcext:value-type="float">
            <text:p>2.66E-02</text:p>
          </table:table-cell>
          <table:table-cell table:style-name="ce6" table:formula="of:=[.N18]/[.P18]" office:value-type="float" office:value="3.14759635230983" calcext:value-type="float">
            <text:p>(3,15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93824" calcext:value-type="float">
            <text:p>9.38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48932" calcext:value-type="float">
            <text:p>4.89E-02</text:p>
          </table:table-cell>
          <table:table-cell table:style-name="ce6" table:formula="of:=[.S18]/[.U18]" office:value-type="float" office:value="1.91743644240987" calcext:value-type="float">
            <text:p>(1,92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203" calcext:value-type="float">
            <text:p>2,03E-008</text:p>
          </table:table-cell>
          <table:table-cell office:value-type="float" office:value="0.0000000036362" calcext:value-type="float">
            <text:p>3,64E-009</text:p>
          </table:table-cell>
          <table:table-cell table:number-columns-repeated="2"/>
          <table:table-cell table:style-name="ce12" office:value-type="float" office:value="2.275E-015" calcext:value-type="float">
            <text:p>2,28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&amp;\verb|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office:value-type="float" office:value="0.19933" calcext:value-type="float">
            <text:p>1.99E-01</text:p>
          </table:table-cell>
          <table:table-cell office:value-type="string" calcext:value-type="string">
            <text:p>|&amp;\verb|</text:p>
          </table:table-cell>
          <table:table-cell office:value-type="float" office:value="0.05401" calcext:value-type="float">
            <text:p>5.40E-02</text:p>
          </table:table-cell>
          <table:table-cell table:style-name="ce6" table:formula="of:=[.N19]/[.P19]" office:value-type="float" office:value="3.69061284947232" calcext:value-type="float">
            <text:p>(3,6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24757" calcext:value-type="float">
            <text:p>2.48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97372" calcext:value-type="float">
            <text:p>9.74E-02</text:p>
          </table:table-cell>
          <table:table-cell table:style-name="ce6" table:formula="of:=[.S19]/[.U19]" office:value-type="float" office:value="2.5425173561188" calcext:value-type="float">
            <text:p>(2,54)</text:p>
          </table:table-cell>
          <table:table-cell table:style-name="ce6" office:value-type="string" calcext:value-type="string">
            <text:p>|\\</text:p>
          </table:table-cell>
          <table:table-cell table:style-name="Default"/>
          <table:table-cell office:value-type="float" office:value="0.0000000036561" calcext:value-type="float">
            <text:p>3,66E-009</text:p>
          </table:table-cell>
          <table:table-cell table:number-columns-repeated="2"/>
          <table:table-cell table:style-name="ce12" office:value-type="float" office:value="2.2768E-015" calcext:value-type="float">
            <text:p>2,28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office:value-type="float" office:value="0.42325" calcext:value-type="float">
            <text:p>4.23E-01</text:p>
          </table:table-cell>
          <table:table-cell office:value-type="string" calcext:value-type="string">
            <text:p>|&amp;\verb|</text:p>
          </table:table-cell>
          <table:table-cell office:value-type="float" office:value="0.10914" calcext:value-type="float">
            <text:p>1.09E-01</text:p>
          </table:table-cell>
          <table:table-cell table:style-name="ce6" table:formula="of:=[.N20]/[.P20]" office:value-type="float" office:value="3.87804654572109" calcext:value-type="float">
            <text:p>(3,88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51394" calcext:value-type="float">
            <text:p>5.14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9654" calcext:value-type="float">
            <text:p>1.97E-01</text:p>
          </table:table-cell>
          <table:table-cell table:style-name="ce6" table:formula="of:=[.S20]/[.U20]" office:value-type="float" office:value="2.61493843492419" calcext:value-type="float">
            <text:p>(2,61)</text:p>
          </table:table-cell>
          <table:table-cell table:style-name="ce6" office:value-type="string" calcext:value-type="string">
            <text:p>|\\</text:p>
          </table:table-cell>
          <table:table-cell table:style-name="Default"/>
          <table:table-cell office:value-type="float" office:value="0.0000000036545" calcext:value-type="float">
            <text:p>3,65E-009</text:p>
          </table:table-cell>
          <table:table-cell table:number-columns-repeated="2"/>
          <table:table-cell table:style-name="ce12" office:value-type="float" office:value="2.4442E-015" calcext:value-type="float">
            <text:p>2,44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&amp;\verb|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office:value-type="float" office:value="0.88321" calcext:value-type="float">
            <text:p>8.83E-01</text:p>
          </table:table-cell>
          <table:table-cell office:value-type="string" calcext:value-type="string">
            <text:p>|&amp;\verb|</text:p>
          </table:table-cell>
          <table:table-cell office:value-type="float" office:value="0.21995" calcext:value-type="float">
            <text:p>2.20E-01</text:p>
          </table:table-cell>
          <table:table-cell table:style-name="ce6" table:formula="of:=[.N21]/[.P21]" office:value-type="float" office:value="4.01550352352808" calcext:value-type="float">
            <text:p>(4,02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0521" calcext:value-type="float">
            <text:p>1.05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9539" calcext:value-type="float">
            <text:p>3.95E-01</text:p>
          </table:table-cell>
          <table:table-cell table:style-name="ce6" table:formula="of:=[.S21]/[.U21]" office:value-type="float" office:value="2.66091706922279" calcext:value-type="float">
            <text:p>(2,66)</text:p>
          </table:table-cell>
          <table:table-cell table:style-name="ce6" office:value-type="string" calcext:value-type="string">
            <text:p>|\\</text:p>
          </table:table-cell>
          <table:table-cell table:style-name="Default"/>
          <table:table-cell office:value-type="float" office:value="0.0000000036548" calcext:value-type="float">
            <text:p>3,65E-009</text:p>
          </table:table-cell>
          <table:table-cell table:number-columns-repeated="2"/>
          <table:table-cell table:style-name="ce12" office:value-type="float" office:value="2.3875E-015" calcext:value-type="float">
            <text:p>2,39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&amp;\verb|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office:value-type="float" office:value="2.0035" calcext:value-type="float">
            <text:p>2.00E+00</text:p>
          </table:table-cell>
          <table:table-cell office:value-type="string" calcext:value-type="string">
            <text:p>|&amp;\verb|</text:p>
          </table:table-cell>
          <table:table-cell office:value-type="float" office:value="0.50196" calcext:value-type="float">
            <text:p>5.02E-01</text:p>
          </table:table-cell>
          <table:table-cell table:style-name="ce6" table:formula="of:=[.N22]/[.P22]" office:value-type="float" office:value="3.99135389274046" calcext:value-type="float">
            <text:p>(3,9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.2499" calcext:value-type="float">
            <text:p>2.25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79377" calcext:value-type="float">
            <text:p>7.94E-01</text:p>
          </table:table-cell>
          <table:table-cell table:style-name="ce6" table:formula="of:=[.S22]/[.U22]" office:value-type="float" office:value="2.83444826587047" calcext:value-type="float">
            <text:p>(2,83)</text:p>
          </table:table-cell>
          <table:table-cell table:style-name="ce6" office:value-type="string" calcext:value-type="string">
            <text:p>|\\</text:p>
          </table:table-cell>
          <table:table-cell table:style-name="Default"/>
          <table:table-cell office:value-type="float" office:value="0.0000000036586" calcext:value-type="float">
            <text:p>3,66E-009</text:p>
          </table:table-cell>
          <table:table-cell table:number-columns-repeated="2"/>
          <table:table-cell table:style-name="ce12" office:value-type="float" office:value="2.3884E-015" calcext:value-type="float">
            <text:p>2,39E-015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Default"/>
          <table:table-cell/>
          <table:table-cell table:style-name="ce12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office:value-type="float" office:value="0.0001205" calcext:value-type="float">
            <text:p>1.21E-04</text:p>
          </table:table-cell>
          <table:table-cell office:value-type="string" calcext:value-type="string">
            <text:p>|&amp;\verb|</text:p>
          </table:table-cell>
          <table:table-cell office:value-type="float" office:value="0.000069594" calcext:value-type="float">
            <text:p>6.96E-05</text:p>
          </table:table-cell>
          <table:table-cell office:value-type="string" calcext:value-type="string">
            <text:p>|&amp;\verb|</text:p>
          </table:table-cell>
          <table:table-cell office:value-type="float" office:value="0.0011495" calcext:value-type="float">
            <text:p>1.15E-03</text:p>
          </table:table-cell>
          <table:table-cell table:style-name="ce6" table:formula="of:=[.N24]/[.P24]" office:value-type="float" office:value="0.0605428447150935" calcext:value-type="float">
            <text:p>(0,06)</text:p>
          </table:table-cell>
          <table:table-cell office:value-type="string" calcext:value-type="string">
            <text:p>|&amp;\verb|</text:p>
          </table:table-cell>
          <table:table-cell/>
          <table:table-cell office:value-type="string" calcext:value-type="string">
            <text:p>|&amp;\verb|</text:p>
          </table:table-cell>
          <table:table-cell/>
          <table:table-cell table:style-name="ce6"/>
          <table:table-cell table:style-name="ce6" office:value-type="string" calcext:value-type="string">
            <text:p>|\\</text:p>
          </table:table-cell>
          <table:table-cell office:value-type="float" office:value="0.0000011302" calcext:value-type="float">
            <text:p>1,13E-006</text:p>
          </table:table-cell>
          <table:table-cell office:value-type="float" office:value="0.000000015214" calcext:value-type="float">
            <text:p>1,52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office:value-type="float" office:value="0.00057233" calcext:value-type="float">
            <text:p>5.72E-04</text:p>
          </table:table-cell>
          <table:table-cell office:value-type="string" calcext:value-type="string">
            <text:p>|&amp;\verb|</text:p>
          </table:table-cell>
          <table:table-cell office:value-type="float" office:value="0.00022742" calcext:value-type="float">
            <text:p>2.27E-04</text:p>
          </table:table-cell>
          <table:table-cell office:value-type="string" calcext:value-type="string">
            <text:p>|&amp;\verb|</text:p>
          </table:table-cell>
          <table:table-cell office:value-type="float" office:value="0.0015535" calcext:value-type="float">
            <text:p>1.55E-03</text:p>
          </table:table-cell>
          <table:table-cell table:style-name="ce6" table:formula="of:=[.N25]/[.P25]" office:value-type="float" office:value="0.146392018023817" calcext:value-type="float">
            <text:p>(0,15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0389" calcext:value-type="float">
            <text:p>5.04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49091" calcext:value-type="float">
            <text:p>4.91E-03</text:p>
          </table:table-cell>
          <table:table-cell table:style-name="ce6" table:formula="of:=[.S25]/[.U25]" office:value-type="float" office:value="0.10264406917765" calcext:value-type="float">
            <text:p>(0,10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59883" calcext:value-type="float">
            <text:p>5,99E-007</text:p>
          </table:table-cell>
          <table:table-cell office:value-type="float" office:value="0.0000000072345" calcext:value-type="float">
            <text:p>7,23E-009</text:p>
          </table:table-cell>
          <table:table-cell/>
          <table:table-cell table:style-name="ce12" office:value-type="float" office:value="0.0000000000020938" calcext:value-type="float">
            <text:p>2,09E-012</text:p>
          </table:table-cell>
          <table:table-cell table:style-name="ce12" office:value-type="float" office:value="0.000000000000011824" calcext:value-type="float">
            <text:p>1,18E-01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office:value-type="float" office:value="0.0022106" calcext:value-type="float">
            <text:p>2.21E-03</text:p>
          </table:table-cell>
          <table:table-cell office:value-type="string" calcext:value-type="string">
            <text:p>|&amp;\verb|</text:p>
          </table:table-cell>
          <table:table-cell office:value-type="float" office:value="0.00088735" calcext:value-type="float">
            <text:p>8.87E-04</text:p>
          </table:table-cell>
          <table:table-cell office:value-type="string" calcext:value-type="string">
            <text:p>|&amp;\verb|</text:p>
          </table:table-cell>
          <table:table-cell office:value-type="float" office:value="0.0021747" calcext:value-type="float">
            <text:p>2.17E-03</text:p>
          </table:table-cell>
          <table:table-cell table:style-name="ce6" table:formula="of:=[.N26]/[.P26]" office:value-type="float" office:value="0.408033291948315" calcext:value-type="float">
            <text:p>(0,41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4201" calcext:value-type="float">
            <text:p>2.42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70276" calcext:value-type="float">
            <text:p>7.03E-03</text:p>
          </table:table-cell>
          <table:table-cell table:style-name="ce6" table:formula="of:=[.S26]/[.U26]" office:value-type="float" office:value="0.344370766691331" calcext:value-type="float">
            <text:p>(0,34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25898" calcext:value-type="float">
            <text:p>2,59E-007</text:p>
          </table:table-cell>
          <table:table-cell office:value-type="float" office:value="0.0000000072676" calcext:value-type="float">
            <text:p>7,27E-009</text:p>
          </table:table-cell>
          <table:table-cell/>
          <table:table-cell table:style-name="ce12" office:value-type="float" office:value="0.00000000000093026" calcext:value-type="float">
            <text:p>9,30E-013</text:p>
          </table:table-cell>
          <table:table-cell table:style-name="ce12" office:value-type="float" office:value="8.7733E-015" calcext:value-type="float">
            <text:p>8,77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5748" calcext:value-type="float">
            <text:p>2.57E-02</text:p>
          </table:table-cell>
          <table:table-cell office:value-type="string" calcext:value-type="string">
            <text:p>|&amp;\verb|</text:p>
          </table:table-cell>
          <table:table-cell office:value-type="float" office:value="0.0037164" calcext:value-type="float">
            <text:p>3.72E-03</text:p>
          </table:table-cell>
          <table:table-cell office:value-type="string" calcext:value-type="string">
            <text:p>|&amp;\verb|</text:p>
          </table:table-cell>
          <table:table-cell office:value-type="float" office:value="0.0055518" calcext:value-type="float">
            <text:p>5.55E-03</text:p>
          </table:table-cell>
          <table:table-cell table:style-name="ce6" table:formula="of:=[.N27]/[.P27]" office:value-type="float" office:value="0.669404517453799" calcext:value-type="float">
            <text:p>(0,67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71619" calcext:value-type="float">
            <text:p>7.16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8446" calcext:value-type="float">
            <text:p>1.84E-02</text:p>
          </table:table-cell>
          <table:table-cell table:style-name="ce6" table:formula="of:=[.S27]/[.U27]" office:value-type="float" office:value="0.388263038057031" calcext:value-type="float">
            <text:p>(0,39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13688" calcext:value-type="float">
            <text:p>1,37E-007</text:p>
          </table:table-cell>
          <table:table-cell office:value-type="float" office:value="0.0000000072926" calcext:value-type="float">
            <text:p>7,29E-009</text:p>
          </table:table-cell>
          <table:table-cell/>
          <table:table-cell table:style-name="ce12" office:value-type="float" office:value="0.00000000000047658" calcext:value-type="float">
            <text:p>4,77E-013</text:p>
          </table:table-cell>
          <table:table-cell table:style-name="ce12" office:value-type="float" office:value="4.7548E-015" calcext:value-type="float">
            <text:p>4,75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office:value-type="float" office:value="0.34139" calcext:value-type="float">
            <text:p>3.41E-01</text:p>
          </table:table-cell>
          <table:table-cell office:value-type="string" calcext:value-type="string">
            <text:p>|&amp;\verb|</text:p>
          </table:table-cell>
          <table:table-cell office:value-type="float" office:value="0.016238" calcext:value-type="float">
            <text:p>1.62E-02</text:p>
          </table:table-cell>
          <table:table-cell office:value-type="string" calcext:value-type="string">
            <text:p>|&amp;\verb|</text:p>
          </table:table-cell>
          <table:table-cell office:value-type="float" office:value="0.01513" calcext:value-type="float">
            <text:p>1.51E-02</text:p>
          </table:table-cell>
          <table:table-cell table:style-name="ce6" table:formula="of:=[.N28]/[.P28]" office:value-type="float" office:value="1.07323198942498" calcext:value-type="float">
            <text:p>(1,07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34089" calcext:value-type="float">
            <text:p>3.4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50169" calcext:value-type="float">
            <text:p>5.02E-02</text:p>
          </table:table-cell>
          <table:table-cell table:style-name="ce6" table:formula="of:=[.S28]/[.U28]" office:value-type="float" office:value="0.679483346289541" calcext:value-type="float">
            <text:p>(0,68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76412" calcext:value-type="float">
            <text:p>7,64E-008</text:p>
          </table:table-cell>
          <table:table-cell office:value-type="float" office:value="0.0000000072671" calcext:value-type="float">
            <text:p>7,27E-009</text:p>
          </table:table-cell>
          <table:table-cell/>
          <table:table-cell table:style-name="ce12" office:value-type="float" office:value="0.00000000000026092" calcext:value-type="float">
            <text:p>2,61E-013</text:p>
          </table:table-cell>
          <table:table-cell table:style-name="ce12" office:value-type="float" office:value="4.5916E-015" calcext:value-type="float">
            <text:p>4,59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office:value-type="float" office:value="5.05" calcext:value-type="float">
            <text:p>5.05E+00</text:p>
          </table:table-cell>
          <table:table-cell office:value-type="string" calcext:value-type="string">
            <text:p>|&amp;\verb|</text:p>
          </table:table-cell>
          <table:table-cell office:value-type="float" office:value="0.070876" calcext:value-type="float">
            <text:p>7.09E-02</text:p>
          </table:table-cell>
          <table:table-cell office:value-type="string" calcext:value-type="string">
            <text:p>|&amp;\verb|</text:p>
          </table:table-cell>
          <table:table-cell office:value-type="float" office:value="0.068956" calcext:value-type="float">
            <text:p>6.90E-02</text:p>
          </table:table-cell>
          <table:table-cell table:style-name="ce6" table:formula="of:=[.N29]/[.P29]" office:value-type="float" office:value="1.02784384245026" calcext:value-type="float">
            <text:p>(1,03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4243" calcext:value-type="float">
            <text:p>1.42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23058" calcext:value-type="float">
            <text:p>2.31E-01</text:p>
          </table:table-cell>
          <table:table-cell table:style-name="ce6" table:formula="of:=[.S29]/[.U29]" office:value-type="float" office:value="0.617703183276954" calcext:value-type="float">
            <text:p>(0,62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41816" calcext:value-type="float">
            <text:p>4,18E-008</text:p>
          </table:table-cell>
          <table:table-cell office:value-type="float" office:value="0.0000000073084" calcext:value-type="float">
            <text:p>7,31E-009</text:p>
          </table:table-cell>
          <table:table-cell/>
          <table:table-cell table:style-name="ce12" office:value-type="float" office:value="0.00000000000014666" calcext:value-type="float">
            <text:p>1,47E-013</text:p>
          </table:table-cell>
          <table:table-cell table:style-name="ce12" office:value-type="float" office:value="4.5587E-015" calcext:value-type="float">
            <text:p>4,56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office:value-type="float" office:value="80.349" calcext:value-type="float">
            <text:p>8.03E+01</text:p>
          </table:table-cell>
          <table:table-cell office:value-type="string" calcext:value-type="string">
            <text:p>|&amp;\verb|</text:p>
          </table:table-cell>
          <table:table-cell office:value-type="float" office:value="0.47026" calcext:value-type="float">
            <text:p>4.70E-01</text:p>
          </table:table-cell>
          <table:table-cell office:value-type="string" calcext:value-type="string">
            <text:p>|&amp;\verb|</text:p>
          </table:table-cell>
          <table:table-cell office:value-type="float" office:value="0.28798" calcext:value-type="float">
            <text:p>2.88E-01</text:p>
          </table:table-cell>
          <table:table-cell table:style-name="ce6" table:formula="of:=[.N30]/[.P30]" office:value-type="float" office:value="1.63296062226544" calcext:value-type="float">
            <text:p>(1,63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0901" calcext:value-type="float">
            <text:p>1.09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96814" calcext:value-type="float">
            <text:p>9.68E-01</text:p>
          </table:table-cell>
          <table:table-cell table:style-name="ce6" table:formula="of:=[.S30]/[.U30]" office:value-type="float" office:value="1.12597351622699" calcext:value-type="float">
            <text:p>(1,13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28486" calcext:value-type="float">
            <text:p>2,85E-008</text:p>
          </table:table-cell>
          <table:table-cell office:value-type="float" office:value="0.0000000072859" calcext:value-type="float">
            <text:p>7,29E-009</text:p>
          </table:table-cell>
          <table:table-cell/>
          <table:table-cell table:style-name="ce12" office:value-type="float" office:value="0.000000000000093863" calcext:value-type="float">
            <text:p>9,39E-014</text:p>
          </table:table-cell>
          <table:table-cell table:style-name="ce12" office:value-type="float" office:value="4.6673E-015" calcext:value-type="float">
            <text:p>4,67E-015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/>
          <table:table-cell office:value-type="string" calcext:value-type="string">
            <text:p>|&amp;\verb|</text:p>
          </table:table-cell>
          <table:table-cell office:value-type="float" office:value="2.3266" calcext:value-type="float">
            <text:p>2.33E+00</text:p>
          </table:table-cell>
          <table:table-cell office:value-type="string" calcext:value-type="string">
            <text:p>|&amp;\verb|</text:p>
          </table:table-cell>
          <table:table-cell office:value-type="float" office:value="1.1701" calcext:value-type="float">
            <text:p>1.17E+00</text:p>
          </table:table-cell>
          <table:table-cell table:style-name="ce6" table:formula="of:=[.N31]/[.P31]" office:value-type="float" office:value="1.98837706178959" calcext:value-type="float">
            <text:p>(1,99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6.0097" calcext:value-type="float">
            <text:p>6.01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3.9323" calcext:value-type="float">
            <text:p>3.93E+00</text:p>
          </table:table-cell>
          <table:table-cell table:style-name="ce6" table:formula="of:=[.S31]/[.U31]" office:value-type="float" office:value="1.52829133077334" calcext:value-type="float">
            <text:p>(1,53)</text:p>
          </table:table-cell>
          <table:table-cell table:style-name="ce6" office:value-type="string" calcext:value-type="string">
            <text:p>|\\</text:p>
          </table:table-cell>
          <table:table-cell table:style-name="Default"/>
          <table:table-cell office:value-type="float" office:value="0.0000000073056" calcext:value-type="float">
            <text:p>7,31E-009</text:p>
          </table:table-cell>
          <table:table-cell table:number-columns-repeated="2"/>
          <table:table-cell table:style-name="ce12" office:value-type="float" office:value="4.6659E-015" calcext:value-type="float">
            <text:p>4,67E-015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6"/>
          <table:table-cell table:number-columns-repeated="4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office:value-type="float" office:value="0.0012282" calcext:value-type="float">
            <text:p>1.23E-03</text:p>
          </table:table-cell>
          <table:table-cell office:value-type="string" calcext:value-type="string">
            <text:p>|&amp;\verb|</text:p>
          </table:table-cell>
          <table:table-cell office:value-type="float" office:value="0.0059707" calcext:value-type="float">
            <text:p>5.97E-03</text:p>
          </table:table-cell>
          <table:table-cell office:value-type="string" calcext:value-type="string">
            <text:p>|&amp;\verb|</text:p>
          </table:table-cell>
          <table:table-cell office:value-type="float" office:value="0.020866" calcext:value-type="float">
            <text:p>2.09E-02</text:p>
          </table:table-cell>
          <table:table-cell table:style-name="ce6" table:formula="of:=[.N33]/[.P33]" office:value-type="float" office:value="0.286144924757979" calcext:value-type="float">
            <text:p>(0,29)</text:p>
          </table:table-cell>
          <table:table-cell office:value-type="string" calcext:value-type="string">
            <text:p>|&amp;\verb|</text:p>
          </table:table-cell>
          <table:table-cell/>
          <table:table-cell office:value-type="string" calcext:value-type="string">
            <text:p>|&amp;\verb|</text:p>
          </table:table-cell>
          <table:table-cell/>
          <table:table-cell table:style-name="ce6"/>
          <table:table-cell table:style-name="ce6" office:value-type="string" calcext:value-type="string">
            <text:p>|\\</text:p>
          </table:table-cell>
          <table:table-cell office:value-type="float" office:value="0.00000047187" calcext:value-type="float">
            <text:p>4,72E-007</text:p>
          </table:table-cell>
          <table:table-cell office:value-type="float" office:value="0.000000011236" calcext:value-type="float">
            <text:p>1,12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711" calcext:value-type="float">
            <text:p>2.71E-02</text:p>
          </table:table-cell>
          <table:table-cell office:value-type="string" calcext:value-type="string">
            <text:p>|&amp;\verb|</text:p>
          </table:table-cell>
          <table:table-cell office:value-type="float" office:value="0.041353" calcext:value-type="float">
            <text:p>4.14E-02</text:p>
          </table:table-cell>
          <table:table-cell office:value-type="string" calcext:value-type="string">
            <text:p>|&amp;\verb|</text:p>
          </table:table-cell>
          <table:table-cell office:value-type="float" office:value="0.058529" calcext:value-type="float">
            <text:p>5.85E-02</text:p>
          </table:table-cell>
          <table:table-cell table:style-name="ce6" table:formula="of:=[.N34]/[.P34]" office:value-type="float" office:value="0.706538638965299" calcext:value-type="float">
            <text:p>(0,71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8581" calcext:value-type="float">
            <text:p>1.86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6939" calcext:value-type="float">
            <text:p>3.69E-01</text:p>
          </table:table-cell>
          <table:table-cell table:style-name="ce6" table:formula="of:=[.S34]/[.U34]" office:value-type="float" office:value="0.503018489942879" calcext:value-type="float">
            <text:p>(0,50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20944" calcext:value-type="float">
            <text:p>2,09E-007</text:p>
          </table:table-cell>
          <table:table-cell office:value-type="float" office:value="0.000000010814" calcext:value-type="float">
            <text:p>1,08E-008</text:p>
          </table:table-cell>
          <table:table-cell/>
          <table:table-cell table:style-name="ce12" office:value-type="float" office:value="0.00000000000072482" calcext:value-type="float">
            <text:p>7,25E-013</text:p>
          </table:table-cell>
          <table:table-cell table:style-name="ce12" office:value-type="float" office:value="0.000000000000086664" calcext:value-type="float">
            <text:p>8,67E-01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office:value-type="float" office:value="1.3564" calcext:value-type="float">
            <text:p>1.36E+00</text:p>
          </table:table-cell>
          <table:table-cell office:value-type="string" calcext:value-type="string">
            <text:p>|&amp;\verb|</text:p>
          </table:table-cell>
          <table:table-cell office:value-type="float" office:value="0.35076" calcext:value-type="float">
            <text:p>3.51E-01</text:p>
          </table:table-cell>
          <table:table-cell office:value-type="string" calcext:value-type="string">
            <text:p>|&amp;\verb|</text:p>
          </table:table-cell>
          <table:table-cell office:value-type="float" office:value="0.47185" calcext:value-type="float">
            <text:p>4.72E-01</text:p>
          </table:table-cell>
          <table:table-cell table:style-name="ce6" table:formula="of:=[.N35]/[.P35]" office:value-type="float" office:value="0.743371834269365" calcext:value-type="float">
            <text:p>(0,74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5143" calcext:value-type="float">
            <text:p>1.51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.9917" calcext:value-type="float">
            <text:p>2.99E+00</text:p>
          </table:table-cell>
          <table:table-cell table:style-name="ce6" table:formula="of:=[.S35]/[.U35]" office:value-type="float" office:value="0.506167062205435" calcext:value-type="float">
            <text:p>(0,51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85574" calcext:value-type="float">
            <text:p>8,56E-008</text:p>
          </table:table-cell>
          <table:table-cell office:value-type="float" office:value="0.000000010964" calcext:value-type="float">
            <text:p>1,10E-008</text:p>
          </table:table-cell>
          <table:table-cell/>
          <table:table-cell table:style-name="ce12" office:value-type="float" office:value="0.00000000000030046" calcext:value-type="float">
            <text:p>3,00E-013</text:p>
          </table:table-cell>
          <table:table-cell table:style-name="ce12" office:value-type="float" office:value="0.000000000000016345" calcext:value-type="float">
            <text:p>1,63E-014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office:value-type="float" office:value="84.002" calcext:value-type="float">
            <text:p>8.40E+01</text:p>
          </table:table-cell>
          <table:table-cell office:value-type="string" calcext:value-type="string">
            <text:p>|&amp;\verb|</text:p>
          </table:table-cell>
          <table:table-cell office:value-type="float" office:value="6.167" calcext:value-type="float">
            <text:p>6.17E+00</text:p>
          </table:table-cell>
          <table:table-cell office:value-type="string" calcext:value-type="string">
            <text:p>|&amp;\verb|</text:p>
          </table:table-cell>
          <table:table-cell office:value-type="float" office:value="3.973" calcext:value-type="float">
            <text:p>3.97E+00</text:p>
          </table:table-cell>
          <table:table-cell table:style-name="ce6" table:formula="of:=[.N36]/[.P36]" office:value-type="float" office:value="1.5522275358671" calcext:value-type="float">
            <text:p>(1,55)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6.956" calcext:value-type="float">
            <text:p>2.70E+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5.251" calcext:value-type="float">
            <text:p>2.53E+01</text:p>
          </table:table-cell>
          <table:table-cell table:style-name="ce6" table:formula="of:=[.S36]/[.U36]" office:value-type="float" office:value="1.06752207833353" calcext:value-type="float">
            <text:p>(1,07)</text:p>
          </table:table-cell>
          <table:table-cell table:style-name="ce6" office:value-type="string" calcext:value-type="string">
            <text:p>|\\</text:p>
          </table:table-cell>
          <table:table-cell office:value-type="float" office:value="0.000000030575" calcext:value-type="float">
            <text:p>3,06E-008</text:p>
          </table:table-cell>
          <table:table-cell office:value-type="float" office:value="0.000000010995" calcext:value-type="float">
            <text:p>1,10E-008</text:p>
          </table:table-cell>
          <table:table-cell/>
          <table:table-cell table:style-name="ce12" office:value-type="float" office:value="0.00000000000010759" calcext:value-type="float">
            <text:p>1,08E-013</text:p>
          </table:table-cell>
          <table:table-cell table:style-name="ce12" office:value-type="float" office:value="7.0483E-015" calcext:value-type="float">
            <text:p>7,05E-015</text:p>
          </table:table-cell>
          <table:table-cell table:number-columns-repeated="996"/>
        </table:table-row>
        <table:table-row table:style-name="ro1" table:number-rows-repeated="2">
          <table:table-cell table:number-columns-repeated="12"/>
          <table:table-cell table:style-name="ce2"/>
          <table:table-cell/>
          <table:table-cell table:style-name="ce2"/>
          <table:table-cell table:number-columns-repeated="1009"/>
        </table:table-row>
        <table:table-row table:style-name="ro1">
          <table:table-cell table:style-name="ce16" table:number-columns-repeated="11"/>
          <table:table-cell table:style-name="ce18" table:number-columns-repeated="5"/>
          <table:table-cell table:style-name="ce16" table:number-columns-repeated="7"/>
          <table:table-cell table:style-name="ce19" table:number-columns-repeated="2"/>
          <table:table-cell table:style-name="ce16"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/>
          <table:table-cell office:value-type="float" office:value="4" calcext:value-type="float">
            <text:p>4</text:p>
          </table:table-cell>
          <table:table-cell/>
          <table:table-cell office:value-type="float" office:value="0.000043283" calcext:value-type="float">
            <text:p>4.33E-05</text:p>
          </table:table-cell>
          <table:table-cell table:style-name="ce2"/>
          <table:table-cell office:value-type="float" office:value="0.0000096059" calcext:value-type="float">
            <text:p>9.61E-06</text:p>
          </table:table-cell>
          <table:table-cell table:style-name="ce2"/>
          <table:table-cell office:value-type="float" office:value="0.00014713" calcext:value-type="float">
            <text:p>1.47E-04</text:p>
          </table:table-cell>
          <table:table-cell table:number-columns-repeated="7"/>
          <table:table-cell office:value-type="float" office:value="0.0000009499" calcext:value-type="float">
            <text:p>9,50E-007</text:p>
          </table:table-cell>
          <table:table-cell office:value-type="float" office:value="0.000000015201" calcext:value-type="float">
            <text:p>1,52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65062" calcext:value-type="float">
            <text:p>6.51E-05</text:p>
          </table:table-cell>
          <table:table-cell table:style-name="ce2"/>
          <table:table-cell office:value-type="float" office:value="0.000013637" calcext:value-type="float">
            <text:p>1.36E-05</text:p>
          </table:table-cell>
          <table:table-cell table:style-name="ce2"/>
          <table:table-cell office:value-type="float" office:value="0.00016274" calcext:value-type="float">
            <text:p>1.63E-04</text:p>
          </table:table-cell>
          <table:table-cell table:number-columns-repeated="7"/>
          <table:table-cell office:value-type="float" office:value="0.00000061286" calcext:value-type="float">
            <text:p>6,13E-007</text:p>
          </table:table-cell>
          <table:table-cell office:value-type="float" office:value="0.0000000065984" calcext:value-type="float">
            <text:p>6,60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11508" calcext:value-type="float">
            <text:p>1.15E-04</text:p>
          </table:table-cell>
          <table:table-cell table:style-name="ce2"/>
          <table:table-cell office:value-type="float" office:value="0.000032956" calcext:value-type="float">
            <text:p>3.30E-05</text:p>
          </table:table-cell>
          <table:table-cell table:style-name="ce2"/>
          <table:table-cell office:value-type="float" office:value="0.00019918" calcext:value-type="float">
            <text:p>1.99E-04</text:p>
          </table:table-cell>
          <table:table-cell table:number-columns-repeated="7"/>
          <table:table-cell office:value-type="float" office:value="0.00000038035" calcext:value-type="float">
            <text:p>3,80E-007</text:p>
          </table:table-cell>
          <table:table-cell office:value-type="float" office:value="0.00000000711" calcext:value-type="float">
            <text:p>7,11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20881" calcext:value-type="float">
            <text:p>2.09E-04</text:p>
          </table:table-cell>
          <table:table-cell table:style-name="ce2"/>
          <table:table-cell office:value-type="float" office:value="0.000033816" calcext:value-type="float">
            <text:p>3.38E-05</text:p>
          </table:table-cell>
          <table:table-cell table:style-name="ce2"/>
          <table:table-cell office:value-type="float" office:value="0.00019351" calcext:value-type="float">
            <text:p>1.94E-04</text:p>
          </table:table-cell>
          <table:table-cell table:number-columns-repeated="7"/>
          <table:table-cell office:value-type="float" office:value="0.00000049627" calcext:value-type="float">
            <text:p>4,96E-007</text:p>
          </table:table-cell>
          <table:table-cell office:value-type="float" office:value="0.0000000043545" calcext:value-type="float">
            <text:p>4,35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55133" calcext:value-type="float">
            <text:p>5.51E-04</text:p>
          </table:table-cell>
          <table:table-cell table:style-name="ce2"/>
          <table:table-cell office:value-type="float" office:value="0.000060302" calcext:value-type="float">
            <text:p>6.03E-05</text:p>
          </table:table-cell>
          <table:table-cell table:style-name="ce2"/>
          <table:table-cell office:value-type="float" office:value="0.00021955" calcext:value-type="float">
            <text:p>2.20E-04</text:p>
          </table:table-cell>
          <table:table-cell table:number-columns-repeated="7"/>
          <table:table-cell office:value-type="float" office:value="0.00000048804" calcext:value-type="float">
            <text:p>4,88E-007</text:p>
          </table:table-cell>
          <table:table-cell office:value-type="float" office:value="0.0000000037197" calcext:value-type="float">
            <text:p>3,72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21209" calcext:value-type="float">
            <text:p>2.12E-03</text:p>
          </table:table-cell>
          <table:table-cell table:style-name="ce2"/>
          <table:table-cell office:value-type="float" office:value="0.00011551" calcext:value-type="float">
            <text:p>1.16E-04</text:p>
          </table:table-cell>
          <table:table-cell table:style-name="ce2"/>
          <table:table-cell office:value-type="float" office:value="0.00028265" calcext:value-type="float">
            <text:p>2.83E-04</text:p>
          </table:table-cell>
          <table:table-cell table:number-columns-repeated="7"/>
          <table:table-cell office:value-type="float" office:value="0.0000002823" calcext:value-type="float">
            <text:p>2,82E-007</text:p>
          </table:table-cell>
          <table:table-cell office:value-type="float" office:value="0.000000003503" calcext:value-type="float">
            <text:p>3,50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42209" calcext:value-type="float">
            <text:p>4.22E-03</text:p>
          </table:table-cell>
          <table:table-cell table:style-name="ce2"/>
          <table:table-cell office:value-type="float" office:value="0.0018709" calcext:value-type="float">
            <text:p>1.87E-03</text:p>
          </table:table-cell>
          <table:table-cell table:style-name="ce2"/>
          <table:table-cell office:value-type="float" office:value="0.00032748" calcext:value-type="float">
            <text:p>3.27E-04</text:p>
          </table:table-cell>
          <table:table-cell table:number-columns-repeated="7"/>
          <table:table-cell office:value-type="float" office:value="0.00000015263" calcext:value-type="float">
            <text:p>1,53E-007</text:p>
          </table:table-cell>
          <table:table-cell office:value-type="float" office:value="0.0000000035999" calcext:value-type="float">
            <text:p>3,60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0084226" calcext:value-type="float">
            <text:p>8.42E-03</text:p>
          </table:table-cell>
          <table:table-cell table:style-name="ce2"/>
          <table:table-cell office:value-type="float" office:value="0.00046015" calcext:value-type="float">
            <text:p>4.60E-04</text:p>
          </table:table-cell>
          <table:table-cell table:style-name="ce2"/>
          <table:table-cell office:value-type="float" office:value="0.0033197" calcext:value-type="float">
            <text:p>3.32E-03</text:p>
          </table:table-cell>
          <table:table-cell table:number-columns-repeated="7"/>
          <table:table-cell office:value-type="float" office:value="0.00000017003" calcext:value-type="float">
            <text:p>1,70E-007</text:p>
          </table:table-cell>
          <table:table-cell office:value-type="float" office:value="0.0000000037294" calcext:value-type="float">
            <text:p>3,73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336" calcext:value-type="float">
            <text:p>3.36E-02</text:p>
          </table:table-cell>
          <table:table-cell table:style-name="ce2"/>
          <table:table-cell office:value-type="float" office:value="0.00092085" calcext:value-type="float">
            <text:p>9.21E-04</text:p>
          </table:table-cell>
          <table:table-cell table:style-name="ce2"/>
          <table:table-cell office:value-type="float" office:value="0.0007129" calcext:value-type="float">
            <text:p>7.13E-04</text:p>
          </table:table-cell>
          <table:table-cell table:number-columns-repeated="7"/>
          <table:table-cell office:value-type="float" office:value="0.00000013615" calcext:value-type="float">
            <text:p>1,36E-007</text:p>
          </table:table-cell>
          <table:table-cell office:value-type="float" office:value="0.0000000036379" calcext:value-type="float">
            <text:p>3,64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10077" calcext:value-type="float">
            <text:p>1.01E-01</text:p>
          </table:table-cell>
          <table:table-cell table:style-name="ce2"/>
          <table:table-cell office:value-type="float" office:value="0.0019136" calcext:value-type="float">
            <text:p>1.91E-03</text:p>
          </table:table-cell>
          <table:table-cell table:style-name="ce2"/>
          <table:table-cell office:value-type="float" office:value="0.00090461" calcext:value-type="float">
            <text:p>9.05E-04</text:p>
          </table:table-cell>
          <table:table-cell table:number-columns-repeated="7"/>
          <table:table-cell office:value-type="float" office:value="0.0000001035" calcext:value-type="float">
            <text:p>1,04E-007</text:p>
          </table:table-cell>
          <table:table-cell office:value-type="float" office:value="0.000000003598" calcext:value-type="float">
            <text:p>3,60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33584" calcext:value-type="float">
            <text:p>3.36E-01</text:p>
          </table:table-cell>
          <table:table-cell table:style-name="ce2"/>
          <table:table-cell office:value-type="float" office:value="0.003976" calcext:value-type="float">
            <text:p>3.98E-03</text:p>
          </table:table-cell>
          <table:table-cell table:style-name="ce2"/>
          <table:table-cell office:value-type="float" office:value="0.0018031" calcext:value-type="float">
            <text:p>1.80E-03</text:p>
          </table:table-cell>
          <table:table-cell table:number-columns-repeated="7"/>
          <table:table-cell office:value-type="float" office:value="0.000000066292" calcext:value-type="float">
            <text:p>6,63E-008</text:p>
          </table:table-cell>
          <table:table-cell office:value-type="float" office:value="0.0000000036817" calcext:value-type="float">
            <text:p>3,68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.3433" calcext:value-type="float">
            <text:p>1.34E+00</text:p>
          </table:table-cell>
          <table:table-cell table:style-name="ce2"/>
          <table:table-cell office:value-type="float" office:value="0.0083712" calcext:value-type="float">
            <text:p>8.37E-03</text:p>
          </table:table-cell>
          <table:table-cell table:style-name="ce2"/>
          <table:table-cell office:value-type="float" office:value="0.0025876" calcext:value-type="float">
            <text:p>2.59E-03</text:p>
          </table:table-cell>
          <table:table-cell table:number-columns-repeated="7"/>
          <table:table-cell office:value-type="float" office:value="0.000000049067" calcext:value-type="float">
            <text:p>4,91E-008</text:p>
          </table:table-cell>
          <table:table-cell office:value-type="float" office:value="0.0000000036844" calcext:value-type="float">
            <text:p>3,68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.1044" calcext:value-type="float">
            <text:p>5.10E+00</text:p>
          </table:table-cell>
          <table:table-cell table:style-name="ce2"/>
          <table:table-cell office:value-type="float" office:value="0.016806" calcext:value-type="float">
            <text:p>1.68E-02</text:p>
          </table:table-cell>
          <table:table-cell table:style-name="ce2"/>
          <table:table-cell office:value-type="float" office:value="0.0054577" calcext:value-type="float">
            <text:p>5.46E-03</text:p>
          </table:table-cell>
          <table:table-cell table:number-columns-repeated="7"/>
          <table:table-cell office:value-type="float" office:value="0.000000036736" calcext:value-type="float">
            <text:p>3,67E-008</text:p>
          </table:table-cell>
          <table:table-cell office:value-type="float" office:value="0.0000000037" calcext:value-type="float">
            <text:p>3,70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9.88" calcext:value-type="float">
            <text:p>1.99E+01</text:p>
          </table:table-cell>
          <table:table-cell table:style-name="ce2"/>
          <table:table-cell office:value-type="float" office:value="0.037305" calcext:value-type="float">
            <text:p>3.73E-02</text:p>
          </table:table-cell>
          <table:table-cell table:style-name="ce2"/>
          <table:table-cell office:value-type="float" office:value="0.011305" calcext:value-type="float">
            <text:p>1.13E-02</text:p>
          </table:table-cell>
          <table:table-cell table:number-columns-repeated="7"/>
          <table:table-cell office:value-type="float" office:value="0.000000028586" calcext:value-type="float">
            <text:p>2,86E-008</text:p>
          </table:table-cell>
          <table:table-cell office:value-type="float" office:value="0.0000000036732" calcext:value-type="float">
            <text:p>3,67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*</text:p>
          </table:table-cell>
          <table:table-cell table:style-name="ce2"/>
          <table:table-cell office:value-type="float" office:value="0.079021" calcext:value-type="float">
            <text:p>7.90E-02</text:p>
          </table:table-cell>
          <table:table-cell table:style-name="ce2"/>
          <table:table-cell office:value-type="float" office:value="0.023149" calcext:value-type="float">
            <text:p>2.31E-02</text:p>
          </table:table-cell>
          <table:table-cell table:number-columns-repeated="7"/>
          <table:table-cell table:style-name="Default"/>
          <table:table-cell office:value-type="float" office:value="0.0000000036362" calcext:value-type="float">
            <text:p>3,64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*</text:p>
          </table:table-cell>
          <table:table-cell table:style-name="ce2"/>
          <table:table-cell office:value-type="float" office:value="0.20332" calcext:value-type="float">
            <text:p>2.03E-01</text:p>
          </table:table-cell>
          <table:table-cell table:style-name="ce2"/>
          <table:table-cell office:value-type="float" office:value="0.046885" calcext:value-type="float">
            <text:p>4.69E-02</text:p>
          </table:table-cell>
          <table:table-cell table:number-columns-repeated="7"/>
          <table:table-cell table:style-name="Default"/>
          <table:table-cell office:value-type="float" office:value="0.0000000036561" calcext:value-type="float">
            <text:p>3,66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*</text:p>
          </table:table-cell>
          <table:table-cell table:style-name="ce2"/>
          <table:table-cell office:value-type="float" office:value="0.42902" calcext:value-type="float">
            <text:p>4.29E-01</text:p>
          </table:table-cell>
          <table:table-cell table:style-name="ce2"/>
          <table:table-cell office:value-type="float" office:value="0.094779" calcext:value-type="float">
            <text:p>9.48E-02</text:p>
          </table:table-cell>
          <table:table-cell table:number-columns-repeated="7"/>
          <table:table-cell table:style-name="Default"/>
          <table:table-cell office:value-type="float" office:value="0.0000000036545" calcext:value-type="float">
            <text:p>3,65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*</text:p>
          </table:table-cell>
          <table:table-cell table:style-name="ce2"/>
          <table:table-cell office:value-type="float" office:value="0.88203" calcext:value-type="float">
            <text:p>8.82E-01</text:p>
          </table:table-cell>
          <table:table-cell table:style-name="ce2"/>
          <table:table-cell office:value-type="float" office:value="0.19126" calcext:value-type="float">
            <text:p>1.91E-01</text:p>
          </table:table-cell>
          <table:table-cell table:number-columns-repeated="7"/>
          <table:table-cell table:style-name="Default"/>
          <table:table-cell office:value-type="float" office:value="0.0000000036548" calcext:value-type="float">
            <text:p>3,65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*</text:p>
          </table:table-cell>
          <table:table-cell table:style-name="ce2"/>
          <table:table-cell office:value-type="float" office:value="1.8982" calcext:value-type="float">
            <text:p>1.90E+00</text:p>
          </table:table-cell>
          <table:table-cell table:style-name="ce2"/>
          <table:table-cell office:value-type="float" office:value="0.38353" calcext:value-type="float">
            <text:p>3.84E-01</text:p>
          </table:table-cell>
          <table:table-cell table:number-columns-repeated="7"/>
          <table:table-cell table:style-name="Default"/>
          <table:table-cell office:value-type="float" office:value="0.0000000036586" calcext:value-type="float">
            <text:p>3,66E-009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style-name="ce2"/>
          <table:table-cell/>
          <table:table-cell table:style-name="ce2"/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2" office:value-type="float" office:value="0.00012063" calcext:value-type="float">
            <text:p>1,21E-004</text:p>
          </table:table-cell>
          <table:table-cell table:style-name="ce12"/>
          <table:table-cell table:style-name="ce12" office:value-type="float" office:value="0.000069078" calcext:value-type="float">
            <text:p>6,91E-005</text:p>
          </table:table-cell>
          <table:table-cell table:style-name="ce12"/>
          <table:table-cell table:style-name="ce12" office:value-type="float" office:value="0.0029496" calcext:value-type="float">
            <text:p>2,95E-003</text:p>
          </table:table-cell>
          <table:table-cell table:number-columns-repeated="7"/>
          <table:table-cell office:value-type="float" office:value="0.0000011302" calcext:value-type="float">
            <text:p>1,13E-006</text:p>
          </table:table-cell>
          <table:table-cell office:value-type="float" office:value="0.000000015214" calcext:value-type="float">
            <text:p>1,52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2" office:value-type="float" office:value="0.00057216" calcext:value-type="float">
            <text:p>5,72E-004</text:p>
          </table:table-cell>
          <table:table-cell table:style-name="ce12"/>
          <table:table-cell table:style-name="ce12" office:value-type="float" office:value="0.00022996" calcext:value-type="float">
            <text:p>2,30E-004</text:p>
          </table:table-cell>
          <table:table-cell table:style-name="ce12"/>
          <table:table-cell table:style-name="ce12" office:value-type="float" office:value="0.0015604" calcext:value-type="float">
            <text:p>1,56E-003</text:p>
          </table:table-cell>
          <table:table-cell table:number-columns-repeated="7"/>
          <table:table-cell office:value-type="float" office:value="0.00000059883" calcext:value-type="float">
            <text:p>5,99E-007</text:p>
          </table:table-cell>
          <table:table-cell office:value-type="float" office:value="0.0000000072345" calcext:value-type="float">
            <text:p>7,23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2" office:value-type="float" office:value="0.0042997" calcext:value-type="float">
            <text:p>4,30E-003</text:p>
          </table:table-cell>
          <table:table-cell table:style-name="ce12"/>
          <table:table-cell table:style-name="ce12" office:value-type="float" office:value="0.00089221" calcext:value-type="float">
            <text:p>8,92E-004</text:p>
          </table:table-cell>
          <table:table-cell table:style-name="ce12"/>
          <table:table-cell table:style-name="ce12" office:value-type="float" office:value="0.0025845" calcext:value-type="float">
            <text:p>2,58E-003</text:p>
          </table:table-cell>
          <table:table-cell table:number-columns-repeated="7"/>
          <table:table-cell office:value-type="float" office:value="0.00000025898" calcext:value-type="float">
            <text:p>2,59E-007</text:p>
          </table:table-cell>
          <table:table-cell office:value-type="float" office:value="0.0000000072676" calcext:value-type="float">
            <text:p>7,27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2" office:value-type="float" office:value="0.0342" calcext:value-type="float">
            <text:p>3,42E-002</text:p>
          </table:table-cell>
          <table:table-cell table:style-name="ce12"/>
          <table:table-cell table:style-name="ce12" office:value-type="float" office:value="0.0036724" calcext:value-type="float">
            <text:p>3,67E-003</text:p>
          </table:table-cell>
          <table:table-cell table:style-name="ce12"/>
          <table:table-cell table:style-name="ce12" office:value-type="float" office:value="0.0066343" calcext:value-type="float">
            <text:p>6,63E-003</text:p>
          </table:table-cell>
          <table:table-cell table:number-columns-repeated="7"/>
          <table:table-cell office:value-type="float" office:value="0.00000013688" calcext:value-type="float">
            <text:p>1,37E-007</text:p>
          </table:table-cell>
          <table:table-cell office:value-type="float" office:value="0.0000000072926" calcext:value-type="float">
            <text:p>7,29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12" office:value-type="float" office:value="0.34175" calcext:value-type="float">
            <text:p>3,42E-001</text:p>
          </table:table-cell>
          <table:table-cell table:style-name="ce12"/>
          <table:table-cell table:style-name="ce12" office:value-type="float" office:value="0.016086" calcext:value-type="float">
            <text:p>1,61E-002</text:p>
          </table:table-cell>
          <table:table-cell table:style-name="ce12"/>
          <table:table-cell table:style-name="ce12" office:value-type="float" office:value="0.015335" calcext:value-type="float">
            <text:p>1,53E-002</text:p>
          </table:table-cell>
          <table:table-cell table:number-columns-repeated="7"/>
          <table:table-cell office:value-type="float" office:value="0.000000076412" calcext:value-type="float">
            <text:p>7,64E-008</text:p>
          </table:table-cell>
          <table:table-cell office:value-type="float" office:value="0.0000000072671" calcext:value-type="float">
            <text:p>7,27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12" office:value-type="float" office:value="5.1943" calcext:value-type="float">
            <text:p>5,19E+000</text:p>
          </table:table-cell>
          <table:table-cell table:style-name="ce12"/>
          <table:table-cell table:style-name="ce12" office:value-type="float" office:value="0.070489" calcext:value-type="float">
            <text:p>7,05E-002</text:p>
          </table:table-cell>
          <table:table-cell table:style-name="ce12"/>
          <table:table-cell table:style-name="ce12" office:value-type="float" office:value="0.072001" calcext:value-type="float">
            <text:p>7,20E-002</text:p>
          </table:table-cell>
          <table:table-cell table:number-columns-repeated="7"/>
          <table:table-cell office:value-type="float" office:value="0.000000041816" calcext:value-type="float">
            <text:p>4,18E-008</text:p>
          </table:table-cell>
          <table:table-cell office:value-type="float" office:value="0.0000000073084" calcext:value-type="float">
            <text:p>7,31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2" office:value-type="float" office:value="80.981" calcext:value-type="float">
            <text:p>8,10E+001</text:p>
          </table:table-cell>
          <table:table-cell table:style-name="ce12"/>
          <table:table-cell table:style-name="ce12" office:value-type="float" office:value="0.47728" calcext:value-type="float">
            <text:p>4,77E-001</text:p>
          </table:table-cell>
          <table:table-cell table:style-name="ce12"/>
          <table:table-cell table:style-name="ce12" office:value-type="float" office:value="0.29835" calcext:value-type="float">
            <text:p>2,98E-001</text:p>
          </table:table-cell>
          <table:table-cell table:number-columns-repeated="7"/>
          <table:table-cell office:value-type="float" office:value="0.000000028486" calcext:value-type="float">
            <text:p>2,85E-008</text:p>
          </table:table-cell>
          <table:table-cell office:value-type="float" office:value="0.0000000072859" calcext:value-type="float">
            <text:p>7,29E-00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Default" office:value-type="string" calcext:value-type="string">
            <text:p>*</text:p>
          </table:table-cell>
          <table:table-cell/>
          <table:table-cell table:style-name="ce12" office:value-type="float" office:value="2.3268" calcext:value-type="float">
            <text:p>2,33E+000</text:p>
          </table:table-cell>
          <table:table-cell table:style-name="ce12"/>
          <table:table-cell table:style-name="ce12" office:value-type="float" office:value="1.2088" calcext:value-type="float">
            <text:p>1,21E+000</text:p>
          </table:table-cell>
          <table:table-cell table:number-columns-repeated="7"/>
          <table:table-cell table:style-name="Default"/>
          <table:table-cell office:value-type="float" office:value="0.0000000073056" calcext:value-type="float">
            <text:p>7,31E-009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2" office:value-type="float" office:value="0.0022603" calcext:value-type="float">
            <text:p>2,26E-003</text:p>
          </table:table-cell>
          <table:table-cell table:style-name="ce12"/>
          <table:table-cell table:style-name="ce12" office:value-type="float" office:value="0.0055537" calcext:value-type="float">
            <text:p>5,55E-003</text:p>
          </table:table-cell>
          <table:table-cell table:style-name="ce12"/>
          <table:table-cell table:style-name="ce12" office:value-type="float" office:value="0.030867" calcext:value-type="float">
            <text:p>3,09E-002</text:p>
          </table:table-cell>
          <table:table-cell table:number-columns-repeated="7"/>
          <table:table-cell office:value-type="float" office:value="0.00000047187" calcext:value-type="float">
            <text:p>4,72E-007</text:p>
          </table:table-cell>
          <table:table-cell office:value-type="float" office:value="0.000000011236" calcext:value-type="float">
            <text:p>1,12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2" office:value-type="float" office:value="0.035624" calcext:value-type="float">
            <text:p>3,56E-002</text:p>
          </table:table-cell>
          <table:table-cell table:style-name="ce12"/>
          <table:table-cell table:style-name="ce12" office:value-type="float" office:value="0.040899" calcext:value-type="float">
            <text:p>4,09E-002</text:p>
          </table:table-cell>
          <table:table-cell table:style-name="ce12"/>
          <table:table-cell table:style-name="ce12" office:value-type="float" office:value="0.073762" calcext:value-type="float">
            <text:p>7,38E-002</text:p>
          </table:table-cell>
          <table:table-cell table:number-columns-repeated="7"/>
          <table:table-cell office:value-type="float" office:value="0.00000020944" calcext:value-type="float">
            <text:p>2,09E-007</text:p>
          </table:table-cell>
          <table:table-cell office:value-type="float" office:value="0.000000010814" calcext:value-type="float">
            <text:p>1,08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2" office:value-type="float" office:value="1.4227" calcext:value-type="float">
            <text:p>1,42E+000</text:p>
          </table:table-cell>
          <table:table-cell table:style-name="ce12"/>
          <table:table-cell table:style-name="ce12" office:value-type="float" office:value="0.34973" calcext:value-type="float">
            <text:p>3,50E-001</text:p>
          </table:table-cell>
          <table:table-cell table:style-name="ce12"/>
          <table:table-cell table:style-name="ce12" office:value-type="float" office:value="0.5021" calcext:value-type="float">
            <text:p>5,02E-001</text:p>
          </table:table-cell>
          <table:table-cell table:number-columns-repeated="7"/>
          <table:table-cell office:value-type="float" office:value="0.000000085574" calcext:value-type="float">
            <text:p>8,56E-008</text:p>
          </table:table-cell>
          <table:table-cell office:value-type="float" office:value="0.000000010964" calcext:value-type="float">
            <text:p>1,10E-00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12" office:value-type="float" office:value="84.194" calcext:value-type="float">
            <text:p>8,42E+001</text:p>
          </table:table-cell>
          <table:table-cell table:style-name="ce12"/>
          <table:table-cell table:style-name="ce12" office:value-type="float" office:value="6.1919" calcext:value-type="float">
            <text:p>6,19E+000</text:p>
          </table:table-cell>
          <table:table-cell table:style-name="ce12"/>
          <table:table-cell table:style-name="ce12" office:value-type="float" office:value="4.1067" calcext:value-type="float">
            <text:p>4,11E+000</text:p>
          </table:table-cell>
          <table:table-cell table:number-columns-repeated="7"/>
          <table:table-cell office:value-type="float" office:value="0.000000030575" calcext:value-type="float">
            <text:p>3,06E-008</text:p>
          </table:table-cell>
          <table:table-cell office:value-type="float" office:value="0.000000010995" calcext:value-type="float">
            <text:p>1,10E-008</text:p>
          </table:table-cell>
          <table:table-cell table:number-columns-repeated="999"/>
        </table:table-row>
        <table:table-row table:style-name="ro1" table:number-rows-repeated="2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1" table:number-rows-repeated="5">
          <table:table-cell table:number-columns-repeated="11"/>
          <table:table-cell table:style-name="ce12" table:number-columns-repeated="4"/>
          <table:table-cell table:style-name="Default"/>
          <table:table-cell table:number-columns-repeated="8"/>
          <table:table-cell table:style-name="Default"/>
          <table:table-cell table:number-columns-repeated="999"/>
        </table:table-row>
        <table:table-row table:style-name="ro1">
          <table:table-cell table:number-columns-repeated="11"/>
          <table:table-cell table:style-name="ce12" table:number-columns-repeated="4"/>
          <table:table-cell table:style-name="Default"/>
          <table:table-cell table:number-columns-repeated="8"/>
          <table:table-cell table:style-name="Default"/>
          <table:table-cell table:number-columns-repeated="999"/>
        </table:table-row>
      </table:table>
      <table:table table:name="OhneText" table:style-name="ta1">
        <table:table-column table:style-name="co21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6" table:number-columns-repeated="3" table:default-cell-style-name="ce12"/>
        <table:table-column table:style-name="co21" table:number-columns-repeated="2" table:default-cell-style-name="Default"/>
        <table:table-column table:style-name="co26" table:number-columns-repeated="2" table:default-cell-style-name="Default"/>
        <table:table-column table:style-name="co26" table:number-columns-repeated="2" table:default-cell-style-name="ce12"/>
        <table:table-column table:style-name="co21" table:number-columns-repeated="1001" table:default-cell-style-name="Default"/>
        <table:table-row table:style-name="ro1">
          <table:table-cell office:value-type="string" calcext:value-type="string">
            <text:p>without texture</text:p>
          </table:table-cell>
          <table:table-cell table:number-columns-repeated="18"/>
          <table:table-cell office:value-type="string" calcext:value-type="string">
            <text:p>withText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99082" calcext:value-type="float">
            <text:p>9,91E-006</text:p>
          </table:table-cell>
          <table:table-cell office:value-type="float" office:value="0.000043146" calcext:value-type="float">
            <text:p>4,31E-005</text:p>
          </table:table-cell>
          <table:table-cell office:value-type="float" office:value="0.000084282" calcext:value-type="float">
            <text:p>8,43E-005</text:p>
          </table:table-cell>
          <table:table-cell table:formula="of:=[.O2]/[.Q2]" office:value-type="float" office:value="0.117560095868632" calcext:value-type="float">
            <text:p>0,1175600959</text:p>
          </table:table-cell>
          <table:table-cell/>
          <table:table-cell table:style-name="ce6" office:value-type="float" office:value="0.0821483289839212" calcext:value-type="float">
            <text:p>(0,08)</text:p>
          </table:table-cell>
          <table:table-cell/>
          <table:table-cell office:value-type="float" office:value="0.00000077764" calcext:value-type="float">
            <text:p>7,78E-007</text:p>
          </table:table-cell>
          <table:table-cell office:value-type="float" office:value="0.000000059551" calcext:value-type="float">
            <text:p>5,9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19511" calcext:value-type="float">
            <text:p>1,95E-005</text:p>
          </table:table-cell>
          <table:table-cell office:value-type="float" office:value="0.000070845" calcext:value-type="float">
            <text:p>7,08E-005</text:p>
          </table:table-cell>
          <table:table-cell office:value-type="float" office:value="0.00011504" calcext:value-type="float">
            <text:p>1,15E-004</text:p>
          </table:table-cell>
          <table:table-cell table:formula="of:=[.O3]/[.Q3]" office:value-type="float" office:value="0.169601877607789" calcext:value-type="float">
            <text:p>0,1696018776</text:p>
          </table:table-cell>
          <table:table-cell/>
          <table:table-cell table:style-name="ce6" office:value-type="float" office:value="0.11674629324547" calcext:value-type="float">
            <text:p>(0,12)</text:p>
          </table:table-cell>
          <table:table-cell/>
          <table:table-cell office:value-type="float" office:value="0.00000027762" calcext:value-type="float">
            <text:p>2,78E-007</text:p>
          </table:table-cell>
          <table:table-cell office:value-type="float" office:value="0.0000000067202" calcext:value-type="float">
            <text:p>6,72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22093" calcext:value-type="float">
            <text:p>2,21E-005</text:p>
          </table:table-cell>
          <table:table-cell office:value-type="float" office:value="0.00010961" calcext:value-type="float">
            <text:p>1,10E-004</text:p>
          </table:table-cell>
          <table:table-cell office:value-type="float" office:value="0.000095075" calcext:value-type="float">
            <text:p>9,51E-005</text:p>
          </table:table-cell>
          <table:table-cell table:formula="of:=[.O4]/[.Q4]" office:value-type="float" office:value="0.232374441230607" calcext:value-type="float">
            <text:p>0,2323744412</text:p>
          </table:table-cell>
          <table:table-cell/>
          <table:table-cell table:style-name="ce6" office:value-type="float" office:value="0.173338070424759" calcext:value-type="float">
            <text:p>(0,17)</text:p>
          </table:table-cell>
          <table:table-cell/>
          <table:table-cell office:value-type="float" office:value="0.00000088012" calcext:value-type="float">
            <text:p>8,80E-007</text:p>
          </table:table-cell>
          <table:table-cell office:value-type="float" office:value="0.000000065842" calcext:value-type="float">
            <text:p>6,5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36015" calcext:value-type="float">
            <text:p>3,60E-005</text:p>
          </table:table-cell>
          <table:table-cell office:value-type="float" office:value="0.0002127" calcext:value-type="float">
            <text:p>2,13E-004</text:p>
          </table:table-cell>
          <table:table-cell office:value-type="float" office:value="0.000097306" calcext:value-type="float">
            <text:p>9,73E-005</text:p>
          </table:table-cell>
          <table:table-cell table:formula="of:=[.O5]/[.Q5]" office:value-type="float" office:value="0.370121061393953" calcext:value-type="float">
            <text:p>0,3701210614</text:p>
          </table:table-cell>
          <table:table-cell/>
          <table:table-cell table:style-name="ce6" office:value-type="float" office:value="0.283714040695408" calcext:value-type="float">
            <text:p>(0,28)</text:p>
          </table:table-cell>
          <table:table-cell/>
          <table:table-cell office:value-type="float" office:value="0.00000018425" calcext:value-type="float">
            <text:p>1,84E-007</text:p>
          </table:table-cell>
          <table:table-cell office:value-type="float" office:value="0.0000000071115" calcext:value-type="float">
            <text:p>7,11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61451" calcext:value-type="float">
            <text:p>6,15E-005</text:p>
          </table:table-cell>
          <table:table-cell office:value-type="float" office:value="0.00056615" calcext:value-type="float">
            <text:p>5,66E-004</text:p>
          </table:table-cell>
          <table:table-cell office:value-type="float" office:value="0.00010294" calcext:value-type="float">
            <text:p>1,03E-004</text:p>
          </table:table-cell>
          <table:table-cell table:formula="of:=[.O6]/[.Q6]" office:value-type="float" office:value="0.596959393821644" calcext:value-type="float">
            <text:p>0,5969593938</text:p>
          </table:table-cell>
          <table:table-cell/>
          <table:table-cell table:style-name="ce6" office:value-type="float" office:value="0.471868397223061" calcext:value-type="float">
            <text:p>(0,47)</text:p>
          </table:table-cell>
          <table:table-cell/>
          <table:table-cell office:value-type="float" office:value="0.0000002523" calcext:value-type="float">
            <text:p>2,52E-007</text:p>
          </table:table-cell>
          <table:table-cell office:value-type="float" office:value="0.000000032743" calcext:value-type="float">
            <text:p>3,27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114" calcext:value-type="float">
            <text:p>1,14E-004</text:p>
          </table:table-cell>
          <table:table-cell office:value-type="float" office:value="0.0011112" calcext:value-type="float">
            <text:p>1,11E-003</text:p>
          </table:table-cell>
          <table:table-cell office:value-type="float" office:value="0.00010976" calcext:value-type="float">
            <text:p>1,10E-004</text:p>
          </table:table-cell>
          <table:table-cell table:formula="of:=[.O7]/[.Q7]" office:value-type="float" office:value="1.03862973760933" calcext:value-type="float">
            <text:p>1,0386297376</text:p>
          </table:table-cell>
          <table:table-cell/>
          <table:table-cell table:style-name="ce6" office:value-type="float" office:value="0.856660054367791" calcext:value-type="float">
            <text:p>(0,86)</text:p>
          </table:table-cell>
          <table:table-cell/>
          <table:table-cell office:value-type="float" office:value="0.00000022928" calcext:value-type="float">
            <text:p>2,29E-007</text:p>
          </table:table-cell>
          <table:table-cell office:value-type="float" office:value="0.000000014793" calcext:value-type="float">
            <text:p>1,4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2254" calcext:value-type="float">
            <text:p>2,25E-004</text:p>
          </table:table-cell>
          <table:table-cell office:value-type="float" office:value="0.0022001" calcext:value-type="float">
            <text:p>2,20E-003</text:p>
          </table:table-cell>
          <table:table-cell office:value-type="float" office:value="0.00011807" calcext:value-type="float">
            <text:p>1,18E-004</text:p>
          </table:table-cell>
          <table:table-cell table:formula="of:=[.O8]/[.Q8]" office:value-type="float" office:value="1.90903701194207" calcext:value-type="float">
            <text:p>1,9090370119</text:p>
          </table:table-cell>
          <table:table-cell/>
          <table:table-cell table:style-name="ce6" office:value-type="float" office:value="1.49307553355188" calcext:value-type="float">
            <text:p>(1,49)</text:p>
          </table:table-cell>
          <table:table-cell/>
          <table:table-cell office:value-type="float" office:value="0.00000026928" calcext:value-type="float">
            <text:p>2,69E-007</text:p>
          </table:table-cell>
          <table:table-cell office:value-type="float" office:value="0.0000000055263" calcext:value-type="float">
            <text:p>5,53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00045048" calcext:value-type="float">
            <text:p>4,50E-004</text:p>
          </table:table-cell>
          <table:table-cell office:value-type="float" office:value="0.0086992" calcext:value-type="float">
            <text:p>8,70E-003</text:p>
          </table:table-cell>
          <table:table-cell office:value-type="float" office:value="0.00011914" calcext:value-type="float">
            <text:p>1,19E-004</text:p>
          </table:table-cell>
          <table:table-cell table:formula="of:=[.O9]/[.Q9]" office:value-type="float" office:value="3.78109786805439" calcext:value-type="float">
            <text:p>3,7810978681</text:p>
          </table:table-cell>
          <table:table-cell/>
          <table:table-cell table:style-name="ce6" office:value-type="float" office:value="3.35985982797069" calcext:value-type="float">
            <text:p>(3,36)</text:p>
          </table:table-cell>
          <table:table-cell/>
          <table:table-cell office:value-type="float" office:value="0.00000053235" calcext:value-type="float">
            <text:p>5,32E-007</text:p>
          </table:table-cell>
          <table:table-cell office:value-type="float" office:value="0.000000015271" calcext:value-type="float">
            <text:p>1,53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0092092" calcext:value-type="float">
            <text:p>9,21E-004</text:p>
          </table:table-cell>
          <table:table-cell office:value-type="float" office:value="0.02603" calcext:value-type="float">
            <text:p>2,60E-002</text:p>
          </table:table-cell>
          <table:table-cell office:value-type="float" office:value="0.0001499" calcext:value-type="float">
            <text:p>1,50E-004</text:p>
          </table:table-cell>
          <table:table-cell table:formula="of:=[.O10]/[.Q10]" office:value-type="float" office:value="6.14356237491661" calcext:value-type="float">
            <text:p>6,1435623749</text:p>
          </table:table-cell>
          <table:table-cell/>
          <table:table-cell table:style-name="ce6" office:value-type="float" office:value="5.44559793518784" calcext:value-type="float">
            <text:p>(5,45)</text:p>
          </table:table-cell>
          <table:table-cell/>
          <table:table-cell office:value-type="float" office:value="0.00000052429" calcext:value-type="float">
            <text:p>5,24E-007</text:p>
          </table:table-cell>
          <table:table-cell office:value-type="float" office:value="0.000000025236" calcext:value-type="float">
            <text:p>2,5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0019283" calcext:value-type="float">
            <text:p>1,93E-003</text:p>
          </table:table-cell>
          <table:table-cell office:value-type="float" office:value="0.086644" calcext:value-type="float">
            <text:p>8,66E-002</text:p>
          </table:table-cell>
          <table:table-cell office:value-type="float" office:value="0.00019585" calcext:value-type="float">
            <text:p>1,96E-004</text:p>
          </table:table-cell>
          <table:table-cell table:formula="of:=[.O11]/[.Q11]" office:value-type="float" office:value="9.84580035741639" calcext:value-type="float">
            <text:p>9,8458003574</text:p>
          </table:table-cell>
          <table:table-cell/>
          <table:table-cell table:style-name="ce6" office:value-type="float" office:value="4.37456745473623" calcext:value-type="float">
            <text:p>(4,37)</text:p>
          </table:table-cell>
          <table:table-cell/>
          <table:table-cell office:value-type="float" office:value="0.00000028199" calcext:value-type="float">
            <text:p>2,82E-007</text:p>
          </table:table-cell>
          <table:table-cell office:value-type="float" office:value="0.00000001104" calcext:value-type="float">
            <text:p>1,10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040176" calcext:value-type="float">
            <text:p>4,02E-003</text:p>
          </table:table-cell>
          <table:table-cell office:value-type="float" office:value="0.34626" calcext:value-type="float">
            <text:p>3,46E-001</text:p>
          </table:table-cell>
          <table:table-cell office:value-type="float" office:value="0.00031552" calcext:value-type="float">
            <text:p>3,16E-004</text:p>
          </table:table-cell>
          <table:table-cell table:formula="of:=[.O12]/[.Q12]" office:value-type="float" office:value="12.7332657200811" calcext:value-type="float">
            <text:p>12,7332657201</text:p>
          </table:table-cell>
          <table:table-cell/>
          <table:table-cell table:style-name="ce6" office:value-type="float" office:value="12.9954038951162" calcext:value-type="float">
            <text:p>(13,00)</text:p>
          </table:table-cell>
          <table:table-cell/>
          <table:table-cell office:value-type="float" office:value="0.0000002783" calcext:value-type="float">
            <text:p>2,78E-007</text:p>
          </table:table-cell>
          <table:table-cell office:value-type="float" office:value="0.000000014619" calcext:value-type="float">
            <text:p>1,4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0083163" calcext:value-type="float">
            <text:p>8,32E-003</text:p>
          </table:table-cell>
          <table:table-cell office:value-type="float" office:value="1.3153" calcext:value-type="float">
            <text:p>1,32E+000</text:p>
          </table:table-cell>
          <table:table-cell office:value-type="float" office:value="0.0005492" calcext:value-type="float">
            <text:p>5,49E-004</text:p>
          </table:table-cell>
          <table:table-cell table:formula="of:=[.O13]/[.Q13]" office:value-type="float" office:value="15.1425710123816" calcext:value-type="float">
            <text:p>15,1425710124</text:p>
          </table:table-cell>
          <table:table-cell/>
          <table:table-cell table:style-name="ce6" office:value-type="float" office:value="10.3438142444537" calcext:value-type="float">
            <text:p>(10,34)</text:p>
          </table:table-cell>
          <table:table-cell/>
          <table:table-cell office:value-type="float" office:value="0.0000017649" calcext:value-type="float">
            <text:p>1,76E-006</text:p>
          </table:table-cell>
          <table:table-cell office:value-type="float" office:value="0.000000020214" calcext:value-type="float">
            <text:p>2,0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17773" calcext:value-type="float">
            <text:p>1,78E-002</text:p>
          </table:table-cell>
          <table:table-cell office:value-type="float" office:value="5.1224" calcext:value-type="float">
            <text:p>5,12E+000</text:p>
          </table:table-cell>
          <table:table-cell office:value-type="float" office:value="0.00099264" calcext:value-type="float">
            <text:p>9,93E-004</text:p>
          </table:table-cell>
          <table:table-cell table:formula="of:=[.O14]/[.Q14]" office:value-type="float" office:value="17.904779174726" calcext:value-type="float">
            <text:p>17,9047791747</text:p>
          </table:table-cell>
          <table:table-cell/>
          <table:table-cell table:style-name="ce6" office:value-type="float" office:value="14.7296499367356" calcext:value-type="float">
            <text:p>(14,73)</text:p>
          </table:table-cell>
          <table:table-cell/>
          <table:table-cell office:value-type="float" office:value="0.00000025926" calcext:value-type="float">
            <text:p>2,59E-007</text:p>
          </table:table-cell>
          <table:table-cell office:value-type="float" office:value="0.000000019167" calcext:value-type="float">
            <text:p>1,9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038076" calcext:value-type="float">
            <text:p>3,81E-002</text:p>
          </table:table-cell>
          <table:table-cell office:value-type="float" office:value="20.499" calcext:value-type="float">
            <text:p>2,05E+001</text:p>
          </table:table-cell>
          <table:table-cell office:value-type="float" office:value="0.0019015" calcext:value-type="float">
            <text:p>1,90E-003</text:p>
          </table:table-cell>
          <table:table-cell table:formula="of:=[.O15]/[.Q15]" office:value-type="float" office:value="20.0241914278201" calcext:value-type="float">
            <text:p>20,0241914278</text:p>
          </table:table-cell>
          <table:table-cell/>
          <table:table-cell table:style-name="ce6" office:value-type="float" office:value="17.7178740270283" calcext:value-type="float">
            <text:p>(17,72)</text:p>
          </table:table-cell>
          <table:table-cell/>
          <table:table-cell office:value-type="float" office:value="0.00000028925" calcext:value-type="float">
            <text:p>2,89E-007</text:p>
          </table:table-cell>
          <table:table-cell office:value-type="float" office:value="0.0000000073111" calcext:value-type="float">
            <text:p>7,31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08115" calcext:value-type="float">
            <text:p>8,12E-002</text:p>
          </table:table-cell>
          <table:table-cell table:style-name="Default"/>
          <table:table-cell office:value-type="float" office:value="0.0047015" calcext:value-type="float">
            <text:p>4,70E-003</text:p>
          </table:table-cell>
          <table:table-cell table:formula="of:=[.O16]/[.Q16]" office:value-type="float" office:value="17.2604487929384" calcext:value-type="float">
            <text:p>17,2604487929</text:p>
          </table:table-cell>
          <table:table-cell/>
          <table:table-cell table:style-name="ce6" office:value-type="float" office:value="11.8447680706381" calcext:value-type="float">
            <text:p>(11,84)</text:p>
          </table:table-cell>
          <table:table-cell table:number-columns-repeated="2"/>
          <table:table-cell office:value-type="float" office:value="0.000000018138" calcext:value-type="float">
            <text:p>1,81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.21491" calcext:value-type="float">
            <text:p>2,15E-001</text:p>
          </table:table-cell>
          <table:table-cell table:style-name="Default"/>
          <table:table-cell office:value-type="float" office:value="0.0075382" calcext:value-type="float">
            <text:p>7,54E-003</text:p>
          </table:table-cell>
          <table:table-cell table:formula="of:=[.O17]/[.Q17]" office:value-type="float" office:value="28.5094584914171" calcext:value-type="float">
            <text:p>28,5094584914</text:p>
          </table:table-cell>
          <table:table-cell/>
          <table:table-cell table:style-name="ce6" office:value-type="float" office:value="25.638466432947" calcext:value-type="float">
            <text:p>(25,64)</text:p>
          </table:table-cell>
          <table:table-cell table:number-columns-repeated="2"/>
          <table:table-cell office:value-type="float" office:value="0.000000048136" calcext:value-type="float">
            <text:p>4,81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46127" calcext:value-type="float">
            <text:p>4,61E-001</text:p>
          </table:table-cell>
          <table:table-cell table:style-name="Default"/>
          <table:table-cell office:value-type="float" office:value="0.015347" calcext:value-type="float">
            <text:p>1,53E-002</text:p>
          </table:table-cell>
          <table:table-cell table:formula="of:=[.O18]/[.Q18]" office:value-type="float" office:value="30.0560370104907" calcext:value-type="float">
            <text:p>30,0560370105</text:p>
          </table:table-cell>
          <table:table-cell/>
          <table:table-cell table:style-name="ce6" office:value-type="float" office:value="28.1753086419753" calcext:value-type="float">
            <text:p>(28,18)</text:p>
          </table:table-cell>
          <table:table-cell table:number-columns-repeated="2"/>
          <table:table-cell office:value-type="float" office:value="0.000000036881" calcext:value-type="float">
            <text:p>3,69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.97542" calcext:value-type="float">
            <text:p>9,75E-001</text:p>
          </table:table-cell>
          <table:table-cell table:style-name="Default"/>
          <table:table-cell office:value-type="float" office:value="0.031707" calcext:value-type="float">
            <text:p>3,17E-002</text:p>
          </table:table-cell>
          <table:table-cell table:formula="of:=[.O19]/[.Q19]" office:value-type="float" office:value="30.763553789384" calcext:value-type="float">
            <text:p>30,7635537894</text:p>
          </table:table-cell>
          <table:table-cell/>
          <table:table-cell table:style-name="ce6" office:value-type="float" office:value="28.0040763720289" calcext:value-type="float">
            <text:p>(28,00)</text:p>
          </table:table-cell>
          <table:table-cell table:number-columns-repeated="2"/>
          <table:table-cell office:value-type="float" office:value="0.000000067822" calcext:value-type="float">
            <text:p>6,7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.0611" calcext:value-type="float">
            <text:p>2,06E+000</text:p>
          </table:table-cell>
          <table:table-cell table:style-name="Default"/>
          <table:table-cell office:value-type="float" office:value="0.064423" calcext:value-type="float">
            <text:p>6,44E-002</text:p>
          </table:table-cell>
          <table:table-cell table:formula="of:=[.O20]/[.Q20]" office:value-type="float" office:value="31.9932322307251" calcext:value-type="float">
            <text:p>31,9932322307</text:p>
          </table:table-cell>
          <table:table-cell/>
          <table:table-cell table:style-name="ce6" office:value-type="float" office:value="20.3635678628614" calcext:value-type="float">
            <text:p>(20,36)</text:p>
          </table:table-cell>
          <table:table-cell table:number-columns-repeated="2"/>
          <table:table-cell office:value-type="float" office:value="0.00000001805" calcext:value-type="float">
            <text:p>1,81E-008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6"/>
          <table:table-cell table:number-columns-repeated="100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89277" calcext:value-type="float">
            <text:p>8,93E-005</text:p>
          </table:table-cell>
          <table:table-cell office:value-type="float" office:value="0.000134" calcext:value-type="float">
            <text:p>1,34E-004</text:p>
          </table:table-cell>
          <table:table-cell office:value-type="float" office:value="0.00072375" calcext:value-type="float">
            <text:p>7,24E-004</text:p>
          </table:table-cell>
          <table:table-cell table:formula="of:=[.O22]/[.Q22]" office:value-type="float" office:value="0.123353367875648" calcext:value-type="float">
            <text:p>0,1233533679</text:p>
          </table:table-cell>
          <table:table-cell/>
          <table:table-cell table:style-name="ce6" office:value-type="float" office:value="0.358139798989268" calcext:value-type="float">
            <text:p>(0,36)</text:p>
          </table:table-cell>
          <table:table-cell/>
          <table:table-cell office:value-type="float" office:value="0.0000013019" calcext:value-type="float">
            <text:p>1,30E-006</text:p>
          </table:table-cell>
          <table:table-cell office:value-type="float" office:value="0.000000035572" calcext:value-type="float">
            <text:p>3,5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19801" calcext:value-type="float">
            <text:p>1,98E-004</text:p>
          </table:table-cell>
          <table:table-cell office:value-type="float" office:value="0.00060771" calcext:value-type="float">
            <text:p>6,08E-004</text:p>
          </table:table-cell>
          <table:table-cell office:value-type="float" office:value="0.0007084" calcext:value-type="float">
            <text:p>7,08E-004</text:p>
          </table:table-cell>
          <table:table-cell table:formula="of:=[.O23]/[.Q23]" office:value-type="float" office:value="0.279517221908526" calcext:value-type="float">
            <text:p>0,2795172219</text:p>
          </table:table-cell>
          <table:table-cell/>
          <table:table-cell table:style-name="ce6" office:value-type="float" office:value="0.94932002739458" calcext:value-type="float">
            <text:p>(0,95)</text:p>
          </table:table-cell>
          <table:table-cell/>
          <table:table-cell office:value-type="float" office:value="0.00000044232" calcext:value-type="float">
            <text:p>4,42E-007</text:p>
          </table:table-cell>
          <table:table-cell office:value-type="float" office:value="0.000000015803" calcext:value-type="float">
            <text:p>1,5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71314" calcext:value-type="float">
            <text:p>7,13E-004</text:p>
          </table:table-cell>
          <table:table-cell office:value-type="float" office:value="0.0023564" calcext:value-type="float">
            <text:p>2,36E-003</text:p>
          </table:table-cell>
          <table:table-cell office:value-type="float" office:value="0.00085949" calcext:value-type="float">
            <text:p>8,59E-004</text:p>
          </table:table-cell>
          <table:table-cell table:formula="of:=[.O24]/[.Q24]" office:value-type="float" office:value="0.829724604125702" calcext:value-type="float">
            <text:p>0,8297246041</text:p>
          </table:table-cell>
          <table:table-cell/>
          <table:table-cell table:style-name="ce6" office:value-type="float" office:value="3.3838946098896" calcext:value-type="float">
            <text:p>(3,38)</text:p>
          </table:table-cell>
          <table:table-cell/>
          <table:table-cell office:value-type="float" office:value="0.00000049081" calcext:value-type="float">
            <text:p>4,91E-007</text:p>
          </table:table-cell>
          <table:table-cell office:value-type="float" office:value="0.000000040294" calcext:value-type="float">
            <text:p>4,03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031534" calcext:value-type="float">
            <text:p>3,15E-003</text:p>
          </table:table-cell>
          <table:table-cell office:value-type="float" office:value="0.027425" calcext:value-type="float">
            <text:p>2,74E-002</text:p>
          </table:table-cell>
          <table:table-cell office:value-type="float" office:value="0.0018112" calcext:value-type="float">
            <text:p>1,81E-003</text:p>
          </table:table-cell>
          <table:table-cell table:formula="of:=[.O25]/[.Q25]" office:value-type="float" office:value="1.74105565371025" calcext:value-type="float">
            <text:p>1,7410556537</text:p>
          </table:table-cell>
          <table:table-cell/>
          <table:table-cell table:style-name="ce6" office:value-type="float" office:value="8.04137894541895" calcext:value-type="float">
            <text:p>(8,04)</text:p>
          </table:table-cell>
          <table:table-cell/>
          <table:table-cell office:value-type="float" office:value="0.00000032933" calcext:value-type="float">
            <text:p>3,29E-007</text:p>
          </table:table-cell>
          <table:table-cell office:value-type="float" office:value="0.000000013387" calcext:value-type="float">
            <text:p>1,34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14799" calcext:value-type="float">
            <text:p>1,48E-002</text:p>
          </table:table-cell>
          <table:table-cell office:value-type="float" office:value="0.36318" calcext:value-type="float">
            <text:p>3,63E-001</text:p>
          </table:table-cell>
          <table:table-cell office:value-type="float" office:value="0.0057537" calcext:value-type="float">
            <text:p>5,75E-003</text:p>
          </table:table-cell>
          <table:table-cell table:formula="of:=[.O26]/[.Q26]" office:value-type="float" office:value="2.57208405026331" calcext:value-type="float">
            <text:p>2,5720840503</text:p>
          </table:table-cell>
          <table:table-cell/>
          <table:table-cell table:style-name="ce6" office:value-type="float" office:value="7.71497231219308" calcext:value-type="float">
            <text:p>(7,71)</text:p>
          </table:table-cell>
          <table:table-cell/>
          <table:table-cell office:value-type="float" office:value="0.00000064399" calcext:value-type="float">
            <text:p>6,44E-007</text:p>
          </table:table-cell>
          <table:table-cell office:value-type="float" office:value="0.000000034706" calcext:value-type="float">
            <text:p>3,47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67674" calcext:value-type="float">
            <text:p>6,77E-002</text:p>
          </table:table-cell>
          <table:table-cell office:value-type="float" office:value="5.3714" calcext:value-type="float">
            <text:p>5,37E+000</text:p>
          </table:table-cell>
          <table:table-cell office:value-type="float" office:value="0.023664" calcext:value-type="float">
            <text:p>2,37E-002</text:p>
          </table:table-cell>
          <table:table-cell table:formula="of:=[.O27]/[.Q27]" office:value-type="float" office:value="2.85978701825558" calcext:value-type="float">
            <text:p>2,8597870183</text:p>
          </table:table-cell>
          <table:table-cell/>
          <table:table-cell office:value-type="float" office:value="7.9043750890694" calcext:value-type="float">
            <text:p>7,9043750891</text:p>
          </table:table-cell>
          <table:table-cell/>
          <table:table-cell office:value-type="float" office:value="0.000001171" calcext:value-type="float">
            <text:p>1,17E-006</text:p>
          </table:table-cell>
          <table:table-cell office:value-type="float" office:value="0.000000059759" calcext:value-type="float">
            <text:p>5,9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46345" calcext:value-type="float">
            <text:p>4,63E-001</text:p>
          </table:table-cell>
          <table:table-cell office:value-type="float" office:value="85.376" calcext:value-type="float">
            <text:p>8,54E+001</text:p>
          </table:table-cell>
          <table:table-cell office:value-type="float" office:value="0.096322" calcext:value-type="float">
            <text:p>9,63E-002</text:p>
          </table:table-cell>
          <table:table-cell table:formula="of:=[.O28]/[.Q28]" office:value-type="float" office:value="4.81146570876851" calcext:value-type="float">
            <text:p>4,8114657088</text:p>
          </table:table-cell>
          <table:table-cell/>
          <table:table-cell office:value-type="float" office:value="12.229455739152" calcext:value-type="float">
            <text:p>12,2294557392</text:p>
          </table:table-cell>
          <table:table-cell/>
          <table:table-cell office:value-type="float" office:value="0.00000030948" calcext:value-type="float">
            <text:p>3,09E-007</text:p>
          </table:table-cell>
          <table:table-cell office:value-type="float" office:value="0.00000001893" calcext:value-type="float">
            <text:p>1,89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.1823" calcext:value-type="float">
            <text:p>2,18E+000</text:p>
          </table:table-cell>
          <table:table-cell table:style-name="Default"/>
          <table:table-cell office:value-type="float" office:value="0.39685" calcext:value-type="float">
            <text:p>3,97E-001</text:p>
          </table:table-cell>
          <table:table-cell table:formula="of:=[.O29]/[.Q29]" office:value-type="float" office:value="5.49905505858637" calcext:value-type="float">
            <text:p>5,4990550586</text:p>
          </table:table-cell>
          <table:table-cell/>
          <table:table-cell office:value-type="float" office:value="14.6196119976164" calcext:value-type="float">
            <text:p>14,6196119976</text:p>
          </table:table-cell>
          <table:table-cell table:number-columns-repeated="2"/>
          <table:table-cell office:value-type="float" office:value="0.000000016934" calcext:value-type="float">
            <text:p>1,69E-00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33839" calcext:value-type="float">
            <text:p>3,38E-003</text:p>
          </table:table-cell>
          <table:table-cell office:value-type="float" office:value="0.0012606" calcext:value-type="float">
            <text:p>1,26E-003</text:p>
          </table:table-cell>
          <table:table-cell office:value-type="float" office:value="0.0027408" calcext:value-type="float">
            <text:p>2,74E-003</text:p>
          </table:table-cell>
          <table:table-cell table:formula="of:=[.O31]/[.Q31]" office:value-type="float" office:value="1.23463952130765" calcext:value-type="float">
            <text:p>1,2346395213</text:p>
          </table:table-cell>
          <table:table-cell/>
          <table:table-cell office:value-type="float" office:value="3.22570002537856" calcext:value-type="float">
            <text:p>3,2257000254</text:p>
          </table:table-cell>
          <table:table-cell/>
          <table:table-cell office:value-type="float" office:value="0.00000085199" calcext:value-type="float">
            <text:p>8,52E-007</text:p>
          </table:table-cell>
          <table:table-cell office:value-type="float" office:value="0.000000041618" calcext:value-type="float">
            <text:p>4,1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28368" calcext:value-type="float">
            <text:p>2,84E-002</text:p>
          </table:table-cell>
          <table:table-cell office:value-type="float" office:value="0.027871" calcext:value-type="float">
            <text:p>2,79E-002</text:p>
          </table:table-cell>
          <table:table-cell office:value-type="float" office:value="0.010757" calcext:value-type="float">
            <text:p>1,08E-002</text:p>
          </table:table-cell>
          <table:table-cell table:formula="of:=[.O32]/[.Q32]" office:value-type="float" office:value="2.63716649623501" calcext:value-type="float">
            <text:p>2,6371664962</text:p>
          </table:table-cell>
          <table:table-cell/>
          <table:table-cell office:value-type="float" office:value="4.20995442334973" calcext:value-type="float">
            <text:p>4,2099544233</text:p>
          </table:table-cell>
          <table:table-cell/>
          <table:table-cell office:value-type="float" office:value="0.0000004139" calcext:value-type="float">
            <text:p>4,14E-007</text:p>
          </table:table-cell>
          <table:table-cell office:value-type="float" office:value="0.000000020205" calcext:value-type="float">
            <text:p>2,0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27241" calcext:value-type="float">
            <text:p>2,72E-001</text:p>
          </table:table-cell>
          <table:table-cell office:value-type="float" office:value="1.387" calcext:value-type="float">
            <text:p>1,39E+000</text:p>
          </table:table-cell>
          <table:table-cell office:value-type="float" office:value="0.076153" calcext:value-type="float">
            <text:p>7,62E-002</text:p>
          </table:table-cell>
          <table:table-cell table:formula="of:=[.O33]/[.Q33]" office:value-type="float" office:value="3.57714075610941" calcext:value-type="float">
            <text:p>3,5771407561</text:p>
          </table:table-cell>
          <table:table-cell/>
          <table:table-cell office:value-type="float" office:value="4.31153514239141" calcext:value-type="float">
            <text:p>4,3115351424</text:p>
          </table:table-cell>
          <table:table-cell/>
          <table:table-cell office:value-type="float" office:value="0.0000012198" calcext:value-type="float">
            <text:p>1,22E-006</text:p>
          </table:table-cell>
          <table:table-cell office:value-type="float" office:value="0.000000062622" calcext:value-type="float">
            <text:p>6,2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.8115" calcext:value-type="float">
            <text:p>4,81E+000</text:p>
          </table:table-cell>
          <table:table-cell office:value-type="float" office:value="85.711" calcext:value-type="float">
            <text:p>8,57E+001</text:p>
          </table:table-cell>
          <table:table-cell office:value-type="float" office:value="0.58465" calcext:value-type="float">
            <text:p>5,85E-001</text:p>
          </table:table-cell>
          <table:table-cell table:formula="of:=[.O34]/[.Q34]" office:value-type="float" office:value="8.22971008295562" calcext:value-type="float">
            <text:p>8,229710083</text:p>
          </table:table-cell>
          <table:table-cell/>
          <table:table-cell office:value-type="float" office:value="8.47294782795391" calcext:value-type="float">
            <text:p>8,472947828</text:p>
          </table:table-cell>
          <table:table-cell/>
          <table:table-cell office:value-type="float" office:value="0.0000004012" calcext:value-type="float">
            <text:p>4,01E-007</text:p>
          </table:table-cell>
          <table:table-cell office:value-type="float" office:value="0.000000014253" calcext:value-type="float">
            <text:p>1,43E-00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6" table:number-columns-repeated="14"/>
          <table:table-cell table:style-name="ce19" table:number-columns-repeated="3"/>
          <table:table-cell table:style-name="ce16" table:number-columns-repeated="4"/>
          <table:table-cell table:style-name="ce19" table:number-columns-repeated="2"/>
          <table:table-cell table:style-name="ce16"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97788" calcext:value-type="float">
            <text:p>9,78E-006</text:p>
          </table:table-cell>
          <table:table-cell office:value-type="float" office:value="0.00004303" calcext:value-type="float">
            <text:p>4,30E-005</text:p>
          </table:table-cell>
          <table:table-cell office:value-type="float" office:value="0.000083507" calcext:value-type="float">
            <text:p>8,35E-005</text:p>
          </table:table-cell>
          <table:table-cell table:formula="of:=[.O37]/[.Q37]" office:value-type="float" office:value="0.117101560348234" calcext:value-type="float">
            <text:p>0,1171015603</text:p>
          </table:table-cell>
          <table:table-cell/>
          <table:table-cell office:value-type="float" office:value="0.0821338170772865" calcext:value-type="float">
            <text:p>0,0821338171</text:p>
          </table:table-cell>
          <table:table-cell/>
          <table:table-cell office:value-type="float" office:value="0.00000077764" calcext:value-type="float">
            <text:p>7,78E-007</text:p>
          </table:table-cell>
          <table:table-cell office:value-type="float" office:value="0.000000059551" calcext:value-type="float">
            <text:p>5,9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14525" calcext:value-type="float">
            <text:p>1,45E-005</text:p>
          </table:table-cell>
          <table:table-cell office:value-type="float" office:value="0.00006575" calcext:value-type="float">
            <text:p>6,58E-005</text:p>
          </table:table-cell>
          <table:table-cell office:value-type="float" office:value="0.000092525" calcext:value-type="float">
            <text:p>9,25E-005</text:p>
          </table:table-cell>
          <table:table-cell table:formula="of:=[.O38]/[.Q38]" office:value-type="float" office:value="0.156984598757093" calcext:value-type="float">
            <text:p>0,1569845988</text:p>
          </table:table-cell>
          <table:table-cell/>
          <table:table-cell office:value-type="float" office:value="0.115825972096095" calcext:value-type="float">
            <text:p>0,1158259721</text:p>
          </table:table-cell>
          <table:table-cell/>
          <table:table-cell office:value-type="float" office:value="0.00000027762" calcext:value-type="float">
            <text:p>2,78E-007</text:p>
          </table:table-cell>
          <table:table-cell office:value-type="float" office:value="0.0000000067202" calcext:value-type="float">
            <text:p>6,72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22019" calcext:value-type="float">
            <text:p>2,20E-005</text:p>
          </table:table-cell>
          <table:table-cell office:value-type="float" office:value="0.00010994" calcext:value-type="float">
            <text:p>1,10E-004</text:p>
          </table:table-cell>
          <table:table-cell office:value-type="float" office:value="0.000096086" calcext:value-type="float">
            <text:p>9,61E-005</text:p>
          </table:table-cell>
          <table:table-cell table:formula="of:=[.O39]/[.Q39]" office:value-type="float" office:value="0.22915929479841" calcext:value-type="float">
            <text:p>0,2291592948</text:p>
          </table:table-cell>
          <table:table-cell/>
          <table:table-cell office:value-type="float" office:value="0.176770036246476" calcext:value-type="float">
            <text:p>0,1767700362</text:p>
          </table:table-cell>
          <table:table-cell/>
          <table:table-cell office:value-type="float" office:value="0.00000088012" calcext:value-type="float">
            <text:p>8,80E-007</text:p>
          </table:table-cell>
          <table:table-cell office:value-type="float" office:value="0.000000065842" calcext:value-type="float">
            <text:p>6,5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35915" calcext:value-type="float">
            <text:p>3,59E-005</text:p>
          </table:table-cell>
          <table:table-cell office:value-type="float" office:value="0.00021255" calcext:value-type="float">
            <text:p>2,13E-004</text:p>
          </table:table-cell>
          <table:table-cell office:value-type="float" office:value="0.000097994" calcext:value-type="float">
            <text:p>9,80E-005</text:p>
          </table:table-cell>
          <table:table-cell table:formula="of:=[.O40]/[.Q40]" office:value-type="float" office:value="0.366502030736576" calcext:value-type="float">
            <text:p>0,3665020307</text:p>
          </table:table-cell>
          <table:table-cell/>
          <table:table-cell office:value-type="float" office:value="0.284777911164466" calcext:value-type="float">
            <text:p>0,2847779112</text:p>
          </table:table-cell>
          <table:table-cell/>
          <table:table-cell office:value-type="float" office:value="0.00000018425" calcext:value-type="float">
            <text:p>1,84E-007</text:p>
          </table:table-cell>
          <table:table-cell office:value-type="float" office:value="0.0000000071115" calcext:value-type="float">
            <text:p>7,11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60896" calcext:value-type="float">
            <text:p>6,09E-005</text:p>
          </table:table-cell>
          <table:table-cell office:value-type="float" office:value="0.0005661" calcext:value-type="float">
            <text:p>5,66E-004</text:p>
          </table:table-cell>
          <table:table-cell office:value-type="float" office:value="0.00010334" calcext:value-type="float">
            <text:p>1,03E-004</text:p>
          </table:table-cell>
          <table:table-cell table:formula="of:=[.O41]/[.Q41]" office:value-type="float" office:value="0.589278111089607" calcext:value-type="float">
            <text:p>0,5892781111</text:p>
          </table:table-cell>
          <table:table-cell/>
          <table:table-cell office:value-type="float" office:value="0.46273127085229" calcext:value-type="float">
            <text:p>0,4627312709</text:p>
          </table:table-cell>
          <table:table-cell/>
          <table:table-cell office:value-type="float" office:value="0.0000002523" calcext:value-type="float">
            <text:p>2,52E-007</text:p>
          </table:table-cell>
          <table:table-cell office:value-type="float" office:value="0.000000032743" calcext:value-type="float">
            <text:p>3,27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11175" calcext:value-type="float">
            <text:p>1,12E-004</text:p>
          </table:table-cell>
          <table:table-cell office:value-type="float" office:value="0.002195" calcext:value-type="float">
            <text:p>2,20E-003</text:p>
          </table:table-cell>
          <table:table-cell office:value-type="float" office:value="0.00011515" calcext:value-type="float">
            <text:p>1,15E-004</text:p>
          </table:table-cell>
          <table:table-cell table:formula="of:=[.O42]/[.Q42]" office:value-type="float" office:value="0.970473295701259" calcext:value-type="float">
            <text:p>0,9704732957</text:p>
          </table:table-cell>
          <table:table-cell/>
          <table:table-cell office:value-type="float" office:value="0.789302067434439" calcext:value-type="float">
            <text:p>0,7893020674</text:p>
          </table:table-cell>
          <table:table-cell/>
          <table:table-cell office:value-type="float" office:value="0.00000022928" calcext:value-type="float">
            <text:p>2,29E-007</text:p>
          </table:table-cell>
          <table:table-cell office:value-type="float" office:value="0.000000014793" calcext:value-type="float">
            <text:p>1,4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22127" calcext:value-type="float">
            <text:p>2,21E-004</text:p>
          </table:table-cell>
          <table:table-cell office:value-type="float" office:value="0.0043684" calcext:value-type="float">
            <text:p>4,37E-003</text:p>
          </table:table-cell>
          <table:table-cell office:value-type="float" office:value="0.00012555" calcext:value-type="float">
            <text:p>1,26E-004</text:p>
          </table:table-cell>
          <table:table-cell table:formula="of:=[.O43]/[.Q43]" office:value-type="float" office:value="1.76240541616886" calcext:value-type="float">
            <text:p>1,7624054162</text:p>
          </table:table-cell>
          <table:table-cell/>
          <table:table-cell office:value-type="float" office:value="1.58314572558564" calcext:value-type="float">
            <text:p>1,5831457256</text:p>
          </table:table-cell>
          <table:table-cell/>
          <table:table-cell office:value-type="float" office:value="0.00000026928" calcext:value-type="float">
            <text:p>2,69E-007</text:p>
          </table:table-cell>
          <table:table-cell office:value-type="float" office:value="0.0000000055263" calcext:value-type="float">
            <text:p>5,53E-009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00045201" calcext:value-type="float">
            <text:p>4,52E-004</text:p>
          </table:table-cell>
          <table:table-cell office:value-type="float" office:value="0.0087187" calcext:value-type="float">
            <text:p>8,72E-003</text:p>
          </table:table-cell>
          <table:table-cell office:value-type="float" office:value="0.00012112" calcext:value-type="float">
            <text:p>1,21E-004</text:p>
          </table:table-cell>
          <table:table-cell table:formula="of:=[.O44]/[.Q44]" office:value-type="float" office:value="3.73191875825627" calcext:value-type="float">
            <text:p>3,7319187583</text:p>
          </table:table-cell>
          <table:table-cell/>
          <table:table-cell office:value-type="float" office:value="2.96454461579017" calcext:value-type="float">
            <text:p>2,9645446158</text:p>
          </table:table-cell>
          <table:table-cell/>
          <table:table-cell office:value-type="float" office:value="0.00000053235" calcext:value-type="float">
            <text:p>5,32E-007</text:p>
          </table:table-cell>
          <table:table-cell office:value-type="float" office:value="0.000000015271" calcext:value-type="float">
            <text:p>1,53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0090037" calcext:value-type="float">
            <text:p>9,00E-004</text:p>
          </table:table-cell>
          <table:table-cell office:value-type="float" office:value="0.034786" calcext:value-type="float">
            <text:p>3,48E-002</text:p>
          </table:table-cell>
          <table:table-cell office:value-type="float" office:value="0.00017052" calcext:value-type="float">
            <text:p>1,71E-004</text:p>
          </table:table-cell>
          <table:table-cell table:formula="of:=[.O45]/[.Q45]" office:value-type="float" office:value="5.28014309171945" calcext:value-type="float">
            <text:p>5,2801430917</text:p>
          </table:table-cell>
          <table:table-cell/>
          <table:table-cell office:value-type="float" office:value="5.51930793683881" calcext:value-type="float">
            <text:p>5,5193079368</text:p>
          </table:table-cell>
          <table:table-cell/>
          <table:table-cell office:value-type="float" office:value="0.00000052429" calcext:value-type="float">
            <text:p>5,24E-007</text:p>
          </table:table-cell>
          <table:table-cell office:value-type="float" office:value="0.000000025236" calcext:value-type="float">
            <text:p>2,5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0018622" calcext:value-type="float">
            <text:p>1,86E-003</text:p>
          </table:table-cell>
          <table:table-cell office:value-type="float" office:value="0.10433" calcext:value-type="float">
            <text:p>1,04E-001</text:p>
          </table:table-cell>
          <table:table-cell office:value-type="float" office:value="0.00023776" calcext:value-type="float">
            <text:p>2,38E-004</text:p>
          </table:table-cell>
          <table:table-cell table:formula="of:=[.O46]/[.Q46]" office:value-type="float" office:value="7.83226783310902" calcext:value-type="float">
            <text:p>7,8322678331</text:p>
          </table:table-cell>
          <table:table-cell/>
          <table:table-cell office:value-type="float" office:value="4.26952168831455" calcext:value-type="float">
            <text:p>4,2695216883</text:p>
          </table:table-cell>
          <table:table-cell/>
          <table:table-cell office:value-type="float" office:value="0.00000028199" calcext:value-type="float">
            <text:p>2,82E-007</text:p>
          </table:table-cell>
          <table:table-cell office:value-type="float" office:value="0.00000001104" calcext:value-type="float">
            <text:p>1,10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039553" calcext:value-type="float">
            <text:p>3,96E-003</text:p>
          </table:table-cell>
          <table:table-cell office:value-type="float" office:value="0.34772" calcext:value-type="float">
            <text:p>3,48E-001</text:p>
          </table:table-cell>
          <table:table-cell office:value-type="float" office:value="0.00037578" calcext:value-type="float">
            <text:p>3,76E-004</text:p>
          </table:table-cell>
          <table:table-cell table:formula="of:=[.O47]/[.Q47]" office:value-type="float" office:value="10.5255734738411" calcext:value-type="float">
            <text:p>10,5255734738</text:p>
          </table:table-cell>
          <table:table-cell/>
          <table:table-cell office:value-type="float" office:value="11.0860993820083" calcext:value-type="float">
            <text:p>11,086099382</text:p>
          </table:table-cell>
          <table:table-cell/>
          <table:table-cell office:value-type="float" office:value="0.0000002783" calcext:value-type="float">
            <text:p>2,78E-007</text:p>
          </table:table-cell>
          <table:table-cell office:value-type="float" office:value="0.000000014619" calcext:value-type="float">
            <text:p>1,4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0081813" calcext:value-type="float">
            <text:p>8,18E-003</text:p>
          </table:table-cell>
          <table:table-cell office:value-type="float" office:value="1.3908" calcext:value-type="float">
            <text:p>1,39E+000</text:p>
          </table:table-cell>
          <table:table-cell office:value-type="float" office:value="0.00068531" calcext:value-type="float">
            <text:p>6,85E-004</text:p>
          </table:table-cell>
          <table:table-cell table:formula="of:=[.O48]/[.Q48]" office:value-type="float" office:value="11.9381010053844" calcext:value-type="float">
            <text:p>11,9381010054</text:p>
          </table:table-cell>
          <table:table-cell/>
          <table:table-cell office:value-type="float" office:value="8.69216978029555" calcext:value-type="float">
            <text:p>8,6921697803</text:p>
          </table:table-cell>
          <table:table-cell/>
          <table:table-cell office:value-type="float" office:value="0.0000017649" calcext:value-type="float">
            <text:p>1,76E-006</text:p>
          </table:table-cell>
          <table:table-cell office:value-type="float" office:value="0.000000020214" calcext:value-type="float">
            <text:p>2,0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17431" calcext:value-type="float">
            <text:p>1,74E-002</text:p>
          </table:table-cell>
          <table:table-cell office:value-type="float" office:value="5.2847" calcext:value-type="float">
            <text:p>5,28E+000</text:p>
          </table:table-cell>
          <table:table-cell office:value-type="float" office:value="0.0012484" calcext:value-type="float">
            <text:p>1,25E-003</text:p>
          </table:table-cell>
          <table:table-cell table:formula="of:=[.O49]/[.Q49]" office:value-type="float" office:value="13.9626722204422" calcext:value-type="float">
            <text:p>13,9626722204</text:p>
          </table:table-cell>
          <table:table-cell/>
          <table:table-cell office:value-type="float" office:value="11.6661081696937" calcext:value-type="float">
            <text:p>11,6661081697</text:p>
          </table:table-cell>
          <table:table-cell/>
          <table:table-cell office:value-type="float" office:value="0.00000025926" calcext:value-type="float">
            <text:p>2,59E-007</text:p>
          </table:table-cell>
          <table:table-cell office:value-type="float" office:value="0.000000019167" calcext:value-type="float">
            <text:p>1,9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038899" calcext:value-type="float">
            <text:p>3,89E-002</text:p>
          </table:table-cell>
          <table:table-cell office:value-type="float" office:value="20.582" calcext:value-type="float">
            <text:p>2,06E+001</text:p>
          </table:table-cell>
          <table:table-cell office:value-type="float" office:value="0.0023943" calcext:value-type="float">
            <text:p>2,39E-003</text:p>
          </table:table-cell>
          <table:table-cell table:formula="of:=[.O50]/[.Q50]" office:value-type="float" office:value="16.246502109176" calcext:value-type="float">
            <text:p>16,2465021092</text:p>
          </table:table-cell>
          <table:table-cell/>
          <table:table-cell office:value-type="float" office:value="14.2397306906725" calcext:value-type="float">
            <text:p>14,2397306907</text:p>
          </table:table-cell>
          <table:table-cell/>
          <table:table-cell office:value-type="float" office:value="0.00000028925" calcext:value-type="float">
            <text:p>2,89E-007</text:p>
          </table:table-cell>
          <table:table-cell office:value-type="float" office:value="0.0000000073111" calcext:value-type="float">
            <text:p>7,31E-009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12.2477377108817" calcext:value-type="float">
            <text:p>12,2477377109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float" office:value="21.5371894159406" calcext:value-type="float">
            <text:p>21,5371894159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float" office:value="22.6178379194124" calcext:value-type="float">
            <text:p>22,6178379194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float" office:value="22.8089887640449" calcext:value-type="float">
            <text:p>22,808988764</text:p>
          </table:table-cell>
          <table:table-cell table:number-columns-repeated="1004"/>
        </table:table-row>
        <table:table-row table:style-name="ro1">
          <table:table-cell table:number-columns-repeated="19"/>
          <table:table-cell office:value-type="float" office:value="23.6944881116133" calcext:value-type="float">
            <text:p>23,6944881116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54024" calcext:value-type="float">
            <text:p>5,40E-005</text:p>
          </table:table-cell>
          <table:table-cell office:value-type="float" office:value="0.00012774" calcext:value-type="float">
            <text:p>1,28E-004</text:p>
          </table:table-cell>
          <table:table-cell office:value-type="float" office:value="0.00060315" calcext:value-type="float">
            <text:p>6,03E-004</text:p>
          </table:table-cell>
          <table:table-cell table:formula="of:=[.O57]/[.Q57]" office:value-type="float" office:value="0.089569758766476" calcext:value-type="float">
            <text:p>0,0895697588</text:p>
          </table:table-cell>
          <table:table-cell/>
          <table:table-cell office:value-type="float" office:value="0.334466109563603" calcext:value-type="float">
            <text:p>0,3344661096</text:p>
          </table:table-cell>
          <table:table-cell/>
          <table:table-cell office:value-type="float" office:value="0.0000013019" calcext:value-type="float">
            <text:p>1,30E-006</text:p>
          </table:table-cell>
          <table:table-cell office:value-type="float" office:value="0.000000035572" calcext:value-type="float">
            <text:p>3,5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18229" calcext:value-type="float">
            <text:p>1,82E-004</text:p>
          </table:table-cell>
          <table:table-cell office:value-type="float" office:value="0.00060708" calcext:value-type="float">
            <text:p>6,07E-004</text:p>
          </table:table-cell>
          <table:table-cell office:value-type="float" office:value="0.00069678" calcext:value-type="float">
            <text:p>6,97E-004</text:p>
          </table:table-cell>
          <table:table-cell table:formula="of:=[.O58]/[.Q58]" office:value-type="float" office:value="0.26161772725968" calcext:value-type="float">
            <text:p>0,2616177273</text:p>
          </table:table-cell>
          <table:table-cell/>
          <table:table-cell office:value-type="float" office:value="0.919711733658141" calcext:value-type="float">
            <text:p>0,9197117337</text:p>
          </table:table-cell>
          <table:table-cell/>
          <table:table-cell office:value-type="float" office:value="0.00000044232" calcext:value-type="float">
            <text:p>4,42E-007</text:p>
          </table:table-cell>
          <table:table-cell office:value-type="float" office:value="0.000000015803" calcext:value-type="float">
            <text:p>1,5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71916" calcext:value-type="float">
            <text:p>7,19E-004</text:p>
          </table:table-cell>
          <table:table-cell office:value-type="float" office:value="0.0045877" calcext:value-type="float">
            <text:p>4,59E-003</text:p>
          </table:table-cell>
          <table:table-cell office:value-type="float" office:value="0.0011012" calcext:value-type="float">
            <text:p>1,10E-003</text:p>
          </table:table-cell>
          <table:table-cell table:formula="of:=[.O59]/[.Q59]" office:value-type="float" office:value="0.653069378859426" calcext:value-type="float">
            <text:p>0,6530693789</text:p>
          </table:table-cell>
          <table:table-cell/>
          <table:table-cell office:value-type="float" office:value="2.55708507769815" calcext:value-type="float">
            <text:p>2,5570850777</text:p>
          </table:table-cell>
          <table:table-cell/>
          <table:table-cell office:value-type="float" office:value="0.00000049081" calcext:value-type="float">
            <text:p>4,91E-007</text:p>
          </table:table-cell>
          <table:table-cell office:value-type="float" office:value="0.000000040294" calcext:value-type="float">
            <text:p>4,03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031411" calcext:value-type="float">
            <text:p>3,14E-003</text:p>
          </table:table-cell>
          <table:table-cell office:value-type="float" office:value="0.036515" calcext:value-type="float">
            <text:p>3,65E-002</text:p>
          </table:table-cell>
          <table:table-cell office:value-type="float" office:value="0.0021507" calcext:value-type="float">
            <text:p>2,15E-003</text:p>
          </table:table-cell>
          <table:table-cell table:formula="of:=[.O60]/[.Q60]" office:value-type="float" office:value="1.46050123215697" calcext:value-type="float">
            <text:p>1,4605012322</text:p>
          </table:table-cell>
          <table:table-cell/>
          <table:table-cell office:value-type="float" office:value="6.20612412248245" calcext:value-type="float">
            <text:p>6,2061241225</text:p>
          </table:table-cell>
          <table:table-cell/>
          <table:table-cell office:value-type="float" office:value="0.00000032933" calcext:value-type="float">
            <text:p>3,29E-007</text:p>
          </table:table-cell>
          <table:table-cell office:value-type="float" office:value="0.000000013387" calcext:value-type="float">
            <text:p>1,34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.014893" calcext:value-type="float">
            <text:p>1,49E-002</text:p>
          </table:table-cell>
          <table:table-cell office:value-type="float" office:value="0.36479" calcext:value-type="float">
            <text:p>3,65E-001</text:p>
          </table:table-cell>
          <table:table-cell office:value-type="float" office:value="0.0072484" calcext:value-type="float">
            <text:p>7,25E-003</text:p>
          </table:table-cell>
          <table:table-cell table:formula="of:=[.O61]/[.Q61]" office:value-type="float" office:value="2.0546603388334" calcext:value-type="float">
            <text:p>2,0546603388</text:p>
          </table:table-cell>
          <table:table-cell/>
          <table:table-cell office:value-type="float" office:value="6.45610371530497" calcext:value-type="float">
            <text:p>6,4561037153</text:p>
          </table:table-cell>
          <table:table-cell/>
          <table:table-cell office:value-type="float" office:value="0.00000064399" calcext:value-type="float">
            <text:p>6,44E-007</text:p>
          </table:table-cell>
          <table:table-cell office:value-type="float" office:value="0.000000034706" calcext:value-type="float">
            <text:p>3,47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.06247" calcext:value-type="float">
            <text:p>6,25E-002</text:p>
          </table:table-cell>
          <table:table-cell office:value-type="float" office:value="5.5477" calcext:value-type="float">
            <text:p>5,55E+000</text:p>
          </table:table-cell>
          <table:table-cell office:value-type="float" office:value="0.025466" calcext:value-type="float">
            <text:p>2,55E-002</text:p>
          </table:table-cell>
          <table:table-cell table:formula="of:=[.O62]/[.Q62]" office:value-type="float" office:value="2.45307468781905" calcext:value-type="float">
            <text:p>2,4530746878</text:p>
          </table:table-cell>
          <table:table-cell/>
          <table:table-cell office:value-type="float" office:value="6.94552104656117" calcext:value-type="float">
            <text:p>6,9455210466</text:p>
          </table:table-cell>
          <table:table-cell/>
          <table:table-cell office:value-type="float" office:value="0.000001171" calcext:value-type="float">
            <text:p>1,17E-006</text:p>
          </table:table-cell>
          <table:table-cell office:value-type="float" office:value="0.000000059759" calcext:value-type="float">
            <text:p>5,98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44977" calcext:value-type="float">
            <text:p>4,50E-001</text:p>
          </table:table-cell>
          <table:table-cell office:value-type="float" office:value="86.5" calcext:value-type="float">
            <text:p>8,65E+001</text:p>
          </table:table-cell>
          <table:table-cell office:value-type="float" office:value="0.10238" calcext:value-type="float">
            <text:p>1,02E-001</text:p>
          </table:table-cell>
          <table:table-cell table:formula="of:=[.O63]/[.Q63]" office:value-type="float" office:value="4.39314319202969" calcext:value-type="float">
            <text:p>4,393143192</text:p>
          </table:table-cell>
          <table:table-cell/>
          <table:table-cell office:value-type="float" office:value="10.9686103084636" calcext:value-type="float">
            <text:p>10,9686103085</text:p>
          </table:table-cell>
          <table:table-cell/>
          <table:table-cell office:value-type="float" office:value="0.00000030948" calcext:value-type="float">
            <text:p>3,09E-007</text:p>
          </table:table-cell>
          <table:table-cell office:value-type="float" office:value="0.00000001893" calcext:value-type="float">
            <text:p>1,89E-008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33029" calcext:value-type="float">
            <text:p>3,30E-003</text:p>
          </table:table-cell>
          <table:table-cell office:value-type="float" office:value="0.0023243" calcext:value-type="float">
            <text:p>2,32E-003</text:p>
          </table:table-cell>
          <table:table-cell office:value-type="float" office:value="0.0050174" calcext:value-type="float">
            <text:p>5,02E-003</text:p>
          </table:table-cell>
          <table:table-cell table:formula="of:=[.O66]/[.Q66]" office:value-type="float" office:value="0.658289153744967" calcext:value-type="float">
            <text:p>0,6582891537</text:p>
          </table:table-cell>
          <table:table-cell/>
          <table:table-cell office:value-type="float" office:value="1.97941086535521" calcext:value-type="float">
            <text:p>1,9794108654</text:p>
          </table:table-cell>
          <table:table-cell/>
          <table:table-cell office:value-type="float" office:value="0.00000085199" calcext:value-type="float">
            <text:p>8,52E-007</text:p>
          </table:table-cell>
          <table:table-cell office:value-type="float" office:value="0.000000041618" calcext:value-type="float">
            <text:p>4,1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28411" calcext:value-type="float">
            <text:p>2,84E-002</text:p>
          </table:table-cell>
          <table:table-cell office:value-type="float" office:value="0.036671" calcext:value-type="float">
            <text:p>3,67E-002</text:p>
          </table:table-cell>
          <table:table-cell office:value-type="float" office:value="0.015017" calcext:value-type="float">
            <text:p>1,50E-002</text:p>
          </table:table-cell>
          <table:table-cell table:formula="of:=[.O67]/[.Q67]" office:value-type="float" office:value="1.89192248784711" calcext:value-type="float">
            <text:p>1,8919224878</text:p>
          </table:table-cell>
          <table:table-cell/>
          <table:table-cell office:value-type="float" office:value="4.02795918074433" calcext:value-type="float">
            <text:p>4,0279591807</text:p>
          </table:table-cell>
          <table:table-cell/>
          <table:table-cell office:value-type="float" office:value="0.0000004139" calcext:value-type="float">
            <text:p>4,14E-007</text:p>
          </table:table-cell>
          <table:table-cell office:value-type="float" office:value="0.000000020205" calcext:value-type="float">
            <text:p>2,02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26315" calcext:value-type="float">
            <text:p>2,63E-001</text:p>
          </table:table-cell>
          <table:table-cell office:value-type="float" office:value="1.4626" calcext:value-type="float">
            <text:p>1,46E+000</text:p>
          </table:table-cell>
          <table:table-cell office:value-type="float" office:value="0.082221" calcext:value-type="float">
            <text:p>8,22E-002</text:p>
          </table:table-cell>
          <table:table-cell table:formula="of:=[.O68]/[.Q68]" office:value-type="float" office:value="3.20052054827842" calcext:value-type="float">
            <text:p>3,2005205483</text:p>
          </table:table-cell>
          <table:table-cell/>
          <table:table-cell office:value-type="float" office:value="4.28899998402786" calcext:value-type="float">
            <text:p>4,288999984</text:p>
          </table:table-cell>
          <table:table-cell/>
          <table:table-cell office:value-type="float" office:value="0.0000012198" calcext:value-type="float">
            <text:p>1,22E-006</text:p>
          </table:table-cell>
          <table:table-cell office:value-type="float" office:value="0.000000062622" calcext:value-type="float">
            <text:p>6,26E-008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.696" calcext:value-type="float">
            <text:p>4,70E+000</text:p>
          </table:table-cell>
          <table:table-cell office:value-type="float" office:value="86.521" calcext:value-type="float">
            <text:p>8,65E+001</text:p>
          </table:table-cell>
          <table:table-cell office:value-type="float" office:value="0.61438" calcext:value-type="float">
            <text:p>6,14E-001</text:p>
          </table:table-cell>
          <table:table-cell table:formula="of:=[.O69]/[.Q69]" office:value-type="float" office:value="7.64347797779876" calcext:value-type="float">
            <text:p>7,6434779778</text:p>
          </table:table-cell>
          <table:table-cell table:number-columns-repeated="3"/>
          <table:table-cell office:value-type="float" office:value="0.0000004012" calcext:value-type="float">
            <text:p>4,01E-007</text:p>
          </table:table-cell>
          <table:table-cell office:value-type="float" office:value="0.000000014253" calcext:value-type="float">
            <text:p>1,43E-008</text:p>
          </table:table-cell>
          <table:table-cell table:number-columns-repeated="1001"/>
        </table:table-row>
      </table:table>
      <table:table table:name="m=4,2" table:style-name="ta1"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8" table:default-cell-style-name="ce2"/>
        <table:table-column table:style-name="co28" table:default-cell-style-name="Default"/>
        <table:table-column table:style-name="co28" table:default-cell-style-name="ce2"/>
        <table:table-column table:style-name="co29" table:default-cell-style-name="Default"/>
        <table:table-column table:style-name="co29" table:default-cell-style-name="ce2"/>
        <table:table-column table:style-name="co30" table:default-cell-style-name="ce7"/>
        <table:table-column table:style-name="co31" table:default-cell-style-name="ce7"/>
        <table:table-column table:style-name="co32" table:default-cell-style-name="ce2"/>
        <table:table-column table:style-name="co21" table:default-cell-style-name="Default"/>
        <table:table-column table:style-name="co21" table:default-cell-style-name="ce2"/>
        <table:table-column table:style-name="co33" table:default-cell-style-name="ce7"/>
        <table:table-column table:style-name="co21" table:default-cell-style-name="ce7"/>
        <table:table-column table:style-name="co31" table:default-cell-style-name="Default"/>
        <table:table-column table:style-name="co21" table:default-cell-style-name="Default"/>
        <table:table-column table:style-name="co34" table:default-cell-style-name="Default"/>
        <table:table-row table:style-name="ro1">
          <table:table-cell table:number-columns-repeated="27"/>
        </table:table-row>
        <table:table-row table:style-name="ro1" table:number-rows-repeated="6">
          <table:table-cell table:number-columns-repeated="15"/>
          <table:table-cell table:style-name="ce12"/>
          <table:table-cell table:number-columns-repeated="8"/>
          <table:table-cell table:style-name="ce12"/>
          <table:table-cell/>
          <table:table-cell table:style-name="ce12"/>
        </table:table-row>
        <table:table-row table:style-name="ro1">
          <table:table-cell table:number-columns-repeated="14"/>
          <table:table-cell office:value-type="string" calcext:value-type="string">
            <text:p>M=4</text:p>
          </table:table-cell>
          <table:table-cell table:style-name="ce12"/>
          <table:table-cell table:number-columns-repeated="3"/>
          <table:table-cell office:value-type="string" calcext:value-type="string">
            <text:p>M=2</text:p>
          </table:table-cell>
          <table:table-cell table:number-columns-repeated="4"/>
          <table:table-cell table:style-name="ce12" office:value-type="string" calcext:value-type="string">
            <text:p>M=4</text:p>
          </table:table-cell>
          <table:table-cell office:value-type="string" calcext:value-type="string">
            <text:p>M=2</text:p>
          </table:table-cell>
          <table:table-cell table:style-name="ce12"/>
        </table:table-row>
        <table:table-row table:style-name="ro1">
          <table:table-cell table:number-columns-repeated="14"/>
          <table:table-cell office:value-type="string" calcext:value-type="string">
            <text:p>NFFT median</text:p>
          </table:table-cell>
          <table:table-cell table:style-name="ce12"/>
          <table:table-cell office:value-type="string" calcext:value-type="string">
            <text:p>CUNFFT median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NFFT median</text:p>
          </table:table-cell>
          <table:table-cell table:style-name="ce12"/>
          <table:table-cell office:value-type="string" calcext:value-type="string">
            <text:p>CUNFFT median</text:p>
          </table:table-cell>
          <table:table-cell office:value-type="string" calcext:value-type="string">
            <text:p>pF</text:p>
          </table:table-cell>
          <table:table-cell/>
          <table:table-cell table:number-columns-repeated="2" table:style-name="ce12" office:value-type="string" calcext:value-type="string">
            <text:p>Error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&amp;\verb|</text:p>
          </table:table-cell>
          <table:table-cell office:value-type="float" office:value="0.000043738" calcext:value-type="float">
            <text:p>4.37E-05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089185" calcext:value-type="float">
            <text:p>8.92E-06</text:p>
          </table:table-cell>
          <table:table-cell office:value-type="string" calcext:value-type="string">
            <text:p>|&amp;\verb|</text:p>
          </table:table-cell>
          <table:table-cell office:value-type="float" office:value="0.00012213" calcext:value-type="float">
            <text:p>1.22E-04</text:p>
          </table:table-cell>
          <table:table-cell table:style-name="ce6" table:formula="of:=[.O10]/[.Q10]" office:value-type="float" office:value="0.0730246458691558" calcext:value-type="float">
            <text:p>(0,07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08221" calcext:value-type="float">
            <text:p>8.22E-06</text:p>
          </table:table-cell>
          <table:table-cell office:value-type="string" calcext:value-type="string">
            <text:p>|&amp;\verb|</text:p>
          </table:table-cell>
          <table:table-cell office:value-type="float" office:value="0.00012096" calcext:value-type="float">
            <text:p>1.21E-04</text:p>
          </table:table-cell>
          <table:table-cell table:style-name="ce6" table:formula="of:=[.T10]/[.V10]" office:value-type="float" office:value="0.0679646164021164" calcext:value-type="float">
            <text:p>(0,07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50343" calcext:value-type="float">
            <text:p>5,03E-006</text:p>
          </table:table-cell>
          <table:table-cell table:style-name="ce12" office:value-type="float" office:value="0.00054926" calcext:value-type="float">
            <text:p>5,49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&amp;\verb|</text:p>
          </table:table-cell>
          <table:table-cell office:value-type="float" office:value="0.000065517" calcext:value-type="float">
            <text:p>6.55E-05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25272" calcext:value-type="float">
            <text:p>2.53E-05</text:p>
          </table:table-cell>
          <table:table-cell office:value-type="string" calcext:value-type="string">
            <text:p>|&amp;\verb|</text:p>
          </table:table-cell>
          <table:table-cell office:value-type="float" office:value="0.00018994" calcext:value-type="float">
            <text:p>1.90E-04</text:p>
          </table:table-cell>
          <table:table-cell table:style-name="ce6" table:formula="of:=[.O11]/[.Q11]" office:value-type="float" office:value="0.133052542908287" calcext:value-type="float">
            <text:p>(0,13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12649" calcext:value-type="float">
            <text:p>1.26E-05</text:p>
          </table:table-cell>
          <table:table-cell office:value-type="string" calcext:value-type="string">
            <text:p>|&amp;\verb|</text:p>
          </table:table-cell>
          <table:table-cell office:value-type="float" office:value="0.00012443" calcext:value-type="float">
            <text:p>1.24E-04</text:p>
          </table:table-cell>
          <table:table-cell table:style-name="ce6" table:formula="of:=[.T11]/[.V11]" office:value-type="float" office:value="0.10165554930483" calcext:value-type="float">
            <text:p>(0,10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50088" calcext:value-type="float">
            <text:p>5,01E-007</text:p>
          </table:table-cell>
          <table:table-cell table:style-name="ce12" office:value-type="float" office:value="0.00020306" calcext:value-type="float">
            <text:p>2,03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office:value-type="float" office:value="0.00010978" calcext:value-type="float">
            <text:p>1.10E-04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2015" calcext:value-type="float">
            <text:p>2.02E-05</text:p>
          </table:table-cell>
          <table:table-cell office:value-type="string" calcext:value-type="string">
            <text:p>|&amp;\verb|</text:p>
          </table:table-cell>
          <table:table-cell office:value-type="float" office:value="0.00012886" calcext:value-type="float">
            <text:p>1.29E-04</text:p>
          </table:table-cell>
          <table:table-cell table:style-name="ce6" table:formula="of:=[.O12]/[.Q12]" office:value-type="float" office:value="0.156371255626261" calcext:value-type="float">
            <text:p>(0,16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20092" calcext:value-type="float">
            <text:p>2.01E-05</text:p>
          </table:table-cell>
          <table:table-cell office:value-type="string" calcext:value-type="string">
            <text:p>|&amp;\verb|</text:p>
          </table:table-cell>
          <table:table-cell office:value-type="float" office:value="0.00012821" calcext:value-type="float">
            <text:p>1.28E-04</text:p>
          </table:table-cell>
          <table:table-cell table:style-name="ce6" table:formula="of:=[.T12]/[.V12]" office:value-type="float" office:value="0.156711644957492" calcext:value-type="float">
            <text:p>(0,1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31825" calcext:value-type="float">
            <text:p>3,18E-006</text:p>
          </table:table-cell>
          <table:table-cell table:style-name="ce12" office:value-type="float" office:value="0.00019056" calcext:value-type="float">
            <text:p>1,91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&amp;\verb|</text:p>
          </table:table-cell>
          <table:table-cell office:value-type="float" office:value="0.00021282" calcext:value-type="float">
            <text:p>2.13E-04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33017" calcext:value-type="float">
            <text:p>3.30E-05</text:p>
          </table:table-cell>
          <table:table-cell office:value-type="string" calcext:value-type="string">
            <text:p>|&amp;\verb|</text:p>
          </table:table-cell>
          <table:table-cell office:value-type="float" office:value="0.00013235" calcext:value-type="float">
            <text:p>1.32E-04</text:p>
          </table:table-cell>
          <table:table-cell table:style-name="ce6" table:formula="of:=[.O13]/[.Q13]" office:value-type="float" office:value="0.249467321496033" calcext:value-type="float">
            <text:p>(0,25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72735" calcext:value-type="float">
            <text:p>7.27E-05</text:p>
          </table:table-cell>
          <table:table-cell office:value-type="string" calcext:value-type="string">
            <text:p>|&amp;\verb|</text:p>
          </table:table-cell>
          <table:table-cell office:value-type="float" office:value="0.00022691" calcext:value-type="float">
            <text:p>2.27E-04</text:p>
          </table:table-cell>
          <table:table-cell table:style-name="ce6" table:formula="of:=[.T13]/[.V13]" office:value-type="float" office:value="0.320545590762857" calcext:value-type="float">
            <text:p>(0,3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55505" calcext:value-type="float">
            <text:p>5,55E-007</text:p>
          </table:table-cell>
          <table:table-cell table:style-name="ce12" office:value-type="float" office:value="0.000058128" calcext:value-type="float">
            <text:p>5,81E-005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office:value-type="float" office:value="0.00056584" calcext:value-type="float">
            <text:p>5.66E-04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62426" calcext:value-type="float">
            <text:p>6.24E-05</text:p>
          </table:table-cell>
          <table:table-cell office:value-type="string" calcext:value-type="string">
            <text:p>|&amp;\verb|</text:p>
          </table:table-cell>
          <table:table-cell office:value-type="float" office:value="0.0001401" calcext:value-type="float">
            <text:p>1.40E-04</text:p>
          </table:table-cell>
          <table:table-cell table:style-name="ce6" table:formula="of:=[.O14]/[.Q14]" office:value-type="float" office:value="0.445581727337616" calcext:value-type="float">
            <text:p>(0,45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54907" calcext:value-type="float">
            <text:p>5.49E-05</text:p>
          </table:table-cell>
          <table:table-cell office:value-type="string" calcext:value-type="string">
            <text:p>|&amp;\verb|</text:p>
          </table:table-cell>
          <table:table-cell office:value-type="float" office:value="0.00013248" calcext:value-type="float">
            <text:p>1.32E-04</text:p>
          </table:table-cell>
          <table:table-cell table:style-name="ce6" table:formula="of:=[.T14]/[.V14]" office:value-type="float" office:value="0.414455012077295" calcext:value-type="float">
            <text:p>(0,4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70663" calcext:value-type="float">
            <text:p>7,07E-007</text:p>
          </table:table-cell>
          <table:table-cell table:style-name="ce12" office:value-type="float" office:value="0.000042782" calcext:value-type="float">
            <text:p>4,28E-005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office:value-type="float" office:value="0.0011107" calcext:value-type="float">
            <text:p>1.11E-03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11586" calcext:value-type="float">
            <text:p>1.16E-04</text:p>
          </table:table-cell>
          <table:table-cell office:value-type="string" calcext:value-type="string">
            <text:p>|&amp;\verb|</text:p>
          </table:table-cell>
          <table:table-cell office:value-type="float" office:value="0.00014597" calcext:value-type="float">
            <text:p>1.46E-04</text:p>
          </table:table-cell>
          <table:table-cell table:style-name="ce6" table:formula="of:=[.O15]/[.Q15]" office:value-type="float" office:value="0.793724737959855" calcext:value-type="float">
            <text:p>(0,79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10232" calcext:value-type="float">
            <text:p>1.02E-04</text:p>
          </table:table-cell>
          <table:table-cell office:value-type="string" calcext:value-type="string">
            <text:p>|&amp;\verb|</text:p>
          </table:table-cell>
          <table:table-cell office:value-type="float" office:value="0.00013898" calcext:value-type="float">
            <text:p>1.39E-04</text:p>
          </table:table-cell>
          <table:table-cell table:style-name="ce6" table:formula="of:=[.T15]/[.V15]" office:value-type="float" office:value="0.736221038998417" calcext:value-type="float">
            <text:p>(0,74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44742" calcext:value-type="float">
            <text:p>4,47E-006</text:p>
          </table:table-cell>
          <table:table-cell table:style-name="ce12" office:value-type="float" office:value="0.00013174" calcext:value-type="float">
            <text:p>1,32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office:value-type="float" office:value="0.0022007" calcext:value-type="float">
            <text:p>2.20E-03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55283" calcext:value-type="float">
            <text:p>5.53E-04</text:p>
          </table:table-cell>
          <table:table-cell office:value-type="string" calcext:value-type="string">
            <text:p>|&amp;\verb|</text:p>
          </table:table-cell>
          <table:table-cell office:value-type="float" office:value="0.00024488" calcext:value-type="float">
            <text:p>2.45E-04</text:p>
          </table:table-cell>
          <table:table-cell table:style-name="ce6" table:formula="of:=[.O16]/[.Q16]" office:value-type="float" office:value="2.25755472067952" calcext:value-type="float">
            <text:p>(2,26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19593" calcext:value-type="float">
            <text:p>1.96E-04</text:p>
          </table:table-cell>
          <table:table-cell office:value-type="string" calcext:value-type="string">
            <text:p>|&amp;\verb|</text:p>
          </table:table-cell>
          <table:table-cell office:value-type="float" office:value="0.00014706" calcext:value-type="float">
            <text:p>1.47E-04</text:p>
          </table:table-cell>
          <table:table-cell table:style-name="ce6" table:formula="of:=[.T16]/[.V16]" office:value-type="float" office:value="1.33231334149327" calcext:value-type="float">
            <text:p>(1,3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6261" calcext:value-type="float">
            <text:p>1,63E-006</text:p>
          </table:table-cell>
          <table:table-cell table:style-name="ce12" office:value-type="float" office:value="0.00019926" calcext:value-type="float">
            <text:p>1,99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&amp;\verb|</text:p>
          </table:table-cell>
          <table:table-cell office:value-type="float" office:value="0.0087028" calcext:value-type="float">
            <text:p>8.70E-03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42199" calcext:value-type="float">
            <text:p>4.22E-04</text:p>
          </table:table-cell>
          <table:table-cell office:value-type="string" calcext:value-type="string">
            <text:p>|&amp;\verb|</text:p>
          </table:table-cell>
          <table:table-cell office:value-type="float" office:value="0.00014717" calcext:value-type="float">
            <text:p>1.47E-04</text:p>
          </table:table-cell>
          <table:table-cell table:style-name="ce6" table:formula="of:=[.O17]/[.Q17]" office:value-type="float" office:value="2.86736427260991" calcext:value-type="float">
            <text:p>(2,87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39763" calcext:value-type="float">
            <text:p>3.98E-04</text:p>
          </table:table-cell>
          <table:table-cell office:value-type="string" calcext:value-type="string">
            <text:p>|&amp;\verb|</text:p>
          </table:table-cell>
          <table:table-cell office:value-type="float" office:value="0.00014442" calcext:value-type="float">
            <text:p>1.44E-04</text:p>
          </table:table-cell>
          <table:table-cell table:style-name="ce6" table:formula="of:=[.T17]/[.V17]" office:value-type="float" office:value="2.75328901814153" calcext:value-type="float">
            <text:p>(2,7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45003" calcext:value-type="float">
            <text:p>4,50E-006</text:p>
          </table:table-cell>
          <table:table-cell table:style-name="ce12" office:value-type="float" office:value="0.00062354" calcext:value-type="float">
            <text:p>6,24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6034" calcext:value-type="float">
            <text:p>2.60E-02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85294" calcext:value-type="float">
            <text:p>8.53E-04</text:p>
          </table:table-cell>
          <table:table-cell office:value-type="string" calcext:value-type="string">
            <text:p>|&amp;\verb|</text:p>
          </table:table-cell>
          <table:table-cell office:value-type="float" office:value="0.00016082" calcext:value-type="float">
            <text:p>1.61E-04</text:p>
          </table:table-cell>
          <table:table-cell table:style-name="ce6" table:formula="of:=[.O18]/[.Q18]" office:value-type="float" office:value="5.30369357045144" calcext:value-type="float">
            <text:p>(5,30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80783" calcext:value-type="float">
            <text:p>8.08E-04</text:p>
          </table:table-cell>
          <table:table-cell office:value-type="string" calcext:value-type="string">
            <text:p>|&amp;\verb|</text:p>
          </table:table-cell>
          <table:table-cell office:value-type="float" office:value="0.00015662" calcext:value-type="float">
            <text:p>1.57E-04</text:p>
          </table:table-cell>
          <table:table-cell table:style-name="ce6" table:formula="of:=[.T18]/[.V18]" office:value-type="float" office:value="5.15789809730558" calcext:value-type="float">
            <text:p>(5,1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4426" calcext:value-type="float">
            <text:p>2,44E-006</text:p>
          </table:table-cell>
          <table:table-cell table:style-name="ce12" office:value-type="float" office:value="0.00046341" calcext:value-type="float">
            <text:p>4,63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&amp;\verb|</text:p>
          </table:table-cell>
          <table:table-cell office:value-type="float" office:value="0.086644" calcext:value-type="float">
            <text:p>8.66E-02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1866" calcext:value-type="float">
            <text:p>1.87E-03</text:p>
          </table:table-cell>
          <table:table-cell office:value-type="string" calcext:value-type="string">
            <text:p>|&amp;\verb|</text:p>
          </table:table-cell>
          <table:table-cell office:value-type="float" office:value="0.00044882" calcext:value-type="float">
            <text:p>4.49E-04</text:p>
          </table:table-cell>
          <table:table-cell table:style-name="ce6" table:formula="of:=[.O19]/[.Q19]" office:value-type="float" office:value="4.15756873579609" calcext:value-type="float">
            <text:p>(4,16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17618" calcext:value-type="float">
            <text:p>1.76E-03</text:p>
          </table:table-cell>
          <table:table-cell office:value-type="string" calcext:value-type="string">
            <text:p>|&amp;\verb|</text:p>
          </table:table-cell>
          <table:table-cell office:value-type="float" office:value="0.00043021" calcext:value-type="float">
            <text:p>4.30E-04</text:p>
          </table:table-cell>
          <table:table-cell table:style-name="ce6" table:formula="of:=[.T19]/[.V19]" office:value-type="float" office:value="4.09520931638037" calcext:value-type="float">
            <text:p>(4,10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83882" calcext:value-type="float">
            <text:p>8,39E-007</text:p>
          </table:table-cell>
          <table:table-cell table:style-name="ce12" office:value-type="float" office:value="0.000040072" calcext:value-type="float">
            <text:p>4,01E-005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office:value-type="float" office:value="0.34625" calcext:value-type="float">
            <text:p>3.46E-01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38125" calcext:value-type="float">
            <text:p>3.81E-03</text:p>
          </table:table-cell>
          <table:table-cell office:value-type="string" calcext:value-type="string">
            <text:p>|&amp;\verb|</text:p>
          </table:table-cell>
          <table:table-cell office:value-type="float" office:value="0.00027819" calcext:value-type="float">
            <text:p>2.78E-04</text:p>
          </table:table-cell>
          <table:table-cell table:style-name="ce6" table:formula="of:=[.O20]/[.Q20]" office:value-type="float" office:value="13.7046622811747" calcext:value-type="float">
            <text:p>(13,70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36072" calcext:value-type="float">
            <text:p>3.61E-03</text:p>
          </table:table-cell>
          <table:table-cell office:value-type="string" calcext:value-type="string">
            <text:p>|&amp;\verb|</text:p>
          </table:table-cell>
          <table:table-cell office:value-type="float" office:value="0.00026602" calcext:value-type="float">
            <text:p>2.66E-04</text:p>
          </table:table-cell>
          <table:table-cell table:style-name="ce6" table:formula="of:=[.T20]/[.V20]" office:value-type="float" office:value="13.5598827155853" calcext:value-type="float">
            <text:p>(13,5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1301" calcext:value-type="float">
            <text:p>2,13E-006</text:p>
          </table:table-cell>
          <table:table-cell table:style-name="ce12" office:value-type="float" office:value="0.00025332" calcext:value-type="float">
            <text:p>2,53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office:value-type="float" office:value="1.3153" calcext:value-type="float">
            <text:p>1.32E+00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78445" calcext:value-type="float">
            <text:p>7.84E-03</text:p>
          </table:table-cell>
          <table:table-cell office:value-type="string" calcext:value-type="string">
            <text:p>|&amp;\verb|</text:p>
          </table:table-cell>
          <table:table-cell office:value-type="float" office:value="0.00077002" calcext:value-type="float">
            <text:p>7.70E-04</text:p>
          </table:table-cell>
          <table:table-cell table:style-name="ce6" table:formula="of:=[.O21]/[.Q21]" office:value-type="float" office:value="10.1873977299291" calcext:value-type="float">
            <text:p>(10,19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73832" calcext:value-type="float">
            <text:p>7.38E-03</text:p>
          </table:table-cell>
          <table:table-cell office:value-type="string" calcext:value-type="string">
            <text:p>|&amp;\verb|</text:p>
          </table:table-cell>
          <table:table-cell office:value-type="float" office:value="0.00072146" calcext:value-type="float">
            <text:p>7.21E-04</text:p>
          </table:table-cell>
          <table:table-cell table:style-name="ce6" table:formula="of:=[.T21]/[.V21]" office:value-type="float" office:value="10.233692789621" calcext:value-type="float">
            <text:p>(10,2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3723" calcext:value-type="float">
            <text:p>2,37E-006</text:p>
          </table:table-cell>
          <table:table-cell table:style-name="ce12" office:value-type="float" office:value="0.00039544" calcext:value-type="float">
            <text:p>3,95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office:value-type="float" office:value="5.1224" calcext:value-type="float">
            <text:p>5.12E+00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16284" calcext:value-type="float">
            <text:p>1.63E-02</text:p>
          </table:table-cell>
          <table:table-cell office:value-type="string" calcext:value-type="string">
            <text:p>|&amp;\verb|</text:p>
          </table:table-cell>
          <table:table-cell office:value-type="float" office:value="0.0011935" calcext:value-type="float">
            <text:p>1.19E-03</text:p>
          </table:table-cell>
          <table:table-cell table:style-name="ce6" table:formula="of:=[.O22]/[.Q22]" office:value-type="float" office:value="13.6439044826142" calcext:value-type="float">
            <text:p>(13,64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14968" calcext:value-type="float">
            <text:p>1.50E-02</text:p>
          </table:table-cell>
          <table:table-cell office:value-type="string" calcext:value-type="string">
            <text:p>|&amp;\verb|</text:p>
          </table:table-cell>
          <table:table-cell office:value-type="float" office:value="0.0010301" calcext:value-type="float">
            <text:p>1.03E-03</text:p>
          </table:table-cell>
          <table:table-cell table:style-name="ce6" table:formula="of:=[.T22]/[.V22]" office:value-type="float" office:value="14.5306280943598" calcext:value-type="float">
            <text:p>(14,5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5947" calcext:value-type="float">
            <text:p>2,59E-006</text:p>
          </table:table-cell>
          <table:table-cell table:style-name="ce12" office:value-type="float" office:value="0.00018457" calcext:value-type="float">
            <text:p>1,85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&amp;\verb|</text:p>
          </table:table-cell>
          <table:table-cell office:value-type="float" office:value="20.499" calcext:value-type="float">
            <text:p>2.05E+01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33851" calcext:value-type="float">
            <text:p>3.39E-02</text:p>
          </table:table-cell>
          <table:table-cell office:value-type="string" calcext:value-type="string">
            <text:p>|&amp;\verb|</text:p>
          </table:table-cell>
          <table:table-cell office:value-type="float" office:value="0.0020878" calcext:value-type="float">
            <text:p>2.09E-03</text:p>
          </table:table-cell>
          <table:table-cell table:style-name="ce6" table:formula="of:=[.O23]/[.Q23]" office:value-type="float" office:value="16.2137177890603" calcext:value-type="float">
            <text:p>(16,21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32935" calcext:value-type="float">
            <text:p>3.29E-02</text:p>
          </table:table-cell>
          <table:table-cell office:value-type="string" calcext:value-type="string">
            <text:p>|&amp;\verb|</text:p>
          </table:table-cell>
          <table:table-cell office:value-type="float" office:value="0.0017773" calcext:value-type="float">
            <text:p>1.78E-03</text:p>
          </table:table-cell>
          <table:table-cell table:style-name="ce6" table:formula="of:=[.T23]/[.V23]" office:value-type="float" office:value="18.5309176841276" calcext:value-type="float">
            <text:p>(18,5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079976" calcext:value-type="float">
            <text:p>8,00E-007</text:p>
          </table:table-cell>
          <table:table-cell table:style-name="ce12" office:value-type="float" office:value="0.000044891" calcext:value-type="float">
            <text:p>4,49E-005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75447" calcext:value-type="float">
            <text:p>7.54E-02</text:p>
          </table:table-cell>
          <table:table-cell office:value-type="string" calcext:value-type="string">
            <text:p>|&amp;\verb|</text:p>
          </table:table-cell>
          <table:table-cell office:value-type="float" office:value="0.0039568" calcext:value-type="float">
            <text:p>3.96E-03</text:p>
          </table:table-cell>
          <table:table-cell table:style-name="ce6" table:formula="of:=[.O24]/[.Q24]" office:value-type="float" office:value="19.0676809543065" calcext:value-type="float">
            <text:p>(19,07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71445" calcext:value-type="float">
            <text:p>7.14E-02</text:p>
          </table:table-cell>
          <table:table-cell office:value-type="string" calcext:value-type="string">
            <text:p>|&amp;\verb|</text:p>
          </table:table-cell>
          <table:table-cell office:value-type="float" office:value="0.0032837" calcext:value-type="float">
            <text:p>3.28E-03</text:p>
          </table:table-cell>
          <table:table-cell table:style-name="ce6" table:formula="of:=[.T24]/[.V24]" office:value-type="float" office:value="21.7574687090782" calcext:value-type="float">
            <text:p>(21,7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4693" calcext:value-type="float">
            <text:p>2,47E-006</text:p>
          </table:table-cell>
          <table:table-cell table:style-name="ce12" office:value-type="float" office:value="0.0000718" calcext:value-type="float">
            <text:p>7,18E-005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18661" calcext:value-type="float">
            <text:p>1.87E-01</text:p>
          </table:table-cell>
          <table:table-cell office:value-type="string" calcext:value-type="string">
            <text:p>|&amp;\verb|</text:p>
          </table:table-cell>
          <table:table-cell office:value-type="float" office:value="0.0077293" calcext:value-type="float">
            <text:p>7.73E-03</text:p>
          </table:table-cell>
          <table:table-cell table:style-name="ce6" table:formula="of:=[.O25]/[.Q25]" office:value-type="float" office:value="24.1431953734491" calcext:value-type="float">
            <text:p>(24,14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18199" calcext:value-type="float">
            <text:p>1.82E-01</text:p>
          </table:table-cell>
          <table:table-cell office:value-type="string" calcext:value-type="string">
            <text:p>|&amp;\verb|</text:p>
          </table:table-cell>
          <table:table-cell office:value-type="float" office:value="0.0063251" calcext:value-type="float">
            <text:p>6.33E-03</text:p>
          </table:table-cell>
          <table:table-cell table:style-name="ce6" table:formula="of:=[.T25]/[.V25]" office:value-type="float" office:value="28.7726676258083" calcext:value-type="float">
            <text:p>(28,77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30168" calcext:value-type="float">
            <text:p>3,02E-006</text:p>
          </table:table-cell>
          <table:table-cell table:style-name="ce12" office:value-type="float" office:value="0.00017871" calcext:value-type="float">
            <text:p>1,79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40053" calcext:value-type="float">
            <text:p>4.01E-01</text:p>
          </table:table-cell>
          <table:table-cell office:value-type="string" calcext:value-type="string">
            <text:p>|&amp;\verb|</text:p>
          </table:table-cell>
          <table:table-cell office:value-type="float" office:value="0.015553" calcext:value-type="float">
            <text:p>1.56E-02</text:p>
          </table:table-cell>
          <table:table-cell table:style-name="ce6" table:formula="of:=[.O26]/[.Q26]" office:value-type="float" office:value="25.7525879251591" calcext:value-type="float">
            <text:p>(25,75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38429" calcext:value-type="float">
            <text:p>3.84E-01</text:p>
          </table:table-cell>
          <table:table-cell office:value-type="string" calcext:value-type="string">
            <text:p>|&amp;\verb|</text:p>
          </table:table-cell>
          <table:table-cell office:value-type="float" office:value="0.012754" calcext:value-type="float">
            <text:p>1.28E-02</text:p>
          </table:table-cell>
          <table:table-cell table:style-name="ce6" table:formula="of:=[.T26]/[.V26]" office:value-type="float" office:value="30.1309393131567" calcext:value-type="float">
            <text:p>(30,13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11042" calcext:value-type="float">
            <text:p>1,10E-005</text:p>
          </table:table-cell>
          <table:table-cell table:style-name="ce12" office:value-type="float" office:value="0.00095495" calcext:value-type="float">
            <text:p>9,55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8625" calcext:value-type="float">
            <text:p>8.63E-01</text:p>
          </table:table-cell>
          <table:table-cell office:value-type="string" calcext:value-type="string">
            <text:p>|&amp;\verb|</text:p>
          </table:table-cell>
          <table:table-cell office:value-type="float" office:value="0.031959" calcext:value-type="float">
            <text:p>3.20E-02</text:p>
          </table:table-cell>
          <table:table-cell table:style-name="ce6" table:formula="of:=[.O27]/[.Q27]" office:value-type="float" office:value="26.9877029944617" calcext:value-type="float">
            <text:p>(26,99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8001" calcext:value-type="float">
            <text:p>8.00E-01</text:p>
          </table:table-cell>
          <table:table-cell office:value-type="string" calcext:value-type="string">
            <text:p>|&amp;\verb|</text:p>
          </table:table-cell>
          <table:table-cell office:value-type="float" office:value="0.026136" calcext:value-type="float">
            <text:p>2.61E-02</text:p>
          </table:table-cell>
          <table:table-cell table:style-name="ce6" table:formula="of:=[.T27]/[.V27]" office:value-type="float" office:value="30.6129476584022" calcext:value-type="float">
            <text:p>(30,6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8192" calcext:value-type="float">
            <text:p>1,82E-006</text:p>
          </table:table-cell>
          <table:table-cell table:style-name="ce12" office:value-type="float" office:value="0.0008119" calcext:value-type="float">
            <text:p>8,12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1.897" calcext:value-type="float">
            <text:p>1.90E+00</text:p>
          </table:table-cell>
          <table:table-cell office:value-type="string" calcext:value-type="string">
            <text:p>|&amp;\verb|</text:p>
          </table:table-cell>
          <table:table-cell office:value-type="float" office:value="0.064222" calcext:value-type="float">
            <text:p>6.42E-02</text:p>
          </table:table-cell>
          <table:table-cell table:style-name="ce6" table:formula="of:=[.O28]/[.Q28]" office:value-type="float" office:value="29.5381644919187" calcext:value-type="float">
            <text:p>(29,54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1.7839" calcext:value-type="float">
            <text:p>1.78E+00</text:p>
          </table:table-cell>
          <table:table-cell office:value-type="string" calcext:value-type="string">
            <text:p>|&amp;\verb|</text:p>
          </table:table-cell>
          <table:table-cell office:value-type="float" office:value="0.052528" calcext:value-type="float">
            <text:p>5.25E-02</text:p>
          </table:table-cell>
          <table:table-cell table:style-name="ce6" table:formula="of:=[.T28]/[.V28]" office:value-type="float" office:value="33.9609351203168" calcext:value-type="float">
            <text:p>(33,9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5867" calcext:value-type="float">
            <text:p>2,59E-006</text:p>
          </table:table-cell>
          <table:table-cell table:style-name="ce12" office:value-type="float" office:value="0.00028953" calcext:value-type="float">
            <text:p>2,90E-004</text:p>
          </table:table-cell>
          <table:table-cell table:style-name="ce12"/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number-columns-repeated="3"/>
          <table:table-cell table:style-name="ce6"/>
          <table:table-cell table:style-name="Default"/>
          <table:table-cell table:number-columns-repeated="3"/>
          <table:table-cell table:style-name="ce6" table:number-columns-repeated="2"/>
          <table:table-cell table:style-name="ce12"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office:value-type="float" office:value="0.00012922" calcext:value-type="float">
            <text:p>1.29E-04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040795" calcext:value-type="float">
            <text:p>4.08E-05</text:p>
          </table:table-cell>
          <table:table-cell office:value-type="string" calcext:value-type="string">
            <text:p>|&amp;\verb|</text:p>
          </table:table-cell>
          <table:table-cell office:value-type="float" office:value="0.00015638" calcext:value-type="float">
            <text:p>1.56E-04</text:p>
          </table:table-cell>
          <table:table-cell table:style-name="ce6" table:formula="of:=[.O30]/[.Q30]" office:value-type="float" office:value="0.260870955365136" calcext:value-type="float">
            <text:p>(0,26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032638" calcext:value-type="float">
            <text:p>3.26E-05</text:p>
          </table:table-cell>
          <table:table-cell office:value-type="string" calcext:value-type="string">
            <text:p>|&amp;\verb|</text:p>
          </table:table-cell>
          <table:table-cell office:value-type="float" office:value="0.00015016" calcext:value-type="float">
            <text:p>1.50E-04</text:p>
          </table:table-cell>
          <table:table-cell table:style-name="ce6" table:formula="of:=[.T30]/[.V30]" office:value-type="float" office:value="0.217354821523708" calcext:value-type="float">
            <text:p>(0,22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1147" calcext:value-type="float">
            <text:p>2,11E-006</text:p>
          </table:table-cell>
          <table:table-cell table:style-name="ce12" office:value-type="float" office:value="0.00021758" calcext:value-type="float">
            <text:p>2,18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office:value-type="float" office:value="0.00060852" calcext:value-type="float">
            <text:p>6.09E-04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25168" calcext:value-type="float">
            <text:p>2.52E-04</text:p>
          </table:table-cell>
          <table:table-cell office:value-type="string" calcext:value-type="string">
            <text:p>|&amp;\verb|</text:p>
          </table:table-cell>
          <table:table-cell office:value-type="float" office:value="0.00024408" calcext:value-type="float">
            <text:p>2.44E-04</text:p>
          </table:table-cell>
          <table:table-cell table:style-name="ce6" table:formula="of:=[.O31]/[.Q31]" office:value-type="float" office:value="1.03113733202229" calcext:value-type="float">
            <text:p>(1,03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1043" calcext:value-type="float">
            <text:p>1.04E-04</text:p>
          </table:table-cell>
          <table:table-cell office:value-type="string" calcext:value-type="string">
            <text:p>|&amp;\verb|</text:p>
          </table:table-cell>
          <table:table-cell office:value-type="float" office:value="0.00015965" calcext:value-type="float">
            <text:p>1.60E-04</text:p>
          </table:table-cell>
          <table:table-cell table:style-name="ce6" table:formula="of:=[.T31]/[.V31]" office:value-type="float" office:value="0.65330410272471" calcext:value-type="float">
            <text:p>(0,6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42791" calcext:value-type="float">
            <text:p>4,28E-006</text:p>
          </table:table-cell>
          <table:table-cell table:style-name="ce12" office:value-type="float" office:value="0.00027598" calcext:value-type="float">
            <text:p>2,76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office:value-type="float" office:value="0.0023568" calcext:value-type="float">
            <text:p>2.36E-03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053825" calcext:value-type="float">
            <text:p>5.38E-04</text:p>
          </table:table-cell>
          <table:table-cell office:value-type="string" calcext:value-type="string">
            <text:p>|&amp;\verb|</text:p>
          </table:table-cell>
          <table:table-cell office:value-type="float" office:value="0.00019043" calcext:value-type="float">
            <text:p>1.90E-04</text:p>
          </table:table-cell>
          <table:table-cell table:style-name="ce6" table:formula="of:=[.O32]/[.Q32]" office:value-type="float" office:value="2.82649792574699" calcext:value-type="float">
            <text:p>(2,83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39819" calcext:value-type="float">
            <text:p>3.98E-04</text:p>
          </table:table-cell>
          <table:table-cell office:value-type="string" calcext:value-type="string">
            <text:p>|&amp;\verb|</text:p>
          </table:table-cell>
          <table:table-cell office:value-type="float" office:value="0.00017008" calcext:value-type="float">
            <text:p>1.70E-04</text:p>
          </table:table-cell>
          <table:table-cell table:style-name="ce6" table:formula="of:=[.T32]/[.V32]" office:value-type="float" office:value="2.34119238005644" calcext:value-type="float">
            <text:p>(2,34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1772" calcext:value-type="float">
            <text:p>2,18E-006</text:p>
          </table:table-cell>
          <table:table-cell table:style-name="ce12" office:value-type="float" office:value="0.00027066" calcext:value-type="float">
            <text:p>2,71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7425" calcext:value-type="float">
            <text:p>2.74E-02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23577" calcext:value-type="float">
            <text:p>2.36E-03</text:p>
          </table:table-cell>
          <table:table-cell office:value-type="string" calcext:value-type="string">
            <text:p>|&amp;\verb|</text:p>
          </table:table-cell>
          <table:table-cell office:value-type="float" office:value="0.00028013" calcext:value-type="float">
            <text:p>2.80E-04</text:p>
          </table:table-cell>
          <table:table-cell table:style-name="ce6" table:formula="of:=[.O33]/[.Q33]" office:value-type="float" office:value="8.41644950558669" calcext:value-type="float">
            <text:p>(8,42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31968" calcext:value-type="float">
            <text:p>3.20E-03</text:p>
          </table:table-cell>
          <table:table-cell office:value-type="string" calcext:value-type="string">
            <text:p>|&amp;\verb|</text:p>
          </table:table-cell>
          <table:table-cell office:value-type="float" office:value="0.000216" calcext:value-type="float">
            <text:p>2.16E-04</text:p>
          </table:table-cell>
          <table:table-cell table:style-name="ce6" table:formula="of:=[.T33]/[.V33]" office:value-type="float" office:value="14.8" calcext:value-type="float">
            <text:p>(14,80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162" calcext:value-type="float">
            <text:p>1,16E-006</text:p>
          </table:table-cell>
          <table:table-cell table:style-name="ce12" office:value-type="float" office:value="0.0001397" calcext:value-type="float">
            <text:p>1,40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office:value-type="float" office:value="0.36319" calcext:value-type="float">
            <text:p>3.63E-01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11215" calcext:value-type="float">
            <text:p>1.12E-02</text:p>
          </table:table-cell>
          <table:table-cell office:value-type="string" calcext:value-type="string">
            <text:p>|&amp;\verb|</text:p>
          </table:table-cell>
          <table:table-cell office:value-type="float" office:value="0.0012843" calcext:value-type="float">
            <text:p>1.28E-03</text:p>
          </table:table-cell>
          <table:table-cell table:style-name="ce6" table:formula="of:=[.O34]/[.Q34]" office:value-type="float" office:value="8.73238339951725" calcext:value-type="float">
            <text:p>(8,73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79204" calcext:value-type="float">
            <text:p>7.92E-03</text:p>
          </table:table-cell>
          <table:table-cell office:value-type="string" calcext:value-type="string">
            <text:p>|&amp;\verb|</text:p>
          </table:table-cell>
          <table:table-cell office:value-type="float" office:value="0.00081579" calcext:value-type="float">
            <text:p>8.16E-04</text:p>
          </table:table-cell>
          <table:table-cell table:style-name="ce6" table:formula="of:=[.T34]/[.V34]" office:value-type="float" office:value="9.70887115556699" calcext:value-type="float">
            <text:p>(9,7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32167" calcext:value-type="float">
            <text:p>3,22E-006</text:p>
          </table:table-cell>
          <table:table-cell table:style-name="ce12" office:value-type="float" office:value="0.00038654" calcext:value-type="float">
            <text:p>3,87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office:value-type="float" office:value="5.3714" calcext:value-type="float">
            <text:p>5.37E+00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48052" calcext:value-type="float">
            <text:p>4.81E-02</text:p>
          </table:table-cell>
          <table:table-cell office:value-type="string" calcext:value-type="string">
            <text:p>|&amp;\verb|</text:p>
          </table:table-cell>
          <table:table-cell office:value-type="float" office:value="0.0048982" calcext:value-type="float">
            <text:p>4.90E-03</text:p>
          </table:table-cell>
          <table:table-cell table:style-name="ce6" table:formula="of:=[.O35]/[.Q35]" office:value-type="float" office:value="9.81013433506186" calcext:value-type="float">
            <text:p>(9,81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35707" calcext:value-type="float">
            <text:p>3.57E-02</text:p>
          </table:table-cell>
          <table:table-cell office:value-type="string" calcext:value-type="string">
            <text:p>|&amp;\verb|</text:p>
          </table:table-cell>
          <table:table-cell office:value-type="float" office:value="0.0025214" calcext:value-type="float">
            <text:p>2.52E-03</text:p>
          </table:table-cell>
          <table:table-cell table:style-name="ce6" table:formula="of:=[.T35]/[.V35]" office:value-type="float" office:value="14.1615769017213" calcext:value-type="float">
            <text:p>(14,1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41123" calcext:value-type="float">
            <text:p>4,11E-006</text:p>
          </table:table-cell>
          <table:table-cell table:style-name="ce12" office:value-type="float" office:value="0.00055981" calcext:value-type="float">
            <text:p>5,60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office:value-type="float" office:value="85.377" calcext:value-type="float">
            <text:p>8.54E+01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33966" calcext:value-type="float">
            <text:p>3.40E-01</text:p>
          </table:table-cell>
          <table:table-cell office:value-type="string" calcext:value-type="string">
            <text:p>|&amp;\verb|</text:p>
          </table:table-cell>
          <table:table-cell office:value-type="float" office:value="0.020168" calcext:value-type="float">
            <text:p>2.02E-02</text:p>
          </table:table-cell>
          <table:table-cell table:style-name="ce6" table:formula="of:=[.O36]/[.Q36]" office:value-type="float" office:value="16.8415311384371" calcext:value-type="float">
            <text:p>(16,84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22723" calcext:value-type="float">
            <text:p>2.27E-01</text:p>
          </table:table-cell>
          <table:table-cell office:value-type="string" calcext:value-type="string">
            <text:p>|&amp;\verb|</text:p>
          </table:table-cell>
          <table:table-cell office:value-type="float" office:value="0.0093901" calcext:value-type="float">
            <text:p>9.39E-03</text:p>
          </table:table-cell>
          <table:table-cell table:style-name="ce6" table:formula="of:=[.T36]/[.V36]" office:value-type="float" office:value="24.1988903206569" calcext:value-type="float">
            <text:p>(24,20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5666" calcext:value-type="float">
            <text:p>2,57E-006</text:p>
          </table:table-cell>
          <table:table-cell table:style-name="ce12" office:value-type="float" office:value="0.0003042" calcext:value-type="float">
            <text:p>3,04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1.6161" calcext:value-type="float">
            <text:p>1.62E+00</text:p>
          </table:table-cell>
          <table:table-cell office:value-type="string" calcext:value-type="string">
            <text:p>|&amp;\verb|</text:p>
          </table:table-cell>
          <table:table-cell office:value-type="float" office:value="0.083423" calcext:value-type="float">
            <text:p>8.34E-02</text:p>
          </table:table-cell>
          <table:table-cell table:style-name="ce6" table:formula="of:=[.O37]/[.Q37]" office:value-type="float" office:value="19.3723553456481" calcext:value-type="float">
            <text:p>(19,37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1.1779" calcext:value-type="float">
            <text:p>1.18E+00</text:p>
          </table:table-cell>
          <table:table-cell office:value-type="string" calcext:value-type="string">
            <text:p>|&amp;\verb|</text:p>
          </table:table-cell>
          <table:table-cell office:value-type="float" office:value="0.038804" calcext:value-type="float">
            <text:p>3.88E-02</text:p>
          </table:table-cell>
          <table:table-cell table:style-name="ce6" table:formula="of:=[.T37]/[.V37]" office:value-type="float" office:value="30.3551180290692" calcext:value-type="float">
            <text:p>(30,3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0313" calcext:value-type="float">
            <text:p>1,03E-006</text:p>
          </table:table-cell>
          <table:table-cell table:style-name="ce12" office:value-type="float" office:value="0.00018377" calcext:value-type="float">
            <text:p>1,84E-004</text:p>
          </table:table-cell>
          <table:table-cell table:style-name="ce12"/>
        </table:table-row>
        <table:table-row table:style-name="ro1">
          <table:table-cell table:number-columns-repeated="12"/>
          <table:table-cell table:style-name="ce3"/>
          <table:table-cell table:style-name="ce6"/>
          <table:table-cell table:number-columns-repeated="3"/>
          <table:table-cell table:style-name="ce6"/>
          <table:table-cell table:style-name="Default"/>
          <table:table-cell table:number-columns-repeated="3"/>
          <table:table-cell table:style-name="ce6" table:number-columns-repeated="2"/>
          <table:table-cell table:style-name="ce12" table:number-columns-repeated="3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office:value-type="float" office:value="0.0012627" calcext:value-type="float">
            <text:p>1.26E-03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014315" calcext:value-type="float">
            <text:p>1.43E-03</text:p>
          </table:table-cell>
          <table:table-cell office:value-type="string" calcext:value-type="string">
            <text:p>|&amp;\verb|</text:p>
          </table:table-cell>
          <table:table-cell office:value-type="float" office:value="0.00050528" calcext:value-type="float">
            <text:p>5.05E-04</text:p>
          </table:table-cell>
          <table:table-cell table:style-name="ce6" table:formula="of:=[.O39]/[.Q39]" office:value-type="float" office:value="2.83308264724509" calcext:value-type="float">
            <text:p>(2,83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051342" calcext:value-type="float">
            <text:p>5.13E-04</text:p>
          </table:table-cell>
          <table:table-cell office:value-type="string" calcext:value-type="string">
            <text:p>|&amp;\verb|</text:p>
          </table:table-cell>
          <table:table-cell office:value-type="float" office:value="0.00026131" calcext:value-type="float">
            <text:p>2.61E-04</text:p>
          </table:table-cell>
          <table:table-cell table:style-name="ce6" table:formula="of:=[.T39]/[.V39]" office:value-type="float" office:value="1.9647927748651" calcext:value-type="float">
            <text:p>(1,9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0675" calcext:value-type="float">
            <text:p>2,07E-006</text:p>
          </table:table-cell>
          <table:table-cell table:style-name="ce12" office:value-type="float" office:value="0.00025449" calcext:value-type="float">
            <text:p>2,54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office:value-type="float" office:value="0.027876" calcext:value-type="float">
            <text:p>2.79E-02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013089" calcext:value-type="float">
            <text:p>1.31E-02</text:p>
          </table:table-cell>
          <table:table-cell office:value-type="string" calcext:value-type="string">
            <text:p>|&amp;\verb|</text:p>
          </table:table-cell>
          <table:table-cell office:value-type="float" office:value="0.0026683" calcext:value-type="float">
            <text:p>2.67E-03</text:p>
          </table:table-cell>
          <table:table-cell table:style-name="ce6" table:formula="of:=[.O40]/[.Q40]" office:value-type="float" office:value="4.90537046059289" calcext:value-type="float">
            <text:p>(4,91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047348" calcext:value-type="float">
            <text:p>4.73E-03</text:p>
          </table:table-cell>
          <table:table-cell office:value-type="string" calcext:value-type="string">
            <text:p>|&amp;\verb|</text:p>
          </table:table-cell>
          <table:table-cell office:value-type="float" office:value="0.00061826" calcext:value-type="float">
            <text:p>6.18E-04</text:p>
          </table:table-cell>
          <table:table-cell table:style-name="ce6" table:formula="of:=[.T40]/[.V40]" office:value-type="float" office:value="7.65826674861709" calcext:value-type="float">
            <text:p>(7,66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15681" calcext:value-type="float">
            <text:p>1,57E-006</text:p>
          </table:table-cell>
          <table:table-cell table:style-name="ce12" office:value-type="float" office:value="0.00044842" calcext:value-type="float">
            <text:p>4,48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office:value-type="float" office:value="1.3871" calcext:value-type="float">
            <text:p>1.39E+00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0.11926" calcext:value-type="float">
            <text:p>1.19E-01</text:p>
          </table:table-cell>
          <table:table-cell office:value-type="string" calcext:value-type="string">
            <text:p>|&amp;\verb|</text:p>
          </table:table-cell>
          <table:table-cell office:value-type="float" office:value="0.023417" calcext:value-type="float">
            <text:p>2.34E-02</text:p>
          </table:table-cell>
          <table:table-cell table:style-name="ce6" table:formula="of:=[.O41]/[.Q41]" office:value-type="float" office:value="5.0928812401247" calcext:value-type="float">
            <text:p>(5,09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047978" calcext:value-type="float">
            <text:p>4.80E-02</text:p>
          </table:table-cell>
          <table:table-cell office:value-type="string" calcext:value-type="string">
            <text:p>|&amp;\verb|</text:p>
          </table:table-cell>
          <table:table-cell office:value-type="float" office:value="0.0057457" calcext:value-type="float">
            <text:p>5.75E-03</text:p>
          </table:table-cell>
          <table:table-cell table:style-name="ce6" table:formula="of:=[.T41]/[.V41]" office:value-type="float" office:value="8.35024453069252" calcext:value-type="float">
            <text:p>(8,35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39362" calcext:value-type="float">
            <text:p>3,94E-006</text:p>
          </table:table-cell>
          <table:table-cell table:style-name="ce12" office:value-type="float" office:value="0.00049923" calcext:value-type="float">
            <text:p>4,99E-004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3" office:value-type="string" calcext:value-type="string">
            <text:p>---</text:p>
          </table:table-cell>
          <table:table-cell table:style-name="ce6" office:value-type="string" calcext:value-type="string">
            <text:p>|&amp;\verb|</text:p>
          </table:table-cell>
          <table:table-cell office:value-type="float" office:value="2.0297" calcext:value-type="float">
            <text:p>2.03E+00</text:p>
          </table:table-cell>
          <table:table-cell office:value-type="string" calcext:value-type="string">
            <text:p>|&amp;\verb|</text:p>
          </table:table-cell>
          <table:table-cell office:value-type="float" office:value="0.20573" calcext:value-type="float">
            <text:p>2.06E-01</text:p>
          </table:table-cell>
          <table:table-cell table:style-name="ce6" table:formula="of:=[.O42]/[.Q42]" office:value-type="float" office:value="9.86584358139309" calcext:value-type="float">
            <text:p>(9,87)</text:p>
          </table:table-cell>
          <table:table-cell table:style-name="Default" office:value-type="string" calcext:value-type="string">
            <text:p>|&amp;\verb|</text:p>
          </table:table-cell>
          <table:table-cell office:value-type="float" office:value="0.76002" calcext:value-type="float">
            <text:p>7.60E-01</text:p>
          </table:table-cell>
          <table:table-cell office:value-type="string" calcext:value-type="string">
            <text:p>|&amp;\verb|</text:p>
          </table:table-cell>
          <table:table-cell office:value-type="float" office:value="0.047173" calcext:value-type="float">
            <text:p>4.72E-02</text:p>
          </table:table-cell>
          <table:table-cell table:style-name="ce6" table:formula="of:=[.T42]/[.V42]" office:value-type="float" office:value="16.1113348737625" calcext:value-type="float">
            <text:p>(16,11)</text:p>
          </table:table-cell>
          <table:table-cell table:style-name="ce6" office:value-type="string" calcext:value-type="string">
            <text:p>|\\</text:p>
          </table:table-cell>
          <table:table-cell table:style-name="ce12" office:value-type="float" office:value="0.0000022077" calcext:value-type="float">
            <text:p>2,21E-006</text:p>
          </table:table-cell>
          <table:table-cell table:style-name="ce12" office:value-type="float" office:value="0.00015989" calcext:value-type="float">
            <text:p>1,60E-004</text:p>
          </table:table-cell>
          <table:table-cell table:style-name="ce12"/>
        </table:table-row>
        <table:table-row table:style-name="ro1" table:number-rows-repeated="23">
          <table:table-cell table:number-columns-repeated="15"/>
          <table:table-cell table:style-name="ce12"/>
          <table:table-cell table:number-columns-repeated="8"/>
          <table:table-cell table:style-name="ce12"/>
          <table:table-cell/>
          <table:table-cell table:style-name="ce12"/>
        </table:table-row>
        <table:table-row table:style-name="ro1" table:number-rows-repeated="1048510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Adjoint 4 2" table:style-name="ta1"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number-columns-repeated="3" table:default-cell-style-name="Default"/>
        <table:table-column table:style-name="co35" table:number-columns-repeated="3" table:default-cell-style-name="Default"/>
        <table:table-column table:style-name="co21" table:number-columns-repeated="2" table:default-cell-style-name="ce6"/>
        <table:table-column table:style-name="co21" table:number-columns-repeated="3" table:default-cell-style-name="Default"/>
        <table:table-column table:style-name="co21" table:default-cell-style-name="ce6"/>
        <table:table-column table:style-name="co26" table:default-cell-style-name="ce6"/>
        <table:table-column table:style-name="co26" table:default-cell-style-name="Default"/>
        <table:table-column table:style-name="co21" table:default-cell-style-name="Default"/>
        <table:table-row table:style-name="ro1">
          <table:table-cell table:number-columns-repeated="14"/>
          <table:table-cell table:style-name="ce12" office:value-type="string" calcext:value-type="string">
            <text:p>M=4</text:p>
          </table:table-cell>
          <table:table-cell table:style-name="ce12"/>
          <table:table-cell table:style-name="ce12" office:value-type="string" calcext:value-type="string">
            <text:p>M=4</text:p>
          </table:table-cell>
          <table:table-cell table:number-columns-repeated="2"/>
          <table:table-cell office:value-type="string" calcext:value-type="string">
            <text:p>M=2</text:p>
          </table:table-cell>
          <table:table-cell/>
          <table:table-cell office:value-type="string" calcext:value-type="string">
            <text:p>M=2</text:p>
          </table:table-cell>
          <table:table-cell table:number-columns-repeated="2"/>
          <table:table-cell table:style-name="ce12" office:value-type="string" calcext:value-type="string">
            <text:p>M=4</text:p>
          </table:table-cell>
          <table:table-cell office:value-type="string" calcext:value-type="string">
            <text:p>M=2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CUNDFT</text:p>
          </table:table-cell>
          <table:table-cell/>
          <table:table-cell table:style-name="ce12" office:value-type="string" calcext:value-type="string">
            <text:p>NFFT median</text:p>
          </table:table-cell>
          <table:table-cell table:style-name="ce12"/>
          <table:table-cell table:style-name="ce12" office:value-type="string" calcext:value-type="string">
            <text:p>CUNFFT</text:p>
          </table:table-cell>
          <table:table-cell office:value-type="string" calcext:value-type="string">
            <text:p>pF</text:p>
          </table:table-cell>
          <table:table-cell/>
          <table:table-cell office:value-type="string" calcext:value-type="string">
            <text:p>NFFT median</text:p>
          </table:table-cell>
          <table:table-cell/>
          <table:table-cell office:value-type="string" calcext:value-type="string">
            <text:p>CUNFFT</text:p>
          </table:table-cell>
          <table:table-cell table:number-columns-repeated="2"/>
          <table:table-cell table:style-name="ce12" office:value-type="string" calcext:value-type="string">
            <text:p>Error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43469" calcext:value-type="float">
            <text:p>4.35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08883" calcext:value-type="float">
            <text:p>8.88E-0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3006" calcext:value-type="float">
            <text:p>1.30E-04</text:p>
          </table:table-cell>
          <table:table-cell table:formula="of:=[.O3]/[.Q3]" office:value-type="float" office:value="0.0682992465016146" calcext:value-type="float">
            <text:p>(0,07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086775" calcext:value-type="float">
            <text:p>8.68E-0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145" calcext:value-type="float">
            <text:p>1.15E-04</text:p>
          </table:table-cell>
          <table:table-cell table:formula="of:=[.T3]/[.V3]" office:value-type="float" office:value="0.0757860262008734" calcext:value-type="float">
            <text:p>(0,08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11269" calcext:value-type="float">
            <text:p>1,13E-006</text:p>
          </table:table-cell>
          <table:table-cell table:style-name="ce12" office:value-type="float" office:value="0.00008205" calcext:value-type="float">
            <text:p>8,21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66019" calcext:value-type="float">
            <text:p>6.60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12251" calcext:value-type="float">
            <text:p>1.23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4707" calcext:value-type="float">
            <text:p>1.47E-04</text:p>
          </table:table-cell>
          <table:table-cell table:formula="of:=[.O4]/[.Q4]" office:value-type="float" office:value="0.0833004691643435" calcext:value-type="float">
            <text:p>(0,08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11859" calcext:value-type="float">
            <text:p>1.19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2899" calcext:value-type="float">
            <text:p>1.29E-04</text:p>
          </table:table-cell>
          <table:table-cell table:formula="of:=[.T4]/[.V4]" office:value-type="float" office:value="0.0919373594852314" calcext:value-type="float">
            <text:p>(0,0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57141" calcext:value-type="float">
            <text:p>5,71E-007</text:p>
          </table:table-cell>
          <table:table-cell table:style-name="ce12" office:value-type="float" office:value="0.00006409" calcext:value-type="float">
            <text:p>6,41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0907" calcext:value-type="float">
            <text:p>1.09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1896" calcext:value-type="float">
            <text:p>1.90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5646" calcext:value-type="float">
            <text:p>1.56E-04</text:p>
          </table:table-cell>
          <table:table-cell table:formula="of:=[.O5]/[.Q5]" office:value-type="float" office:value="0.121181132557842" calcext:value-type="float">
            <text:p>(0,12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21507" calcext:value-type="float">
            <text:p>2.15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3846" calcext:value-type="float">
            <text:p>1.38E-04</text:p>
          </table:table-cell>
          <table:table-cell table:formula="of:=[.T5]/[.V5]" office:value-type="float" office:value="0.15533005922288" calcext:value-type="float">
            <text:p>(0,16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59702" calcext:value-type="float">
            <text:p>5,97E-007</text:p>
          </table:table-cell>
          <table:table-cell table:style-name="ce12" office:value-type="float" office:value="0.000067985" calcext:value-type="float">
            <text:p>6,80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0938" calcext:value-type="float">
            <text:p>2.09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32428" calcext:value-type="float">
            <text:p>3.24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7522" calcext:value-type="float">
            <text:p>1.75E-04</text:p>
          </table:table-cell>
          <table:table-cell table:formula="of:=[.O6]/[.Q6]" office:value-type="float" office:value="0.185070197466043" calcext:value-type="float">
            <text:p>(0,19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2965" calcext:value-type="float">
            <text:p>2.97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4397" calcext:value-type="float">
            <text:p>1.44E-04</text:p>
          </table:table-cell>
          <table:table-cell table:formula="of:=[.T6]/[.V6]" office:value-type="float" office:value="0.20594568312843" calcext:value-type="float">
            <text:p>(0,21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0902" calcext:value-type="float">
            <text:p>4,09E-007</text:p>
          </table:table-cell>
          <table:table-cell table:style-name="ce12" office:value-type="float" office:value="0.000050665" calcext:value-type="float">
            <text:p>5,07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5137" calcext:value-type="float">
            <text:p>5.51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57604" calcext:value-type="float">
            <text:p>5.76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7277" calcext:value-type="float">
            <text:p>1.73E-04</text:p>
          </table:table-cell>
          <table:table-cell table:formula="of:=[.O7]/[.Q7]" office:value-type="float" office:value="0.333414365920009" calcext:value-type="float">
            <text:p>(0,33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55607" calcext:value-type="float">
            <text:p>5.56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4878" calcext:value-type="float">
            <text:p>1.49E-04</text:p>
          </table:table-cell>
          <table:table-cell table:formula="of:=[.T7]/[.V7]" office:value-type="float" office:value="0.373753192633418" calcext:value-type="float">
            <text:p>(0,37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7101" calcext:value-type="float">
            <text:p>4,71E-007</text:p>
          </table:table-cell>
          <table:table-cell table:style-name="ce12" office:value-type="float" office:value="0.000059175" calcext:value-type="float">
            <text:p>5,92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0928" calcext:value-type="float">
            <text:p>1.09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0648" calcext:value-type="float">
            <text:p>1.06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0107" calcext:value-type="float">
            <text:p>2.01E-04</text:p>
          </table:table-cell>
          <table:table-cell table:formula="of:=[.O8]/[.Q8]" office:value-type="float" office:value="0.529566817526235" calcext:value-type="float">
            <text:p>(0,53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98654" calcext:value-type="float">
            <text:p>9.87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6362" calcext:value-type="float">
            <text:p>1.64E-04</text:p>
          </table:table-cell>
          <table:table-cell table:formula="of:=[.T8]/[.V8]" office:value-type="float" office:value="0.60294585014057" calcext:value-type="float">
            <text:p>(0,60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431" calcext:value-type="float">
            <text:p>4,43E-007</text:p>
          </table:table-cell>
          <table:table-cell table:style-name="ce12" office:value-type="float" office:value="0.000055493" calcext:value-type="float">
            <text:p>5,55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1418" calcext:value-type="float">
            <text:p>2.14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0739" calcext:value-type="float">
            <text:p>2.07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5733" calcext:value-type="float">
            <text:p>2.57E-04</text:p>
          </table:table-cell>
          <table:table-cell table:formula="of:=[.O9]/[.Q9]" office:value-type="float" office:value="0.805930128628609" calcext:value-type="float">
            <text:p>(0,8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19368" calcext:value-type="float">
            <text:p>1.94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0318" calcext:value-type="float">
            <text:p>2.03E-04</text:p>
          </table:table-cell>
          <table:table-cell table:formula="of:=[.T9]/[.V9]" office:value-type="float" office:value="0.953243429471405" calcext:value-type="float">
            <text:p>(0,95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5607" calcext:value-type="float">
            <text:p>4,56E-007</text:p>
          </table:table-cell>
          <table:table-cell table:style-name="ce12" office:value-type="float" office:value="0.000057399" calcext:value-type="float">
            <text:p>5,74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84332" calcext:value-type="float">
            <text:p>8.43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43544" calcext:value-type="float">
            <text:p>4.35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2171" calcext:value-type="float">
            <text:p>3.22E-04</text:p>
          </table:table-cell>
          <table:table-cell table:formula="of:=[.O10]/[.Q10]" office:value-type="float" office:value="1.35351714276833" calcext:value-type="float">
            <text:p>(1,35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41202" calcext:value-type="float">
            <text:p>4.12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24216" calcext:value-type="float">
            <text:p>2.42E-04</text:p>
          </table:table-cell>
          <table:table-cell table:formula="of:=[.T10]/[.V10]" office:value-type="float" office:value="1.70143706640238" calcext:value-type="float">
            <text:p>(1,70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7205" calcext:value-type="float">
            <text:p>4,72E-007</text:p>
          </table:table-cell>
          <table:table-cell table:style-name="ce12" office:value-type="float" office:value="0.000059229" calcext:value-type="float">
            <text:p>5,92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5231" calcext:value-type="float">
            <text:p>2.52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3266" calcext:value-type="float">
            <text:p>2.33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1603" calcext:value-type="float">
            <text:p>5.16E-04</text:p>
          </table:table-cell>
          <table:table-cell table:formula="of:=[.O11]/[.Q11]" office:value-type="float" office:value="4.50865259771719" calcext:value-type="float">
            <text:p>(4,5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82109" calcext:value-type="float">
            <text:p>8.21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3203" calcext:value-type="float">
            <text:p>3.32E-04</text:p>
          </table:table-cell>
          <table:table-cell table:formula="of:=[.T11]/[.V11]" office:value-type="float" office:value="2.47293919224166" calcext:value-type="float">
            <text:p>(2,47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053" calcext:value-type="float">
            <text:p>4,61E-007</text:p>
          </table:table-cell>
          <table:table-cell table:style-name="ce12" office:value-type="float" office:value="0.000057818" calcext:value-type="float">
            <text:p>5,78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83932" calcext:value-type="float">
            <text:p>8.39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263" calcext:value-type="float">
            <text:p>2.23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64107" calcext:value-type="float">
            <text:p>6.41E-04</text:p>
          </table:table-cell>
          <table:table-cell table:formula="of:=[.O12]/[.Q12]" office:value-type="float" office:value="3.47278768309233" calcext:value-type="float">
            <text:p>(3,47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17942" calcext:value-type="float">
            <text:p>1.79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43603" calcext:value-type="float">
            <text:p>4.36E-04</text:p>
          </table:table-cell>
          <table:table-cell table:formula="of:=[.T12]/[.V12]" office:value-type="float" office:value="4.11485448248974" calcext:value-type="float">
            <text:p>(4,11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5519" calcext:value-type="float">
            <text:p>4,55E-007</text:p>
          </table:table-cell>
          <table:table-cell table:style-name="ce12" office:value-type="float" office:value="0.00005703" calcext:value-type="float">
            <text:p>5,70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3528" calcext:value-type="float">
            <text:p>3.35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39175" calcext:value-type="float">
            <text:p>3.92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97642" calcext:value-type="float">
            <text:p>9.76E-04</text:p>
          </table:table-cell>
          <table:table-cell table:formula="of:=[.O13]/[.Q13]" office:value-type="float" office:value="4.01210544642674" calcext:value-type="float">
            <text:p>(4,0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36452" calcext:value-type="float">
            <text:p>3.65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66939" calcext:value-type="float">
            <text:p>6.69E-04</text:p>
          </table:table-cell>
          <table:table-cell table:formula="of:=[.T13]/[.V13]" office:value-type="float" office:value="5.4455549082" calcext:value-type="float">
            <text:p>(5,45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601" calcext:value-type="float">
            <text:p>4,66E-007</text:p>
          </table:table-cell>
          <table:table-cell table:style-name="ce12" office:value-type="float" office:value="0.000058475" calcext:value-type="float">
            <text:p>5,85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2735" calcext:value-type="float">
            <text:p>1.27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80736" calcext:value-type="float">
            <text:p>8.07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357" calcext:value-type="float">
            <text:p>2.24E-03</text:p>
          </table:table-cell>
          <table:table-cell table:formula="of:=[.O14]/[.Q14]" office:value-type="float" office:value="3.61121796305408" calcext:value-type="float">
            <text:p>(3,6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74575" calcext:value-type="float">
            <text:p>7.46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4692" calcext:value-type="float">
            <text:p>1.47E-03</text:p>
          </table:table-cell>
          <table:table-cell table:formula="of:=[.T14]/[.V14]" office:value-type="float" office:value="5.07589164170977" calcext:value-type="float">
            <text:p>(5,08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636" calcext:value-type="float">
            <text:p>4,66E-007</text:p>
          </table:table-cell>
          <table:table-cell table:style-name="ce12" office:value-type="float" office:value="0.000058523" calcext:value-type="float">
            <text:p>5,85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4.9604" calcext:value-type="float">
            <text:p>4.96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6142" calcext:value-type="float">
            <text:p>1.6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48013" calcext:value-type="float">
            <text:p>4.80E-03</text:p>
          </table:table-cell>
          <table:table-cell table:formula="of:=[.O15]/[.Q15]" office:value-type="float" office:value="3.3620061233416" calcext:value-type="float">
            <text:p>(3,36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15106" calcext:value-type="float">
            <text:p>1.5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30949" calcext:value-type="float">
            <text:p>3.09E-03</text:p>
          </table:table-cell>
          <table:table-cell table:formula="of:=[.T15]/[.V15]" office:value-type="float" office:value="4.88093314808233" calcext:value-type="float">
            <text:p>(4,88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827" calcext:value-type="float">
            <text:p>4,68E-007</text:p>
          </table:table-cell>
          <table:table-cell table:style-name="ce12" office:value-type="float" office:value="0.00005874" calcext:value-type="float">
            <text:p>5,87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9.851" calcext:value-type="float">
            <text:p>1.99E+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3437" calcext:value-type="float">
            <text:p>3.44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99779" calcext:value-type="float">
            <text:p>9.98E-03</text:p>
          </table:table-cell>
          <table:table-cell table:formula="of:=[.O16]/[.Q16]" office:value-type="float" office:value="3.44461259383237" calcext:value-type="float">
            <text:p>(3,44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32161" calcext:value-type="float">
            <text:p>3.22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63595" calcext:value-type="float">
            <text:p>6.36E-03</text:p>
          </table:table-cell>
          <table:table-cell table:formula="of:=[.T16]/[.V16]" office:value-type="float" office:value="5.0571585816495" calcext:value-type="float">
            <text:p>(5,06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497" calcext:value-type="float">
            <text:p>4,65E-007</text:p>
          </table:table-cell>
          <table:table-cell table:style-name="ce12" office:value-type="float" office:value="0.000058359" calcext:value-type="float">
            <text:p>5,84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78.877" calcext:value-type="float">
            <text:p>7.89E+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75868" calcext:value-type="float">
            <text:p>7.59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0461" calcext:value-type="float">
            <text:p>2.05E-02</text:p>
          </table:table-cell>
          <table:table-cell table:formula="of:=[.O17]/[.Q17]" office:value-type="float" office:value="3.70793216362837" calcext:value-type="float">
            <text:p>(3,7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71981" calcext:value-type="float">
            <text:p>7.20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3023" calcext:value-type="float">
            <text:p>1.30E-02</text:p>
          </table:table-cell>
          <table:table-cell table:formula="of:=[.T17]/[.V17]" office:value-type="float" office:value="5.52722107041388" calcext:value-type="float">
            <text:p>(5,53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018" calcext:value-type="float">
            <text:p>4,60E-007</text:p>
          </table:table-cell>
          <table:table-cell table:style-name="ce12" office:value-type="float" office:value="0.000057718" calcext:value-type="float">
            <text:p>5,77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8721" calcext:value-type="float">
            <text:p>1.87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41408" calcext:value-type="float">
            <text:p>4.14E-02</text:p>
          </table:table-cell>
          <table:table-cell table:formula="of:=[.O18]/[.Q18]" office:value-type="float" office:value="4.5211070324575" calcext:value-type="float">
            <text:p>(4,52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1828" calcext:value-type="float">
            <text:p>1.83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6325" calcext:value-type="float">
            <text:p>2.63E-02</text:p>
          </table:table-cell>
          <table:table-cell table:formula="of:=[.T18]/[.V18]" office:value-type="float" office:value="6.94396961063628" calcext:value-type="float">
            <text:p>(6,94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272" calcext:value-type="float">
            <text:p>4,63E-007</text:p>
          </table:table-cell>
          <table:table-cell table:style-name="ce12" office:value-type="float" office:value="0.000058045" calcext:value-type="float">
            <text:p>5,80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4051" calcext:value-type="float">
            <text:p>4.05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837" calcext:value-type="float">
            <text:p>8.37E-02</text:p>
          </table:table-cell>
          <table:table-cell table:formula="of:=[.O19]/[.Q19]" office:value-type="float" office:value="4.83990442054958" calcext:value-type="float">
            <text:p>(4,84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38109" calcext:value-type="float">
            <text:p>3.81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53307" calcext:value-type="float">
            <text:p>5.33E-02</text:p>
          </table:table-cell>
          <table:table-cell table:formula="of:=[.T19]/[.V19]" office:value-type="float" office:value="7.14896730260566" calcext:value-type="float">
            <text:p>(7,15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251" calcext:value-type="float">
            <text:p>4,63E-007</text:p>
          </table:table-cell>
          <table:table-cell table:style-name="ce12" office:value-type="float" office:value="0.000058018" calcext:value-type="float">
            <text:p>5,80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85088" calcext:value-type="float">
            <text:p>8.51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6882" calcext:value-type="float">
            <text:p>1.69E-01</text:p>
          </table:table-cell>
          <table:table-cell table:formula="of:=[.O20]/[.Q20]" office:value-type="float" office:value="5.04016111835091" calcext:value-type="float">
            <text:p>(5,04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82053" calcext:value-type="float">
            <text:p>8.21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0783" calcext:value-type="float">
            <text:p>1.08E-01</text:p>
          </table:table-cell>
          <table:table-cell table:formula="of:=[.T20]/[.V20]" office:value-type="float" office:value="7.60947788185106" calcext:value-type="float">
            <text:p>(7,61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256" calcext:value-type="float">
            <text:p>4,63E-007</text:p>
          </table:table-cell>
          <table:table-cell table:style-name="ce12" office:value-type="float" office:value="0.00005803" calcext:value-type="float">
            <text:p>5,80E-005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verb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7379" calcext:value-type="float">
            <text:p>1.74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3852" calcext:value-type="float">
            <text:p>3.39E-01</text:p>
          </table:table-cell>
          <table:table-cell table:formula="of:=[.O21]/[.Q21]" office:value-type="float" office:value="5.13381779510812" calcext:value-type="float">
            <text:p>(5,13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1.7255" calcext:value-type="float">
            <text:p>1.73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21628" calcext:value-type="float">
            <text:p>2.16E-01</text:p>
          </table:table-cell>
          <table:table-cell table:formula="of:=[.T21]/[.V21]" office:value-type="float" office:value="7.97808396523026" calcext:value-type="float">
            <text:p>(7,98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46307" calcext:value-type="float">
            <text:p>4,63E-007</text:p>
          </table:table-cell>
          <table:table-cell table:style-name="ce12" office:value-type="float" office:value="0.000058099" calcext:value-type="float">
            <text:p>5,81E-005</text:p>
          </table:table-cell>
        </table:table-row>
        <table:table-row table:style-name="ro1">
          <table:table-cell table:number-columns-repeated="14"/>
          <table:table-cell table:style-name="ce2"/>
          <table:table-cell/>
          <table:table-cell table:style-name="ce2"/>
          <table:table-cell/>
          <table:table-cell table:style-name="Default"/>
          <table:table-cell table:style-name="ce2"/>
          <table:table-cell/>
          <table:table-cell table:style-name="ce2"/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205" calcext:value-type="float">
            <text:p>1.21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051759" calcext:value-type="float">
            <text:p>5.18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6735" calcext:value-type="float">
            <text:p>6.74E-04</text:p>
          </table:table-cell>
          <table:table-cell table:formula="of:=[.O23]/[.Q23]" office:value-type="float" office:value="0.0768507795100223" calcext:value-type="float">
            <text:p>(0,08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036353" calcext:value-type="float">
            <text:p>3.64E-0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3664" calcext:value-type="float">
            <text:p>3.37E-04</text:p>
          </table:table-cell>
          <table:table-cell table:formula="of:=[.T23]/[.V23]" office:value-type="float" office:value="0.107987761406844" calcext:value-type="float">
            <text:p>(0,11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3651" calcext:value-type="float">
            <text:p>9,37E-007</text:p>
          </table:table-cell>
          <table:table-cell table:style-name="ce12" office:value-type="float" office:value="0.00011706" calcext:value-type="float">
            <text:p>1,17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7233" calcext:value-type="float">
            <text:p>5.72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16501" calcext:value-type="float">
            <text:p>1.65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76835" calcext:value-type="float">
            <text:p>7.68E-04</text:p>
          </table:table-cell>
          <table:table-cell table:formula="of:=[.O24]/[.Q24]" office:value-type="float" office:value="0.214758898939285" calcext:value-type="float">
            <text:p>(0,21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11427" calcext:value-type="float">
            <text:p>1.14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38032" calcext:value-type="float">
            <text:p>3.80E-04</text:p>
          </table:table-cell>
          <table:table-cell table:formula="of:=[.T24]/[.V24]" office:value-type="float" office:value="0.300457509465713" calcext:value-type="float">
            <text:p>(0,30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1378" calcext:value-type="float">
            <text:p>9,14E-007</text:p>
          </table:table-cell>
          <table:table-cell table:style-name="ce12" office:value-type="float" office:value="0.00011388" calcext:value-type="float">
            <text:p>1,14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106" calcext:value-type="float">
            <text:p>2.21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6346" calcext:value-type="float">
            <text:p>6.35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2609" calcext:value-type="float">
            <text:p>1.26E-03</text:p>
          </table:table-cell>
          <table:table-cell table:formula="of:=[.O25]/[.Q25]" office:value-type="float" office:value="0.503291299865176" calcext:value-type="float">
            <text:p>(0,50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453" calcext:value-type="float">
            <text:p>4.53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057414" calcext:value-type="float">
            <text:p>5.74E-04</text:p>
          </table:table-cell>
          <table:table-cell table:formula="of:=[.T25]/[.V25]" office:value-type="float" office:value="0.789006165743547" calcext:value-type="float">
            <text:p>(0,7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1996" calcext:value-type="float">
            <text:p>9,20E-007</text:p>
          </table:table-cell>
          <table:table-cell table:style-name="ce12" office:value-type="float" office:value="0.00011545" calcext:value-type="float">
            <text:p>1,15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5748" calcext:value-type="float">
            <text:p>2.57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7471" calcext:value-type="float">
            <text:p>2.75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7692" calcext:value-type="float">
            <text:p>2.77E-03</text:p>
          </table:table-cell>
          <table:table-cell table:formula="of:=[.O26]/[.Q26]" office:value-type="float" office:value="0.99201935577062" calcext:value-type="float">
            <text:p>(0,99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19678" calcext:value-type="float">
            <text:p>1.97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1827" calcext:value-type="float">
            <text:p>1.18E-03</text:p>
          </table:table-cell>
          <table:table-cell table:formula="of:=[.T26]/[.V26]" office:value-type="float" office:value="1.66382007271497" calcext:value-type="float">
            <text:p>(1,66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229" calcext:value-type="float">
            <text:p>9,23E-007</text:p>
          </table:table-cell>
          <table:table-cell table:style-name="ce12" office:value-type="float" office:value="0.00011575" calcext:value-type="float">
            <text:p>1,16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4139" calcext:value-type="float">
            <text:p>3.41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2149" calcext:value-type="float">
            <text:p>1.2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78217" calcext:value-type="float">
            <text:p>7.82E-03</text:p>
          </table:table-cell>
          <table:table-cell table:formula="of:=[.O27]/[.Q27]" office:value-type="float" office:value="1.55324290115959" calcext:value-type="float">
            <text:p>(1,55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81804" calcext:value-type="float">
            <text:p>8.18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32874" calcext:value-type="float">
            <text:p>3.29E-03</text:p>
          </table:table-cell>
          <table:table-cell table:formula="of:=[.T27]/[.V27]" office:value-type="float" office:value="2.48841029384924" calcext:value-type="float">
            <text:p>(2,4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1971" calcext:value-type="float">
            <text:p>9,20E-007</text:p>
          </table:table-cell>
          <table:table-cell table:style-name="ce12" office:value-type="float" office:value="0.00011535" calcext:value-type="float">
            <text:p>1,15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5.05" calcext:value-type="float">
            <text:p>5.05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50143" calcext:value-type="float">
            <text:p>5.0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36537" calcext:value-type="float">
            <text:p>3.65E-02</text:p>
          </table:table-cell>
          <table:table-cell table:formula="of:=[.O28]/[.Q28]" office:value-type="float" office:value="1.3723896324274" calcext:value-type="float">
            <text:p>(1,37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35624" calcext:value-type="float">
            <text:p>3.56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4894" calcext:value-type="float">
            <text:p>1.49E-02</text:p>
          </table:table-cell>
          <table:table-cell table:formula="of:=[.T28]/[.V28]" office:value-type="float" office:value="2.39183563851215" calcext:value-type="float">
            <text:p>(2,3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2492" calcext:value-type="float">
            <text:p>9,25E-007</text:p>
          </table:table-cell>
          <table:table-cell table:style-name="ce12" office:value-type="float" office:value="0.00011601" calcext:value-type="float">
            <text:p>1,16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80.349" calcext:value-type="float">
            <text:p>8.03E+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2743" calcext:value-type="float">
            <text:p>3.27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518" calcext:value-type="float">
            <text:p>1.52E-01</text:p>
          </table:table-cell>
          <table:table-cell table:formula="of:=[.O29]/[.Q29]" office:value-type="float" office:value="2.15698287220026" calcext:value-type="float">
            <text:p>(2,16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19867" calcext:value-type="float">
            <text:p>1.99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60655" calcext:value-type="float">
            <text:p>6.07E-02</text:p>
          </table:table-cell>
          <table:table-cell table:formula="of:=[.T29]/[.V29]" office:value-type="float" office:value="3.27541010633913" calcext:value-type="float">
            <text:p>(3,28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2207" calcext:value-type="float">
            <text:p>9,22E-007</text:p>
          </table:table-cell>
          <table:table-cell table:style-name="ce12" office:value-type="float" office:value="0.00011565" calcext:value-type="float">
            <text:p>1,16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\verb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&amp;\verb|</text:p>
          </table:table-cell>
          <table:table-cell table:style-name="ce2" office:value-type="string" calcext:value-type="string">
            <text:p>*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6106" calcext:value-type="float">
            <text:p>1.61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61565" calcext:value-type="float">
            <text:p>6.16E-01</text:p>
          </table:table-cell>
          <table:table-cell table:formula="of:=[.O30]/[.Q30]" office:value-type="float" office:value="2.61609680825144" calcext:value-type="float">
            <text:p>(2,62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93386" calcext:value-type="float">
            <text:p>9.34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24608" calcext:value-type="float">
            <text:p>2.46E-01</text:p>
          </table:table-cell>
          <table:table-cell table:formula="of:=[.T30]/[.V30]" office:value-type="float" office:value="3.79494473342003" calcext:value-type="float">
            <text:p>(3,7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092462" calcext:value-type="float">
            <text:p>9,25E-007</text:p>
          </table:table-cell>
          <table:table-cell table:style-name="ce12" office:value-type="float" office:value="0.00011599" calcext:value-type="float">
            <text:p>1,16E-004</text:p>
          </table:table-cell>
        </table:table-row>
        <table:table-row table:style-name="ro1">
          <table:table-cell table:number-columns-repeated="14"/>
          <table:table-cell table:style-name="ce2"/>
          <table:table-cell/>
          <table:table-cell table:style-name="ce2"/>
          <table:table-cell/>
          <table:table-cell table:style-name="Default"/>
          <table:table-cell table:style-name="ce2"/>
          <table:table-cell/>
          <table:table-cell table:style-name="ce2"/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2282" calcext:value-type="float">
            <text:p>1.23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22937" calcext:value-type="float">
            <text:p>2.29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62539" calcext:value-type="float">
            <text:p>6.25E-03</text:p>
          </table:table-cell>
          <table:table-cell table:formula="of:=[.O32]/[.Q32]" office:value-type="float" office:value="0.366763139800764" calcext:value-type="float">
            <text:p>(0,37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076746" calcext:value-type="float">
            <text:p>7.67E-04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15259" calcext:value-type="float">
            <text:p>1.53E-03</text:p>
          </table:table-cell>
          <table:table-cell table:formula="of:=[.T32]/[.V32]" office:value-type="float" office:value="0.502955632741333" calcext:value-type="float">
            <text:p>(0,50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14228" calcext:value-type="float">
            <text:p>1,42E-006</text:p>
          </table:table-cell>
          <table:table-cell table:style-name="ce12" office:value-type="float" office:value="0.00017874" calcext:value-type="float">
            <text:p>1,79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711" calcext:value-type="float">
            <text:p>2.71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20941" calcext:value-type="float">
            <text:p>2.09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19617" calcext:value-type="float">
            <text:p>1.96E-02</text:p>
          </table:table-cell>
          <table:table-cell table:formula="of:=[.O33]/[.Q33]" office:value-type="float" office:value="1.06749248101137" calcext:value-type="float">
            <text:p>(1,07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061518" calcext:value-type="float">
            <text:p>6.15E-03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045729" calcext:value-type="float">
            <text:p>4.57E-03</text:p>
          </table:table-cell>
          <table:table-cell table:formula="of:=[.T33]/[.V33]" office:value-type="float" office:value="1.34527324017582" calcext:value-type="float">
            <text:p>(1,35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13686" calcext:value-type="float">
            <text:p>1,37E-006</text:p>
          </table:table-cell>
          <table:table-cell table:style-name="ce12" office:value-type="float" office:value="0.00017169" calcext:value-type="float">
            <text:p>1,72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3564" calcext:value-type="float">
            <text:p>1.36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5549" calcext:value-type="float">
            <text:p>1.55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17231" calcext:value-type="float">
            <text:p>1.72E-01</text:p>
          </table:table-cell>
          <table:table-cell table:formula="of:=[.O34]/[.Q34]" office:value-type="float" office:value="0.902385235912019" calcext:value-type="float">
            <text:p>(0,90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054426" calcext:value-type="float">
            <text:p>5.44E-02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039223" calcext:value-type="float">
            <text:p>3.92E-02</text:p>
          </table:table-cell>
          <table:table-cell table:formula="of:=[.T34]/[.V34]" office:value-type="float" office:value="1.3876042118145" calcext:value-type="float">
            <text:p>(1,39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13877" calcext:value-type="float">
            <text:p>1,39E-006</text:p>
          </table:table-cell>
          <table:table-cell table:style-name="ce12" office:value-type="float" office:value="0.00017408" calcext:value-type="float">
            <text:p>1,74E-00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\verb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84.002" calcext:value-type="float">
            <text:p>8.40E+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2.6302" calcext:value-type="float">
            <text:p>2.63E+00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1.4612" calcext:value-type="float">
            <text:p>1.46E+00</text:p>
          </table:table-cell>
          <table:table-cell table:formula="of:=[.O35]/[.Q35]" office:value-type="float" office:value="1.80002737476047" calcext:value-type="float">
            <text:p>(1,80)</text:p>
          </table:table-cell>
          <table:table-cell table:style-name="Default" office:value-type="string" calcext:value-type="string">
            <text:p>|&amp;\verb|</text:p>
          </table:table-cell>
          <table:table-cell table:style-name="ce2" office:value-type="float" office:value="0.88727" calcext:value-type="float">
            <text:p>8.87E-01</text:p>
          </table:table-cell>
          <table:table-cell office:value-type="string" calcext:value-type="string">
            <text:p>|&amp;\verb|</text:p>
          </table:table-cell>
          <table:table-cell table:style-name="ce2" office:value-type="float" office:value="0.32802" calcext:value-type="float">
            <text:p>3.28E-01</text:p>
          </table:table-cell>
          <table:table-cell table:formula="of:=[.T35]/[.V35]" office:value-type="float" office:value="2.70492652887019" calcext:value-type="float">
            <text:p>(2,70)</text:p>
          </table:table-cell>
          <table:table-cell office:value-type="string" calcext:value-type="string">
            <text:p>|\\</text:p>
          </table:table-cell>
          <table:table-cell table:style-name="ce12" office:value-type="float" office:value="0.0000013917" calcext:value-type="float">
            <text:p>1,39E-006</text:p>
          </table:table-cell>
          <table:table-cell table:style-name="ce12" office:value-type="float" office:value="0.00017461" calcext:value-type="float">
            <text:p>1,75E-004</text:p>
          </table:table-cell>
        </table:table-row>
        <table:table-row table:style-name="ro1" table:number-rows-repeated="32">
          <table:table-cell table:number-columns-repeated="14"/>
          <table:table-cell table:style-name="ce12" table:number-columns-repeated="3"/>
          <table:table-cell table:number-columns-repeated="7"/>
          <table:table-cell table:style-name="ce12"/>
          <table:table-cell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text>(</number:text>
      <number:number number:decimal-places="2" number:min-integer-digits="1"/>
      <number:text>)</number:text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scientific-number number:decimal-places="4" number:min-integer-digits="1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.00.0000</text:date>, <text:time style:data-style-name="N2" text:time-value="13:47:59.9085428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3:21:04.311366657</meta:creation-date>
    <dc:date>2015-08-28T13:49:40.472371829</dc:date>
    <meta:editing-duration>P2DT4H58M39S</meta:editing-duration>
    <meta:editing-cycles>22</meta:editing-cycles>
    <meta:generator>LibreOffice/4.2.8.2$Linux_X86_64 LibreOffice_project/420m0$Build-2</meta:generator>
    <meta:document-statistic meta:table-count="5" meta:cell-count="3991" meta:object-count="0"/>
  </office:meta>
</office:document-meta>
</file>